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3.8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3.5pt" style:use-optimal-row-height="fals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27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cionario_RAS_201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nstituci¢n</text:p>
          </table:table-cell>
          <table:table-cell office:value-type="string" table:style-name="ce1">
            <text:p>Instituto Nacional de Estad¡stica y Cens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ficador</text:p>
          </table:table-cell>
          <table:table-cell office:value-type="string" table:style-name="ce1">
            <text:p>INEC_PDA_2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cumento Referencia</text:p>
          </table:table-cell>
          <table:table-cell office:value-type="string" table:style-name="ce1">
            <text:p>INEC_DIES_RAS_2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RAS_2019.cv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scripción</text:p>
          </table:table-cell>
          <table:table-cell office:value-type="string" table:style-name="ce2">
            <text:p>La información estadística de los Recursos y Actividades de Salud (RAS) 2019, está <text:s/>constituida de 4.148 registros, que corresponde a <text:s/>las actividades desarrolladas por los establecimientos de salud públicos y privados a nivel nacional.</text:p>
            <text:p>Contiene la información recopilada a través de 1.915 variables contenidas en el formulario electrónico del Registro de Recursos y Actividades de Salud, el cual es llenado por el personal a cargo de cada establecimiento de salu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bre del campo</text:p>
          </table:table-cell>
          <table:table-cell office:value-type="string" table:style-name="ce1">
            <text:p>Descripci¢n del camp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uencia</text:p>
          </table:table-cell>
          <table:table-cell office:value-type="string" table:style-name="ce1">
            <text:p>Identificador de secuencia que identifica al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_ubi</text:p>
          </table:table-cell>
          <table:table-cell office:value-type="string" table:style-name="ce1">
            <text:p>Provincia ubicaci¢n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t_ubi</text:p>
          </table:table-cell>
          <table:table-cell office:value-type="string" table:style-name="ce1">
            <text:p>Cant¢n ubicaci¢n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r_ubi</text:p>
          </table:table-cell>
          <table:table-cell office:value-type="string" table:style-name="ce1">
            <text:p>Parroquia ubicaci¢n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e</text:p>
          </table:table-cell>
          <table:table-cell office:value-type="string" table:style-name="ce1">
            <text:p>Clase de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dad</text:p>
          </table:table-cell>
          <table:table-cell office:value-type="string" table:style-name="ce1">
            <text:p>Entidad a la que pertenece el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Tipo de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tor</text:p>
          </table:table-cell>
          <table:table-cell office:value-type="string" table:style-name="ce1">
            <text:p>Sector a la que pertenece el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a</text:p>
          </table:table-cell>
          <table:table-cell office:value-type="string" table:style-name="ce1">
            <text:p>µrea a la que pertenece el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Region a la que pertenece el 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1">
            <text:p>BLOQUE(1)K1:Total M‚d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1">
            <text:p>BLOQUE(1)K2:Total M‚dicos Uso Inec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</text:p>
          </table:table-cell>
          <table:table-cell office:value-type="string" table:style-name="ce1">
            <text:p>BLOQUE(1)K3:Total M‚dicos Uso Inec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</text:p>
          </table:table-cell>
          <table:table-cell office:value-type="string" table:style-name="ce1">
            <text:p>BLOQUE(1)K4:Total M‚dicos Uso Inec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</text:p>
          </table:table-cell>
          <table:table-cell office:value-type="string" table:style-name="ce1">
            <text:p>BLOQUE(1)K5:Total M‚dicos Uso Inec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</text:p>
          </table:table-cell>
          <table:table-cell office:value-type="string" table:style-name="ce1">
            <text:p>BLOQUE(1)K6:M‚dicos Gene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</text:p>
          </table:table-cell>
          <table:table-cell office:value-type="string" table:style-name="ce1">
            <text:p>BLOQUE(1)K7:M‚dicos Generales 8 horas diari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</text:p>
          </table:table-cell>
          <table:table-cell office:value-type="string" table:style-name="ce1">
            <text:p>BLOQUE(1)K8:M‚dicos Gener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</text:p>
          </table:table-cell>
          <table:table-cell office:value-type="string" table:style-name="ce1">
            <text:p>BLOQUE(1)K9:M‚dicos Gener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1">
            <text:p>BLOQUE(1)K10:M‚dicos Gener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</text:p>
          </table:table-cell>
          <table:table-cell office:value-type="string" table:style-name="ce1">
            <text:p>BLOQUE(1)K11:Cirujanos Gene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</text:p>
          </table:table-cell>
          <table:table-cell office:value-type="string" table:style-name="ce1">
            <text:p>Bloque(1)K12: Cirujanos Gener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</text:p>
          </table:table-cell>
          <table:table-cell office:value-type="string" table:style-name="ce1">
            <text:p>Bloque(1)K13: Cirujanos Gener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</text:p>
          </table:table-cell>
          <table:table-cell office:value-type="string" table:style-name="ce1">
            <text:p>Bloque(1)K14: Cirujanos Gener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</text:p>
          </table:table-cell>
          <table:table-cell office:value-type="string" table:style-name="ce1">
            <text:p>Bloque(1)K15: Cirujanos Gener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</text:p>
          </table:table-cell>
          <table:table-cell office:value-type="string" table:style-name="ce1">
            <text:p>BLOQUE(1)K16:Cirujanos Pl sticos y Reconstructiv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</text:p>
          </table:table-cell>
          <table:table-cell office:value-type="string" table:style-name="ce1">
            <text:p>Bloque(1)K17: Cirujanos Pl sticos y Reconstructiv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</text:p>
          </table:table-cell>
          <table:table-cell office:value-type="string" table:style-name="ce1">
            <text:p>Bloque(1)K18: Cirujanos Pl sticos y Reconstructiv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</text:p>
          </table:table-cell>
          <table:table-cell office:value-type="string" table:style-name="ce1">
            <text:p>Bloque(1)K19: Cirujanos Pl sticos y Reconstructiv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</text:p>
          </table:table-cell>
          <table:table-cell office:value-type="string" table:style-name="ce1">
            <text:p>Bloque(1)K20: Cirujanos Pl sticos y Reconstructiv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a</text:p>
          </table:table-cell>
          <table:table-cell office:value-type="string" table:style-name="ce1">
            <text:p>BLOQUE(1)K16a:Cirujanos Cardia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a</text:p>
          </table:table-cell>
          <table:table-cell office:value-type="string" table:style-name="ce1">
            <text:p>Bloque(1)K17a: Cirujanos Cardia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a</text:p>
          </table:table-cell>
          <table:table-cell office:value-type="string" table:style-name="ce1">
            <text:p>Bloque(1)K18a: Cirujanos Cardia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a</text:p>
          </table:table-cell>
          <table:table-cell office:value-type="string" table:style-name="ce1">
            <text:p>Bloque(1)K19a: Cirujanos Cardia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a</text:p>
          </table:table-cell>
          <table:table-cell office:value-type="string" table:style-name="ce1">
            <text:p>Bloque(1)K20a: Cirujanos Cardia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b</text:p>
          </table:table-cell>
          <table:table-cell office:value-type="string" table:style-name="ce1">
            <text:p>BLOQUE(1)K16b:Cirujanos Cardiat¢x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b</text:p>
          </table:table-cell>
          <table:table-cell office:value-type="string" table:style-name="ce1">
            <text:p>Bloque(1)K17b: Cirujanos Cardiat¢x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b</text:p>
          </table:table-cell>
          <table:table-cell office:value-type="string" table:style-name="ce1">
            <text:p>Bloque(1)K18b: Cirujanos Cardiat¢x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b</text:p>
          </table:table-cell>
          <table:table-cell office:value-type="string" table:style-name="ce1">
            <text:p>Bloque(1)K19b: Cirujanos Cardiat¢x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b</text:p>
          </table:table-cell>
          <table:table-cell office:value-type="string" table:style-name="ce1">
            <text:p>Bloque(1)K20b: Cirujanos Cardiat¢x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c</text:p>
          </table:table-cell>
          <table:table-cell office:value-type="string" table:style-name="ce1">
            <text:p>BLOQUE(1)K16c:Cirujanos Cardiovascula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c</text:p>
          </table:table-cell>
          <table:table-cell office:value-type="string" table:style-name="ce1">
            <text:p>Bloque(1)K17c: Cirujanos Cardiovascular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c</text:p>
          </table:table-cell>
          <table:table-cell office:value-type="string" table:style-name="ce1">
            <text:p>Bloque(1)K18c: Cirujanos Cardiovascular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c</text:p>
          </table:table-cell>
          <table:table-cell office:value-type="string" table:style-name="ce1">
            <text:p>Bloque(1)K19c: Cirujanos Cardiovascular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c</text:p>
          </table:table-cell>
          <table:table-cell office:value-type="string" table:style-name="ce1">
            <text:p>Bloque(1)K20c: Cirujanos Cardiovascular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d</text:p>
          </table:table-cell>
          <table:table-cell office:value-type="string" table:style-name="ce1">
            <text:p>BLOQUE(1)K16d:Cirujanos de cabeza y cuell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d</text:p>
          </table:table-cell>
          <table:table-cell office:value-type="string" table:style-name="ce1">
            <text:p>Bloque(1)K17d: Cirujanos de cabeza y cuell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d</text:p>
          </table:table-cell>
          <table:table-cell office:value-type="string" table:style-name="ce1">
            <text:p>Bloque(1)K18d: Cirujanos de cabeza y cuell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d</text:p>
          </table:table-cell>
          <table:table-cell office:value-type="string" table:style-name="ce1">
            <text:p>Bloque(1)K19d: Cirujanos de cabeza y cuell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d</text:p>
          </table:table-cell>
          <table:table-cell office:value-type="string" table:style-name="ce1">
            <text:p>Bloque(1)K20d: Cirujanos de cabeza y cuell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e</text:p>
          </table:table-cell>
          <table:table-cell office:value-type="string" table:style-name="ce1">
            <text:p>BLOQUE(1)K16e:Cirujanos Pedi tr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e</text:p>
          </table:table-cell>
          <table:table-cell office:value-type="string" table:style-name="ce1">
            <text:p>Bloque(1)K17e: Cirujanos Pedi tr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e</text:p>
          </table:table-cell>
          <table:table-cell office:value-type="string" table:style-name="ce1">
            <text:p>Bloque(1)K18e: Cirujanos Pedi tr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e</text:p>
          </table:table-cell>
          <table:table-cell office:value-type="string" table:style-name="ce1">
            <text:p>Bloque(1)K19e: Cirujanos Pedi tr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e</text:p>
          </table:table-cell>
          <table:table-cell office:value-type="string" table:style-name="ce1">
            <text:p>Bloque(1)K20e: Cirujanos Pedi tr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f</text:p>
          </table:table-cell>
          <table:table-cell office:value-type="string" table:style-name="ce1">
            <text:p>BLOQUE(1)K16f:Cirujanos Tor x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f</text:p>
          </table:table-cell>
          <table:table-cell office:value-type="string" table:style-name="ce1">
            <text:p>Bloque(1)K17f: Cirujanos Tor x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f</text:p>
          </table:table-cell>
          <table:table-cell office:value-type="string" table:style-name="ce1">
            <text:p>Bloque(1)K18f: Cirujanos Tor x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f</text:p>
          </table:table-cell>
          <table:table-cell office:value-type="string" table:style-name="ce1">
            <text:p>Bloque(1)K19f: Cirujanos Tor x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f</text:p>
          </table:table-cell>
          <table:table-cell office:value-type="string" table:style-name="ce1">
            <text:p>Bloque(1)K20f: Cirujanos Tor x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d</text:p>
          </table:table-cell>
          <table:table-cell office:value-type="string" table:style-name="ce1">
            <text:p>BLOQUE(1)K191d:Cirujanos Vasculares y Endovascula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d</text:p>
          </table:table-cell>
          <table:table-cell office:value-type="string" table:style-name="ce1">
            <text:p>Bloque(1)K192d: Cirujanos Vasculares y Endovascular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d</text:p>
          </table:table-cell>
          <table:table-cell office:value-type="string" table:style-name="ce1">
            <text:p>Bloque(1)K193d: Cirujanos Vasculares y Endovascular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d</text:p>
          </table:table-cell>
          <table:table-cell office:value-type="string" table:style-name="ce1">
            <text:p>Bloque(1)K194d: Cirujanos Vasculares y Endovascular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d</text:p>
          </table:table-cell>
          <table:table-cell office:value-type="string" table:style-name="ce1">
            <text:p>Bloque(1)K195d: Cirujanos Vasculares y Endovascular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</text:p>
          </table:table-cell>
          <table:table-cell office:value-type="string" table:style-name="ce1">
            <text:p>BLOQUE(1)K21:Medicina Interna (Internist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</text:p>
          </table:table-cell>
          <table:table-cell office:value-type="string" table:style-name="ce1">
            <text:p>Bloque(1)K22: Medicina Interna (Internistas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</text:p>
          </table:table-cell>
          <table:table-cell office:value-type="string" table:style-name="ce1">
            <text:p>Bloque(1)K23: Medicina Interna (Internistas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</text:p>
          </table:table-cell>
          <table:table-cell office:value-type="string" table:style-name="ce1">
            <text:p>Bloque(1)K24: Medicina Interna (Internistas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</text:p>
          </table:table-cell>
          <table:table-cell office:value-type="string" table:style-name="ce1">
            <text:p>Bloque(1)K25: Medicina Interna (Internistas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</text:p>
          </table:table-cell>
          <table:table-cell office:value-type="string" table:style-name="ce1">
            <text:p>BLOQUE(1)K26:Anestesi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</text:p>
          </table:table-cell>
          <table:table-cell office:value-type="string" table:style-name="ce1">
            <text:p>Bloque(1)K27: Anestesi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</text:p>
          </table:table-cell>
          <table:table-cell office:value-type="string" table:style-name="ce1">
            <text:p>Bloque(1)K28: Anestesi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</text:p>
          </table:table-cell>
          <table:table-cell office:value-type="string" table:style-name="ce1">
            <text:p>Bloque(1)K29: Anestesi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</text:p>
          </table:table-cell>
          <table:table-cell office:value-type="string" table:style-name="ce1">
            <text:p>Bloque(1)K30: Anestesi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</text:p>
          </table:table-cell>
          <table:table-cell office:value-type="string" table:style-name="ce1">
            <text:p>BLOQUE(1)K31:Cardi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</text:p>
          </table:table-cell>
          <table:table-cell office:value-type="string" table:style-name="ce1">
            <text:p>Bloque(1)K32: Cardi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</text:p>
          </table:table-cell>
          <table:table-cell office:value-type="string" table:style-name="ce1">
            <text:p>Bloque(1)K33: Cardi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</text:p>
          </table:table-cell>
          <table:table-cell office:value-type="string" table:style-name="ce1">
            <text:p>Bloque(1)K34: Cardi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</text:p>
          </table:table-cell>
          <table:table-cell office:value-type="string" table:style-name="ce1">
            <text:p>Bloque(1)K35: Cardi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</text:p>
          </table:table-cell>
          <table:table-cell office:value-type="string" table:style-name="ce1">
            <text:p>BLOQUE(1)K36:Neur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</text:p>
          </table:table-cell>
          <table:table-cell office:value-type="string" table:style-name="ce1">
            <text:p>Bloque(1)K37: Neur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</text:p>
          </table:table-cell>
          <table:table-cell office:value-type="string" table:style-name="ce1">
            <text:p>Bloque(1)K38: Neur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</text:p>
          </table:table-cell>
          <table:table-cell office:value-type="string" table:style-name="ce1">
            <text:p>Bloque(1)K39: Neur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</text:p>
          </table:table-cell>
          <table:table-cell office:value-type="string" table:style-name="ce1">
            <text:p>Bloque(1)K40: Neur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</text:p>
          </table:table-cell>
          <table:table-cell office:value-type="string" table:style-name="ce1">
            <text:p>BLOQUE(1)K41:Cirujanos Ortop‚dicos y Trauma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</text:p>
          </table:table-cell>
          <table:table-cell office:value-type="string" table:style-name="ce1">
            <text:p>Bloque(1)K42:Cirujanos Ortop‚dicos y Trauma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</text:p>
          </table:table-cell>
          <table:table-cell office:value-type="string" table:style-name="ce1">
            <text:p>Bloque(1)K43: Cirujanos Ortop‚dicos y Trauma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</text:p>
          </table:table-cell>
          <table:table-cell office:value-type="string" table:style-name="ce1">
            <text:p>Bloque(1)K44: Cirujanos Ortop‚dicos y Trauma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</text:p>
          </table:table-cell>
          <table:table-cell office:value-type="string" table:style-name="ce1">
            <text:p>Bloque(1)K45: Cirujanos Ortop‚dicos y Trauma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</text:p>
          </table:table-cell>
          <table:table-cell office:value-type="string" table:style-name="ce1">
            <text:p>BLOQUE(1)K46:Psiquiat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</text:p>
          </table:table-cell>
          <table:table-cell office:value-type="string" table:style-name="ce1">
            <text:p>Bloque(1)K47: Psiquiat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</text:p>
          </table:table-cell>
          <table:table-cell office:value-type="string" table:style-name="ce1">
            <text:p>Bloque(1)K48: Psiquiat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</text:p>
          </table:table-cell>
          <table:table-cell office:value-type="string" table:style-name="ce1">
            <text:p>Bloque(1)K49: Psiquiat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</text:p>
          </table:table-cell>
          <table:table-cell office:value-type="string" table:style-name="ce1">
            <text:p>Bloque(1)K50: Psiquiatr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</text:p>
          </table:table-cell>
          <table:table-cell office:value-type="string" table:style-name="ce1">
            <text:p>BLOQUE(1)K51:Oftalm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</text:p>
          </table:table-cell>
          <table:table-cell office:value-type="string" table:style-name="ce1">
            <text:p>Bloque(1)K52: Oftalm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</text:p>
          </table:table-cell>
          <table:table-cell office:value-type="string" table:style-name="ce1">
            <text:p>Bloque(1)K53: Oftalm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</text:p>
          </table:table-cell>
          <table:table-cell office:value-type="string" table:style-name="ce1">
            <text:p>Bloque(1)K54: Oftalm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</text:p>
          </table:table-cell>
          <table:table-cell office:value-type="string" table:style-name="ce1">
            <text:p>Bloque(1)K55: Oftalm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</text:p>
          </table:table-cell>
          <table:table-cell office:value-type="string" table:style-name="ce1">
            <text:p>BLOQUE(1)K56:Otorrinolaring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</text:p>
          </table:table-cell>
          <table:table-cell office:value-type="string" table:style-name="ce1">
            <text:p>Bloque(1)K57: Otorrinolaring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</text:p>
          </table:table-cell>
          <table:table-cell office:value-type="string" table:style-name="ce1">
            <text:p>Bloque(1)K58: Otorrinolaring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</text:p>
          </table:table-cell>
          <table:table-cell office:value-type="string" table:style-name="ce1">
            <text:p>Bloque(1)K59: Otorrinolaring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</text:p>
          </table:table-cell>
          <table:table-cell office:value-type="string" table:style-name="ce1">
            <text:p>Bloque(1)K60: Otorrinolaring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</text:p>
          </table:table-cell>
          <table:table-cell office:value-type="string" table:style-name="ce1">
            <text:p>BLOQUE(1)K61:Hema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</text:p>
          </table:table-cell>
          <table:table-cell office:value-type="string" table:style-name="ce1">
            <text:p>Bloque(1)K62: Hema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</text:p>
          </table:table-cell>
          <table:table-cell office:value-type="string" table:style-name="ce1">
            <text:p>Bloque(1)K63: Hema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</text:p>
          </table:table-cell>
          <table:table-cell office:value-type="string" table:style-name="ce1">
            <text:p>Bloque(1)K64: Hema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</text:p>
          </table:table-cell>
          <table:table-cell office:value-type="string" table:style-name="ce1">
            <text:p>Bloque(1)K65: Hema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</text:p>
          </table:table-cell>
          <table:table-cell office:value-type="string" table:style-name="ce1">
            <text:p>BLOQUE(1)K66:Intensiv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</text:p>
          </table:table-cell>
          <table:table-cell office:value-type="string" table:style-name="ce1">
            <text:p>Bloque(1)K67: Intensiv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</text:p>
          </table:table-cell>
          <table:table-cell office:value-type="string" table:style-name="ce1">
            <text:p>Bloque(1)K68: Intensiv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</text:p>
          </table:table-cell>
          <table:table-cell office:value-type="string" table:style-name="ce1">
            <text:p>Bloque(1)K69: Intensiv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</text:p>
          </table:table-cell>
          <table:table-cell office:value-type="string" table:style-name="ce1">
            <text:p>Bloque(1)K70: Intensivis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</text:p>
          </table:table-cell>
          <table:table-cell office:value-type="string" table:style-name="ce1">
            <text:p>BLOQUE(1)K71:Nefr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</text:p>
          </table:table-cell>
          <table:table-cell office:value-type="string" table:style-name="ce1">
            <text:p>Bloque(1)K72: Nefr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</text:p>
          </table:table-cell>
          <table:table-cell office:value-type="string" table:style-name="ce1">
            <text:p>Bloque(1)K73: Nefr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</text:p>
          </table:table-cell>
          <table:table-cell office:value-type="string" table:style-name="ce1">
            <text:p>Bloque(1)K74: Nefr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</text:p>
          </table:table-cell>
          <table:table-cell office:value-type="string" table:style-name="ce1">
            <text:p>Bloque(1)K75: Nefr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</text:p>
          </table:table-cell>
          <table:table-cell office:value-type="string" table:style-name="ce1">
            <text:p>BLOQUE(1)K76:Neum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</text:p>
          </table:table-cell>
          <table:table-cell office:value-type="string" table:style-name="ce1">
            <text:p>Bloque(1)K77: Neum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</text:p>
          </table:table-cell>
          <table:table-cell office:value-type="string" table:style-name="ce1">
            <text:p>Bloque(1)K78: Neum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</text:p>
          </table:table-cell>
          <table:table-cell office:value-type="string" table:style-name="ce1">
            <text:p>Bloque(1)K79: Neum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</text:p>
          </table:table-cell>
          <table:table-cell office:value-type="string" table:style-name="ce1">
            <text:p>Bloque(1)K80: Neum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</text:p>
          </table:table-cell>
          <table:table-cell office:value-type="string" table:style-name="ce1">
            <text:p>BLOQUE(1)K81:Gastroenter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</text:p>
          </table:table-cell>
          <table:table-cell office:value-type="string" table:style-name="ce1">
            <text:p>Bloque(1)K82: Gastroenter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</text:p>
          </table:table-cell>
          <table:table-cell office:value-type="string" table:style-name="ce1">
            <text:p>Bloque(1)K83: Gastroenter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</text:p>
          </table:table-cell>
          <table:table-cell office:value-type="string" table:style-name="ce1">
            <text:p>Bloque(1)K84: Gastroenter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</text:p>
          </table:table-cell>
          <table:table-cell office:value-type="string" table:style-name="ce1">
            <text:p>Bloque(1)K85: Gastroenter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</text:p>
          </table:table-cell>
          <table:table-cell office:value-type="string" table:style-name="ce1">
            <text:p>BLOQUE(1)K86:Geriatras y Geron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</text:p>
          </table:table-cell>
          <table:table-cell office:value-type="string" table:style-name="ce1">
            <text:p>Bloque(1)K87: Geriatras y Geron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</text:p>
          </table:table-cell>
          <table:table-cell office:value-type="string" table:style-name="ce1">
            <text:p>Bloque(1)K88: Geriatras y Geron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</text:p>
          </table:table-cell>
          <table:table-cell office:value-type="string" table:style-name="ce1">
            <text:p>Bloque(1)K89: Geriatras y Geron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</text:p>
          </table:table-cell>
          <table:table-cell office:value-type="string" table:style-name="ce1">
            <text:p>Bloque(1)K90: Geriatras y Geron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</text:p>
          </table:table-cell>
          <table:table-cell office:value-type="string" table:style-name="ce1">
            <text:p>BLOQUE(1)K91:Onc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</text:p>
          </table:table-cell>
          <table:table-cell office:value-type="string" table:style-name="ce1">
            <text:p>Bloque(1)K92: Onc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</text:p>
          </table:table-cell>
          <table:table-cell office:value-type="string" table:style-name="ce1">
            <text:p>Bloque(1)K93: Onc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</text:p>
          </table:table-cell>
          <table:table-cell office:value-type="string" table:style-name="ce1">
            <text:p>Bloque(1)K94: Onc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</text:p>
          </table:table-cell>
          <table:table-cell office:value-type="string" table:style-name="ce1">
            <text:p>Bloque(1)K95: Onc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</text:p>
          </table:table-cell>
          <table:table-cell office:value-type="string" table:style-name="ce1">
            <text:p>BLOQUE(1)K96:Ur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</text:p>
          </table:table-cell>
          <table:table-cell office:value-type="string" table:style-name="ce1">
            <text:p>Bloque(1)K97: Ur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</text:p>
          </table:table-cell>
          <table:table-cell office:value-type="string" table:style-name="ce1">
            <text:p>Bloque(1)K98: Ur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</text:p>
          </table:table-cell>
          <table:table-cell office:value-type="string" table:style-name="ce1">
            <text:p>Bloque(1)K99: Ur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</text:p>
          </table:table-cell>
          <table:table-cell office:value-type="string" table:style-name="ce1">
            <text:p>Bloque(1)K100: Ur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</text:p>
          </table:table-cell>
          <table:table-cell office:value-type="string" table:style-name="ce1">
            <text:p>BLOQUE(1)K101:Derma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</text:p>
          </table:table-cell>
          <table:table-cell office:value-type="string" table:style-name="ce1">
            <text:p>Bloque(1)K102: Derma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</text:p>
          </table:table-cell>
          <table:table-cell office:value-type="string" table:style-name="ce1">
            <text:p>Bloque(1)K103: Derma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</text:p>
          </table:table-cell>
          <table:table-cell office:value-type="string" table:style-name="ce1">
            <text:p>Bloque(1)K104: Derma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</text:p>
          </table:table-cell>
          <table:table-cell office:value-type="string" table:style-name="ce1">
            <text:p>Bloque(1)K105: Derma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</text:p>
          </table:table-cell>
          <table:table-cell office:value-type="string" table:style-name="ce1">
            <text:p>BLOQUE(1)K106:Infec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</text:p>
          </table:table-cell>
          <table:table-cell office:value-type="string" table:style-name="ce1">
            <text:p>Bloque(1)K107: Infec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</text:p>
          </table:table-cell>
          <table:table-cell office:value-type="string" table:style-name="ce1">
            <text:p>Bloque(1)K108: Infec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</text:p>
          </table:table-cell>
          <table:table-cell office:value-type="string" table:style-name="ce1">
            <text:p>Bloque(1)K109: Infec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</text:p>
          </table:table-cell>
          <table:table-cell office:value-type="string" table:style-name="ce1">
            <text:p>Bloque(1)K110: Infec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</text:p>
          </table:table-cell>
          <table:table-cell office:value-type="string" table:style-name="ce1">
            <text:p>BLOQUE(1)K111:Endocrin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</text:p>
          </table:table-cell>
          <table:table-cell office:value-type="string" table:style-name="ce1">
            <text:p>Bloque(1)K112: Endocrin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</text:p>
          </table:table-cell>
          <table:table-cell office:value-type="string" table:style-name="ce1">
            <text:p>Bloque(1)K113: Endocrin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</text:p>
          </table:table-cell>
          <table:table-cell office:value-type="string" table:style-name="ce1">
            <text:p>Bloque(1)K114: Endocrin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</text:p>
          </table:table-cell>
          <table:table-cell office:value-type="string" table:style-name="ce1">
            <text:p>Bloque(1)K115: Endocrin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</text:p>
          </table:table-cell>
          <table:table-cell office:value-type="string" table:style-name="ce1">
            <text:p>BLOQUE(1)K116:Alerg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</text:p>
          </table:table-cell>
          <table:table-cell office:value-type="string" table:style-name="ce1">
            <text:p>Bloque(1)K117: Alerg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</text:p>
          </table:table-cell>
          <table:table-cell office:value-type="string" table:style-name="ce1">
            <text:p>Bloque(1)K118: Alerg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</text:p>
          </table:table-cell>
          <table:table-cell office:value-type="string" table:style-name="ce1">
            <text:p>Bloque(1)K119: Alerg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</text:p>
          </table:table-cell>
          <table:table-cell office:value-type="string" table:style-name="ce1">
            <text:p>Bloque(1)K120: Alerg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</text:p>
          </table:table-cell>
          <table:table-cell office:value-type="string" table:style-name="ce1">
            <text:p>BLOQUE(1)K121:Diabe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</text:p>
          </table:table-cell>
          <table:table-cell office:value-type="string" table:style-name="ce1">
            <text:p>Bloque(1)K122: Diabe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</text:p>
          </table:table-cell>
          <table:table-cell office:value-type="string" table:style-name="ce1">
            <text:p>Bloque(1)K123: Diabe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</text:p>
          </table:table-cell>
          <table:table-cell office:value-type="string" table:style-name="ce1">
            <text:p>Bloque(1)K124: Diabe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</text:p>
          </table:table-cell>
          <table:table-cell office:value-type="string" table:style-name="ce1">
            <text:p>Bloque(1)K125: Diabe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</text:p>
          </table:table-cell>
          <table:table-cell office:value-type="string" table:style-name="ce1">
            <text:p>BLOQUE(1)K126:Pediat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</text:p>
          </table:table-cell>
          <table:table-cell office:value-type="string" table:style-name="ce1">
            <text:p>Bloque(1)K127: Pediat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</text:p>
          </table:table-cell>
          <table:table-cell office:value-type="string" table:style-name="ce1">
            <text:p>Bloque(1)K128: Pediat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</text:p>
          </table:table-cell>
          <table:table-cell office:value-type="string" table:style-name="ce1">
            <text:p>Bloque(1)K129: Pediat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</text:p>
          </table:table-cell>
          <table:table-cell office:value-type="string" table:style-name="ce1">
            <text:p>Bloque(1)K130: Pediatr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</text:p>
          </table:table-cell>
          <table:table-cell office:value-type="string" table:style-name="ce1">
            <text:p>BLOQUE(1)K131:Neona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</text:p>
          </table:table-cell>
          <table:table-cell office:value-type="string" table:style-name="ce1">
            <text:p>Bloque(1)K132: Neona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</text:p>
          </table:table-cell>
          <table:table-cell office:value-type="string" table:style-name="ce1">
            <text:p>Bloque(1)K133: Neona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</text:p>
          </table:table-cell>
          <table:table-cell office:value-type="string" table:style-name="ce1">
            <text:p>Bloque(1)K134: Neona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</text:p>
          </table:table-cell>
          <table:table-cell office:value-type="string" table:style-name="ce1">
            <text:p>Bloque(1)K135: Neona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</text:p>
          </table:table-cell>
          <table:table-cell office:value-type="string" table:style-name="ce1">
            <text:p>BLOQUE(1)K136:Ginec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</text:p>
          </table:table-cell>
          <table:table-cell office:value-type="string" table:style-name="ce1">
            <text:p>Bloque(1)K137: Ginec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</text:p>
          </table:table-cell>
          <table:table-cell office:value-type="string" table:style-name="ce1">
            <text:p>Bloque(1)K138: Ginec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</text:p>
          </table:table-cell>
          <table:table-cell office:value-type="string" table:style-name="ce1">
            <text:p>Bloque(1)K139: Ginec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</text:p>
          </table:table-cell>
          <table:table-cell office:value-type="string" table:style-name="ce1">
            <text:p>Bloque(1)K140: Ginec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</text:p>
          </table:table-cell>
          <table:table-cell office:value-type="string" table:style-name="ce1">
            <text:p>BLOQUE(1)K141:De Salud P£blica(Salubrist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</text:p>
          </table:table-cell>
          <table:table-cell office:value-type="string" table:style-name="ce1">
            <text:p>Bloque(1)K142: De Salud P£blica(Salubristas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3</text:p>
          </table:table-cell>
          <table:table-cell office:value-type="string" table:style-name="ce1">
            <text:p>Bloque(1)K143: De Salud P£blica(Salubristas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4</text:p>
          </table:table-cell>
          <table:table-cell office:value-type="string" table:style-name="ce1">
            <text:p>Bloque(1)K144: De Salud P£blica(Salubristas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5</text:p>
          </table:table-cell>
          <table:table-cell office:value-type="string" table:style-name="ce1">
            <text:p>Bloque(1)K145: De Salud P£blica(Salubristas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6</text:p>
          </table:table-cell>
          <table:table-cell office:value-type="string" table:style-name="ce1">
            <text:p>BLOQUE(1)K146:Epidemi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7</text:p>
          </table:table-cell>
          <table:table-cell office:value-type="string" table:style-name="ce1">
            <text:p>Bloque(1)K147: Epidemi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8</text:p>
          </table:table-cell>
          <table:table-cell office:value-type="string" table:style-name="ce1">
            <text:p>Bloque(1)K148: Epidemi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9</text:p>
          </table:table-cell>
          <table:table-cell office:value-type="string" table:style-name="ce1">
            <text:p>Bloque(1)K149: Epidemi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0</text:p>
          </table:table-cell>
          <table:table-cell office:value-type="string" table:style-name="ce1">
            <text:p>Bloque(1)K150: Epidemi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1</text:p>
          </table:table-cell>
          <table:table-cell office:value-type="string" table:style-name="ce1">
            <text:p>BLOQUE(1)K151:De Salud Familiar y Comunitaria (Medicina familiar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2</text:p>
          </table:table-cell>
          <table:table-cell office:value-type="string" table:style-name="ce1">
            <text:p>Bloque(1)K152: De Salud Familiar y Comunitaria (Medicina familiar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3</text:p>
          </table:table-cell>
          <table:table-cell office:value-type="string" table:style-name="ce1">
            <text:p>Bloque(1)K153: De Salud Familiar y Comunitaria (Medicina familiar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4</text:p>
          </table:table-cell>
          <table:table-cell office:value-type="string" table:style-name="ce1">
            <text:p>Bloque(1)K154: De Salud Familiar y Comunitaria (Medicina familiar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5</text:p>
          </table:table-cell>
          <table:table-cell office:value-type="string" table:style-name="ce1">
            <text:p>Bloque(1)K155: De Salud Familiar y Comunitaria (Medicina familiar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6</text:p>
          </table:table-cell>
          <table:table-cell office:value-type="string" table:style-name="ce1">
            <text:p>BLOQUE(1)K156:Pat¢logo Cl¡n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7</text:p>
          </table:table-cell>
          <table:table-cell office:value-type="string" table:style-name="ce1">
            <text:p>Bloque(1)K157: Pat¢logo Cl¡n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8</text:p>
          </table:table-cell>
          <table:table-cell office:value-type="string" table:style-name="ce1">
            <text:p>Bloque(1)K158: Pat¢logo Cl¡n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59</text:p>
          </table:table-cell>
          <table:table-cell office:value-type="string" table:style-name="ce1">
            <text:p>Bloque(1)K159: Pat¢logo Cl¡n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0</text:p>
          </table:table-cell>
          <table:table-cell office:value-type="string" table:style-name="ce1">
            <text:p>Bloque(1)K160: Pat¢logo Cl¡n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1</text:p>
          </table:table-cell>
          <table:table-cell office:value-type="string" table:style-name="ce1">
            <text:p>BLOQUE(1)K161:Anatomo Pat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2</text:p>
          </table:table-cell>
          <table:table-cell office:value-type="string" table:style-name="ce1">
            <text:p>Bloque(1)K162: Anatomo Pat¢log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3</text:p>
          </table:table-cell>
          <table:table-cell office:value-type="string" table:style-name="ce1">
            <text:p>Bloque(1)K163: Anatomo Pat¢log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4</text:p>
          </table:table-cell>
          <table:table-cell office:value-type="string" table:style-name="ce1">
            <text:p>Bloque(1)K164: Anatomo Pat¢log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5</text:p>
          </table:table-cell>
          <table:table-cell office:value-type="string" table:style-name="ce1">
            <text:p>Bloque(1)K165: Anatomo Pat¢log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6</text:p>
          </table:table-cell>
          <table:table-cell office:value-type="string" table:style-name="ce1">
            <text:p>BLOQUE(1)K166:Cit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7</text:p>
          </table:table-cell>
          <table:table-cell office:value-type="string" table:style-name="ce1">
            <text:p>Bloque(1)K167: Cit¢log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8</text:p>
          </table:table-cell>
          <table:table-cell office:value-type="string" table:style-name="ce1">
            <text:p>Bloque(1)K168: Cit¢log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69</text:p>
          </table:table-cell>
          <table:table-cell office:value-type="string" table:style-name="ce1">
            <text:p>Bloque(1)K169: Cit¢log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0</text:p>
          </table:table-cell>
          <table:table-cell office:value-type="string" table:style-name="ce1">
            <text:p>Bloque(1)K170: Cit¢log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1</text:p>
          </table:table-cell>
          <table:table-cell office:value-type="string" table:style-name="ce1">
            <text:p>BLOQUE(1)K171:Radi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2</text:p>
          </table:table-cell>
          <table:table-cell office:value-type="string" table:style-name="ce1">
            <text:p>Bloque(1)K172: Radi¢log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3</text:p>
          </table:table-cell>
          <table:table-cell office:value-type="string" table:style-name="ce1">
            <text:p>Bloque(1)K173: Radi¢log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4</text:p>
          </table:table-cell>
          <table:table-cell office:value-type="string" table:style-name="ce1">
            <text:p>Bloque(1)K174: Radi¢log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5</text:p>
          </table:table-cell>
          <table:table-cell office:value-type="string" table:style-name="ce1">
            <text:p>Bloque(1)K175: Radi¢log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6</text:p>
          </table:table-cell>
          <table:table-cell office:value-type="string" table:style-name="ce1">
            <text:p>BLOQUE(1)K176:M‚dicos Postgrad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7</text:p>
          </table:table-cell>
          <table:table-cell office:value-type="string" table:style-name="ce1">
            <text:p>Bloque(1)K177: M‚dicos Postgrad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8</text:p>
          </table:table-cell>
          <table:table-cell office:value-type="string" table:style-name="ce1">
            <text:p>Bloque(1)K178: M‚dicos Postgrad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79</text:p>
          </table:table-cell>
          <table:table-cell office:value-type="string" table:style-name="ce1">
            <text:p>Bloque(1)K179: M‚dicos Postgrad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0</text:p>
          </table:table-cell>
          <table:table-cell office:value-type="string" table:style-name="ce1">
            <text:p>Bloque(1)K180: M‚dicos Postgradis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1</text:p>
          </table:table-cell>
          <table:table-cell office:value-type="string" table:style-name="ce1">
            <text:p>BLOQUE(1)K181:M‚dicos Resident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2</text:p>
          </table:table-cell>
          <table:table-cell office:value-type="string" table:style-name="ce1">
            <text:p>Bloque(1)K182: M‚dicos Resident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3</text:p>
          </table:table-cell>
          <table:table-cell office:value-type="string" table:style-name="ce1">
            <text:p>Bloque(1)K183: M‚dicos Resident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4</text:p>
          </table:table-cell>
          <table:table-cell office:value-type="string" table:style-name="ce1">
            <text:p>Bloque(1)K184: M‚dicos Resident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5</text:p>
          </table:table-cell>
          <table:table-cell office:value-type="string" table:style-name="ce1">
            <text:p>Bloque(1)K185: M‚dicos Resident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6</text:p>
          </table:table-cell>
          <table:table-cell office:value-type="string" table:style-name="ce1">
            <text:p>BLOQUE(1)K186:M‚dicos Ru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7</text:p>
          </table:table-cell>
          <table:table-cell office:value-type="string" table:style-name="ce1">
            <text:p>Bloque(1)K187: M‚dicos Rur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8</text:p>
          </table:table-cell>
          <table:table-cell office:value-type="string" table:style-name="ce1">
            <text:p>Bloque(1)K188: M‚dicos Rur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89</text:p>
          </table:table-cell>
          <table:table-cell office:value-type="string" table:style-name="ce1">
            <text:p>Bloque(1)K189: M‚dicos Rur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0</text:p>
          </table:table-cell>
          <table:table-cell office:value-type="string" table:style-name="ce1">
            <text:p>Bloque(1)K190: M‚dicos Rur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a</text:p>
          </table:table-cell>
          <table:table-cell office:value-type="string" table:style-name="ce1">
            <text:p>BLOQUE(1)K191a:Nutri¢logos <text:s/>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a</text:p>
          </table:table-cell>
          <table:table-cell office:value-type="string" table:style-name="ce1">
            <text:p>Bloque(1)K192a: Nutri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a</text:p>
          </table:table-cell>
          <table:table-cell office:value-type="string" table:style-name="ce1">
            <text:p>Bloque(1)K193a: Nutri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a</text:p>
          </table:table-cell>
          <table:table-cell office:value-type="string" table:style-name="ce1">
            <text:p>Bloque(1)K194a: Nutri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a</text:p>
          </table:table-cell>
          <table:table-cell office:value-type="string" table:style-name="ce1">
            <text:p>Bloque(1)K195a: Nutri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b</text:p>
          </table:table-cell>
          <table:table-cell office:value-type="string" table:style-name="ce1">
            <text:p>BLOQUE(1)K191b:Reumat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b</text:p>
          </table:table-cell>
          <table:table-cell office:value-type="string" table:style-name="ce1">
            <text:p>Bloque(1)K192b: Reumat¢log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b</text:p>
          </table:table-cell>
          <table:table-cell office:value-type="string" table:style-name="ce1">
            <text:p>Bloque(1)K193b: Reumat¢log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b</text:p>
          </table:table-cell>
          <table:table-cell office:value-type="string" table:style-name="ce1">
            <text:p>Bloque(1)K194b: Reumat¢log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b</text:p>
          </table:table-cell>
          <table:table-cell office:value-type="string" table:style-name="ce1">
            <text:p>Bloque(1)K195b: Reumat¢log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c</text:p>
          </table:table-cell>
          <table:table-cell office:value-type="string" table:style-name="ce1">
            <text:p>BLOQUE(1)K191c:Cardiotor c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c</text:p>
          </table:table-cell>
          <table:table-cell office:value-type="string" table:style-name="ce1">
            <text:p>Bloque(1)K192c: Cardiotor c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c</text:p>
          </table:table-cell>
          <table:table-cell office:value-type="string" table:style-name="ce1">
            <text:p>Bloque(1)K193c: Cardiotor c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c</text:p>
          </table:table-cell>
          <table:table-cell office:value-type="string" table:style-name="ce1">
            <text:p>Bloque(1)K194c: Cardiotor c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c</text:p>
          </table:table-cell>
          <table:table-cell office:value-type="string" table:style-name="ce1">
            <text:p>Bloque(1)K195c: Cardiotor c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e</text:p>
          </table:table-cell>
          <table:table-cell office:value-type="string" table:style-name="ce1">
            <text:p>BLOQUE(1)K191e:Neurocirujan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e</text:p>
          </table:table-cell>
          <table:table-cell office:value-type="string" table:style-name="ce1">
            <text:p>Bloque(1)K192e: Neurocirujan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e</text:p>
          </table:table-cell>
          <table:table-cell office:value-type="string" table:style-name="ce1">
            <text:p>Bloque(1)K193e: Neurocirujan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e</text:p>
          </table:table-cell>
          <table:table-cell office:value-type="string" table:style-name="ce1">
            <text:p>Bloque(1)K194e: Neurocirujan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e</text:p>
          </table:table-cell>
          <table:table-cell office:value-type="string" table:style-name="ce1">
            <text:p>Bloque(1)K195e: Neurocirujan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f</text:p>
          </table:table-cell>
          <table:table-cell office:value-type="string" table:style-name="ce1">
            <text:p>BLOQUE(1)K191f:Fisiat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f</text:p>
          </table:table-cell>
          <table:table-cell office:value-type="string" table:style-name="ce1">
            <text:p>Bloque(1)K192f:Fisiat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f</text:p>
          </table:table-cell>
          <table:table-cell office:value-type="string" table:style-name="ce1">
            <text:p>Bloque(1)K193f:Fisiat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f</text:p>
          </table:table-cell>
          <table:table-cell office:value-type="string" table:style-name="ce1">
            <text:p>Bloque(1)K194f: Fisiat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f</text:p>
          </table:table-cell>
          <table:table-cell office:value-type="string" table:style-name="ce1">
            <text:p>Bloque(1)K195f: Fisiatras <text:s/>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g</text:p>
          </table:table-cell>
          <table:table-cell office:value-type="string" table:style-name="ce1">
            <text:p>BLOQUE(1)K191g: M‚dicos Acupuntur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g</text:p>
          </table:table-cell>
          <table:table-cell office:value-type="string" table:style-name="ce1">
            <text:p>Bloque(1)K192g: M‚dicos Acupuntur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g</text:p>
          </table:table-cell>
          <table:table-cell office:value-type="string" table:style-name="ce1">
            <text:p>Bloque(1)K193g: M‚dicos Acupuntur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g</text:p>
          </table:table-cell>
          <table:table-cell office:value-type="string" table:style-name="ce1">
            <text:p>Bloque(1)K194g: M‚dicos Acupuntur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g</text:p>
          </table:table-cell>
          <table:table-cell office:value-type="string" table:style-name="ce1">
            <text:p>Bloque(1)K195g: M‚dicos Acupunturistas <text:s/>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h</text:p>
          </table:table-cell>
          <table:table-cell office:value-type="string" table:style-name="ce1">
            <text:p>BLOQUE(1)K191h: Especialistas en Atenci¢n Primaria en Salud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h</text:p>
          </table:table-cell>
          <table:table-cell office:value-type="string" table:style-name="ce1">
            <text:p>Bloque(1)K192h: Especialistas en Atenci¢n Primaria en Salud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h</text:p>
          </table:table-cell>
          <table:table-cell office:value-type="string" table:style-name="ce1">
            <text:p>Bloque(1)K193h: Especialistas en Atenci¢n Primaria en Salud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h</text:p>
          </table:table-cell>
          <table:table-cell office:value-type="string" table:style-name="ce1">
            <text:p>Bloque(1)K194h: Especialistas en Atenci¢n Primaria en Salud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h</text:p>
          </table:table-cell>
          <table:table-cell office:value-type="string" table:style-name="ce1">
            <text:p>Bloque(1)K195h: Especialistas en Atenci¢n Primaria en Salud <text:s/>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i</text:p>
          </table:table-cell>
          <table:table-cell office:value-type="string" table:style-name="ce1">
            <text:p>BLOQUE(1)K191i: Audi¢logos / Foniat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i</text:p>
          </table:table-cell>
          <table:table-cell office:value-type="string" table:style-name="ce1">
            <text:p>Bloque(1)K192i: Audi¢logos / Foniat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i</text:p>
          </table:table-cell>
          <table:table-cell office:value-type="string" table:style-name="ce1">
            <text:p>Bloque(1)K193i: Audi¢logos / Foniat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i</text:p>
          </table:table-cell>
          <table:table-cell office:value-type="string" table:style-name="ce1">
            <text:p>Bloque(1)K194i: Audi¢logos / Foniat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i</text:p>
          </table:table-cell>
          <table:table-cell office:value-type="string" table:style-name="ce1">
            <text:p>Bloque(1)K195i: Audi¢logos / Foniatras <text:s/>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j</text:p>
          </table:table-cell>
          <table:table-cell office:value-type="string" table:style-name="ce1">
            <text:p>BLOQUE(1)K191j: Bi¢logos Molecula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j</text:p>
          </table:table-cell>
          <table:table-cell office:value-type="string" table:style-name="ce1">
            <text:p>Bloque(1)K192j: Bi¢logos Molecular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j</text:p>
          </table:table-cell>
          <table:table-cell office:value-type="string" table:style-name="ce1">
            <text:p>Bloque(1)K193j: Bi¢logos Molecular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j</text:p>
          </table:table-cell>
          <table:table-cell office:value-type="string" table:style-name="ce1">
            <text:p>Bloque(1)K194j: Bi¢logos Molecular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j</text:p>
          </table:table-cell>
          <table:table-cell office:value-type="string" table:style-name="ce1">
            <text:p>Bloque(1)K195j: Bi¢logos Molecular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k</text:p>
          </table:table-cell>
          <table:table-cell office:value-type="string" table:style-name="ce1">
            <text:p>BLOQUE(1)K191k: Genetistas Cl¡n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k</text:p>
          </table:table-cell>
          <table:table-cell office:value-type="string" table:style-name="ce1">
            <text:p>Bloque(1)K192k: Genetistas Cl¡n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k</text:p>
          </table:table-cell>
          <table:table-cell office:value-type="string" table:style-name="ce1">
            <text:p>Bloque(1)K193k: Genetistas Cl¡n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k</text:p>
          </table:table-cell>
          <table:table-cell office:value-type="string" table:style-name="ce1">
            <text:p>Bloque(1)K194k: Genetistas Cl¡n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k</text:p>
          </table:table-cell>
          <table:table-cell office:value-type="string" table:style-name="ce1">
            <text:p>Bloque(1)K195k: Genetistas Cl¡n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l</text:p>
          </table:table-cell>
          <table:table-cell office:value-type="string" table:style-name="ce1">
            <text:p>BLOQUE(1)K191l: Genetistas M‚d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l</text:p>
          </table:table-cell>
          <table:table-cell office:value-type="string" table:style-name="ce1">
            <text:p>Bloque(1)K192l: Genetistas M‚d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l</text:p>
          </table:table-cell>
          <table:table-cell office:value-type="string" table:style-name="ce1">
            <text:p>Bloque(1)K193l: Genetistas M‚d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l</text:p>
          </table:table-cell>
          <table:table-cell office:value-type="string" table:style-name="ce1">
            <text:p>Bloque(1)K194l: Genetistas M‚d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l</text:p>
          </table:table-cell>
          <table:table-cell office:value-type="string" table:style-name="ce1">
            <text:p>Bloque(1)K195l: Genetistas M‚d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m</text:p>
          </table:table-cell>
          <table:table-cell office:value-type="string" table:style-name="ce1">
            <text:p>BLOQUE(1)K191m: Home¢pa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m</text:p>
          </table:table-cell>
          <table:table-cell office:value-type="string" table:style-name="ce1">
            <text:p>Bloque(1)K192m: Home¢pa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m</text:p>
          </table:table-cell>
          <table:table-cell office:value-type="string" table:style-name="ce1">
            <text:p>Bloque(1)K193m: Home¢pa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m</text:p>
          </table:table-cell>
          <table:table-cell office:value-type="string" table:style-name="ce1">
            <text:p>Bloque(1)K194m: Home¢pa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m</text:p>
          </table:table-cell>
          <table:table-cell office:value-type="string" table:style-name="ce1">
            <text:p>Bloque(1)K195m: Home¢pa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n</text:p>
          </table:table-cell>
          <table:table-cell office:value-type="string" table:style-name="ce1">
            <text:p>BLOQUE(1)K191n: Imagen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n</text:p>
          </table:table-cell>
          <table:table-cell office:value-type="string" table:style-name="ce1">
            <text:p>Bloque(1)K192n: Imagen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n</text:p>
          </table:table-cell>
          <table:table-cell office:value-type="string" table:style-name="ce1">
            <text:p>Bloque(1)K193n: Imagen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n</text:p>
          </table:table-cell>
          <table:table-cell office:value-type="string" table:style-name="ce1">
            <text:p>Bloque(1)K194n: Imagen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n</text:p>
          </table:table-cell>
          <table:table-cell office:value-type="string" table:style-name="ce1">
            <text:p>Bloque(1)K195n: Imagen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o</text:p>
          </table:table-cell>
          <table:table-cell office:value-type="string" table:style-name="ce1">
            <text:p>BLOQUE(1)K191o: Inmun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o</text:p>
          </table:table-cell>
          <table:table-cell office:value-type="string" table:style-name="ce1">
            <text:p>Bloque(1)K192o: Inmun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o</text:p>
          </table:table-cell>
          <table:table-cell office:value-type="string" table:style-name="ce1">
            <text:p>Bloque(1)K193o: Inmun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o</text:p>
          </table:table-cell>
          <table:table-cell office:value-type="string" table:style-name="ce1">
            <text:p>Bloque(1)K194o: Inmun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o</text:p>
          </table:table-cell>
          <table:table-cell office:value-type="string" table:style-name="ce1">
            <text:p>Bloque(1)K195o: Inmun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p</text:p>
          </table:table-cell>
          <table:table-cell office:value-type="string" table:style-name="ce1">
            <text:p>BLOQUE(1)K191p: M‚dicos Aeroespaci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p</text:p>
          </table:table-cell>
          <table:table-cell office:value-type="string" table:style-name="ce1">
            <text:p>Bloque(1)K192p: M‚dicos Aeroespaci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p</text:p>
          </table:table-cell>
          <table:table-cell office:value-type="string" table:style-name="ce1">
            <text:p>Bloque(1)K193p: M‚dicos Aeroespaci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p</text:p>
          </table:table-cell>
          <table:table-cell office:value-type="string" table:style-name="ce1">
            <text:p>Bloque(1)K194p: M‚dicos Aeroespaci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p</text:p>
          </table:table-cell>
          <table:table-cell office:value-type="string" table:style-name="ce1">
            <text:p>Bloque(1)K195p: M‚dicos Aeroespaci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q</text:p>
          </table:table-cell>
          <table:table-cell office:value-type="string" table:style-name="ce1">
            <text:p>BLOQUE(1)K191q: M‚dicos Cr¡t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q</text:p>
          </table:table-cell>
          <table:table-cell office:value-type="string" table:style-name="ce1">
            <text:p>Bloque(1)K192q: M‚dicos Cr¡t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q</text:p>
          </table:table-cell>
          <table:table-cell office:value-type="string" table:style-name="ce1">
            <text:p>Bloque(1)K193q: M‚dicos Cr¡t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q</text:p>
          </table:table-cell>
          <table:table-cell office:value-type="string" table:style-name="ce1">
            <text:p>Bloque(1)K194q: M‚dicos Cr¡t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q</text:p>
          </table:table-cell>
          <table:table-cell office:value-type="string" table:style-name="ce1">
            <text:p>Bloque(1)K195q: M‚dicos Cr¡t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r</text:p>
          </table:table-cell>
          <table:table-cell office:value-type="string" table:style-name="ce1">
            <text:p>BLOQUE(1)K191r: M‚dicos de Emergen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r</text:p>
          </table:table-cell>
          <table:table-cell office:value-type="string" table:style-name="ce1">
            <text:p>Bloque(1)K192r: M‚dicos de Emergenci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r</text:p>
          </table:table-cell>
          <table:table-cell office:value-type="string" table:style-name="ce1">
            <text:p>Bloque(1)K193r: M‚dicos de Emergenci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r</text:p>
          </table:table-cell>
          <table:table-cell office:value-type="string" table:style-name="ce1">
            <text:p>Bloque(1)K194r: M‚dicos de Emergenci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r</text:p>
          </table:table-cell>
          <table:table-cell office:value-type="string" table:style-name="ce1">
            <text:p>Bloque(1)K195r: M‚dicos de Emergenci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s</text:p>
          </table:table-cell>
          <table:table-cell office:value-type="string" table:style-name="ce1">
            <text:p>BLOQUE(1)K191s: M‚dicos del Deporte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s</text:p>
          </table:table-cell>
          <table:table-cell office:value-type="string" table:style-name="ce1">
            <text:p>Bloque(1)K192s: M‚dicos del Deporte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s</text:p>
          </table:table-cell>
          <table:table-cell office:value-type="string" table:style-name="ce1">
            <text:p>Bloque(1)K193s: M‚dicos del Deporte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s</text:p>
          </table:table-cell>
          <table:table-cell office:value-type="string" table:style-name="ce1">
            <text:p>Bloque(1)K194s: M‚dicos del Deport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s</text:p>
          </table:table-cell>
          <table:table-cell office:value-type="string" table:style-name="ce1">
            <text:p>Bloque(1)K195s: M‚dicos del Deporte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t</text:p>
          </table:table-cell>
          <table:table-cell office:value-type="string" table:style-name="ce1">
            <text:p>BLOQUE(1)K191t: M‚dicos Ocupacion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t</text:p>
          </table:table-cell>
          <table:table-cell office:value-type="string" table:style-name="ce1">
            <text:p>Bloque(1)K192t: M‚dicos Ocupacion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t</text:p>
          </table:table-cell>
          <table:table-cell office:value-type="string" table:style-name="ce1">
            <text:p>Bloque(1)K193t: M‚dicos Ocupacion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t</text:p>
          </table:table-cell>
          <table:table-cell office:value-type="string" table:style-name="ce1">
            <text:p>Bloque(1)K194t: M‚dicos Ocupacion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t</text:p>
          </table:table-cell>
          <table:table-cell office:value-type="string" table:style-name="ce1">
            <text:p>Bloque(1)K195t: M‚dicos Ocupacion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u</text:p>
          </table:table-cell>
          <table:table-cell office:value-type="string" table:style-name="ce1">
            <text:p>BLOQUE(1)K191u: M‚dicos Nuclea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u</text:p>
          </table:table-cell>
          <table:table-cell office:value-type="string" table:style-name="ce1">
            <text:p>Bloque(1)K192u: M‚dicos Nuclear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u</text:p>
          </table:table-cell>
          <table:table-cell office:value-type="string" table:style-name="ce1">
            <text:p>Bloque(1)K193u: M‚dicos Nuclear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u</text:p>
          </table:table-cell>
          <table:table-cell office:value-type="string" table:style-name="ce1">
            <text:p>Bloque(1)K194u: M‚dicos Nuclear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u</text:p>
          </table:table-cell>
          <table:table-cell office:value-type="string" table:style-name="ce1">
            <text:p>Bloque(1)K195u: M‚dicos Nuclear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w</text:p>
          </table:table-cell>
          <table:table-cell office:value-type="string" table:style-name="ce1">
            <text:p>BLOQUE(1)K191w: Neurofisi¢logo Cl¡n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w</text:p>
          </table:table-cell>
          <table:table-cell office:value-type="string" table:style-name="ce1">
            <text:p>Bloque(1)K192w: Neurofisi¢logo Cl¡n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w</text:p>
          </table:table-cell>
          <table:table-cell office:value-type="string" table:style-name="ce1">
            <text:p>Bloque(1)K193w: Neurofisi¢logo Cl¡n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w</text:p>
          </table:table-cell>
          <table:table-cell office:value-type="string" table:style-name="ce1">
            <text:p>Bloque(1)K194w: Neurofisi¢logo Cl¡n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w</text:p>
          </table:table-cell>
          <table:table-cell office:value-type="string" table:style-name="ce1">
            <text:p>Bloque(1)K195w: Neurofisi¢logo Cl¡n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x</text:p>
          </table:table-cell>
          <table:table-cell office:value-type="string" table:style-name="ce1">
            <text:p>BLOQUE(1)K191x: Neuropsic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x</text:p>
          </table:table-cell>
          <table:table-cell office:value-type="string" table:style-name="ce1">
            <text:p>Bloque(1)K192x: Neuropsic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x</text:p>
          </table:table-cell>
          <table:table-cell office:value-type="string" table:style-name="ce1">
            <text:p>Bloque(1)K193x: Neuropsic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x</text:p>
          </table:table-cell>
          <table:table-cell office:value-type="string" table:style-name="ce1">
            <text:p>Bloque(1)K194x: Neuropsic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x</text:p>
          </table:table-cell>
          <table:table-cell office:value-type="string" table:style-name="ce1">
            <text:p>Bloque(1)K195x: Neuropsic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y</text:p>
          </table:table-cell>
          <table:table-cell office:value-type="string" table:style-name="ce1">
            <text:p>BLOQUE(1)K191y: Parasi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y</text:p>
          </table:table-cell>
          <table:table-cell office:value-type="string" table:style-name="ce1">
            <text:p>Bloque(1)K192y: Parasi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y</text:p>
          </table:table-cell>
          <table:table-cell office:value-type="string" table:style-name="ce1">
            <text:p>Bloque(1)K193y: Parasi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y</text:p>
          </table:table-cell>
          <table:table-cell office:value-type="string" table:style-name="ce1">
            <text:p>Bloque(1)K194y: Parasi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y</text:p>
          </table:table-cell>
          <table:table-cell office:value-type="string" table:style-name="ce1">
            <text:p>Bloque(1)K195y: Parasi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z</text:p>
          </table:table-cell>
          <table:table-cell office:value-type="string" table:style-name="ce1">
            <text:p>BLOQUE(1)K191z: Proc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z</text:p>
          </table:table-cell>
          <table:table-cell office:value-type="string" table:style-name="ce1">
            <text:p>Bloque(1)K192z: Proct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z</text:p>
          </table:table-cell>
          <table:table-cell office:value-type="string" table:style-name="ce1">
            <text:p>Bloque(1)K193z: Proct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z</text:p>
          </table:table-cell>
          <table:table-cell office:value-type="string" table:style-name="ce1">
            <text:p>Bloque(1)K194z: Proct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z</text:p>
          </table:table-cell>
          <table:table-cell office:value-type="string" table:style-name="ce1">
            <text:p>Bloque(1)K195z: Proct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aa</text:p>
          </table:table-cell>
          <table:table-cell office:value-type="string" table:style-name="ce1">
            <text:p>BLOQUE(1)K191aa: Psiquiatras Infanti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aa</text:p>
          </table:table-cell>
          <table:table-cell office:value-type="string" table:style-name="ce1">
            <text:p>Bloque(1)K192aa: Psiquiatras Infanti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aa</text:p>
          </table:table-cell>
          <table:table-cell office:value-type="string" table:style-name="ce1">
            <text:p>Bloque(1)K193aa: Psiquiatras Infanti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aa</text:p>
          </table:table-cell>
          <table:table-cell office:value-type="string" table:style-name="ce1">
            <text:p>Bloque(1)K194aa: Psiquiatras Infanti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aa</text:p>
          </table:table-cell>
          <table:table-cell office:value-type="string" table:style-name="ce1">
            <text:p>Bloque(1)K195aa: Psiquiatras Infanti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cc</text:p>
          </table:table-cell>
          <table:table-cell office:value-type="string" table:style-name="ce1">
            <text:p>BLOQUE(1)K191cc: Subespecial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cc</text:p>
          </table:table-cell>
          <table:table-cell office:value-type="string" table:style-name="ce1">
            <text:p>Bloque(1)K192cc: Subespecial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cc</text:p>
          </table:table-cell>
          <table:table-cell office:value-type="string" table:style-name="ce1">
            <text:p>Bloque(1)K193cc: Subespecial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cc</text:p>
          </table:table-cell>
          <table:table-cell office:value-type="string" table:style-name="ce1">
            <text:p>Bloque(1)K194cc: Subespecial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cc</text:p>
          </table:table-cell>
          <table:table-cell office:value-type="string" table:style-name="ce1">
            <text:p>Bloque(1)K195cc: Subespecialis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dd</text:p>
          </table:table-cell>
          <table:table-cell office:value-type="string" table:style-name="ce1">
            <text:p>BLOQUE(1)K191dd: Terapistas Neur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dd</text:p>
          </table:table-cell>
          <table:table-cell office:value-type="string" table:style-name="ce1">
            <text:p>Bloque(1)K192dd: Terapistas Neur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dd</text:p>
          </table:table-cell>
          <table:table-cell office:value-type="string" table:style-name="ce1">
            <text:p>Bloque(1)K193dd: Terapistas Neur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dd</text:p>
          </table:table-cell>
          <table:table-cell office:value-type="string" table:style-name="ce1">
            <text:p>Bloque(1)K194dd: Terapistas Neur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dd</text:p>
          </table:table-cell>
          <table:table-cell office:value-type="string" table:style-name="ce1">
            <text:p>Bloque(1)K195dd: Terapistas Neur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ee</text:p>
          </table:table-cell>
          <table:table-cell office:value-type="string" table:style-name="ce1">
            <text:p>BLOQUE(1)K191ee: Especialista en Ultrasonid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ee</text:p>
          </table:table-cell>
          <table:table-cell office:value-type="string" table:style-name="ce1">
            <text:p>Bloque(1)K192ee: Especialista en Ultrasonid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ee</text:p>
          </table:table-cell>
          <table:table-cell office:value-type="string" table:style-name="ce1">
            <text:p>Bloque(1)K193ee: Especialista en Ultrasonid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ee</text:p>
          </table:table-cell>
          <table:table-cell office:value-type="string" table:style-name="ce1">
            <text:p>Bloque(1)K194ee: Especialista en Ultrasonid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ee</text:p>
          </table:table-cell>
          <table:table-cell office:value-type="string" table:style-name="ce1">
            <text:p>Bloque(1)K195ee: Especialista en Ultrasonid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1</text:p>
          </table:table-cell>
          <table:table-cell office:value-type="string" table:style-name="ce1">
            <text:p>BLOQUE(1)K191: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2</text:p>
          </table:table-cell>
          <table:table-cell office:value-type="string" table:style-name="ce1">
            <text:p>Bloque(1)K192: Otros(especifique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3</text:p>
          </table:table-cell>
          <table:table-cell office:value-type="string" table:style-name="ce1">
            <text:p>Bloque(1)K193: Otros(especifique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4</text:p>
          </table:table-cell>
          <table:table-cell office:value-type="string" table:style-name="ce1">
            <text:p>Bloque(1)K194: Otros (especifique)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5</text:p>
          </table:table-cell>
          <table:table-cell office:value-type="string" table:style-name="ce1">
            <text:p>Bloque(1)K195: Otros (especifique)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6</text:p>
          </table:table-cell>
          <table:table-cell office:value-type="string" table:style-name="ce1">
            <text:p>BLOQUE(1)K196:Total Otros Profesionales de la Salud con Titulo Universitar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7</text:p>
          </table:table-cell>
          <table:table-cell office:value-type="string" table:style-name="ce1">
            <text:p>Bloque(1)K197: Total Otros Profesionales de la Salud con Titulo Universitario Uso Inec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8</text:p>
          </table:table-cell>
          <table:table-cell office:value-type="string" table:style-name="ce1">
            <text:p>Bloque(1)K198: Total Otros Profesionales de la Salud con Titulo Universitario Uso Inec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99</text:p>
          </table:table-cell>
          <table:table-cell office:value-type="string" table:style-name="ce1">
            <text:p>Bloque(1)K199: Total Otros Profesionales de la Salud con Titulo Universitario Uso Inec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0</text:p>
          </table:table-cell>
          <table:table-cell office:value-type="string" table:style-name="ce1">
            <text:p>Bloque(1)K200: Total Otros Profesionales de la Salud con Titulo Universitario Uso Inec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1</text:p>
          </table:table-cell>
          <table:table-cell office:value-type="string" table:style-name="ce1">
            <text:p>BLOQUE(1)K201: Obstetrices / Obstetras <text:s/>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2</text:p>
          </table:table-cell>
          <table:table-cell office:value-type="string" table:style-name="ce1">
            <text:p>Bloque(1)K202: Obstetrices / Obstet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3</text:p>
          </table:table-cell>
          <table:table-cell office:value-type="string" table:style-name="ce1">
            <text:p>Bloque(1)K203: Obstetrices / Obstet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4</text:p>
          </table:table-cell>
          <table:table-cell office:value-type="string" table:style-name="ce1">
            <text:p>Bloque(1)K204: Obstetrices / Obstet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5</text:p>
          </table:table-cell>
          <table:table-cell office:value-type="string" table:style-name="ce1">
            <text:p>Bloque(1)K205: Obstetrices / Obstetr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6</text:p>
          </table:table-cell>
          <table:table-cell office:value-type="string" table:style-name="ce1">
            <text:p>BLOQUE(1)K206: Obstetrices Ru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7</text:p>
          </table:table-cell>
          <table:table-cell office:value-type="string" table:style-name="ce1">
            <text:p>Bloque(1)K207: Obstetrices Rur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8</text:p>
          </table:table-cell>
          <table:table-cell office:value-type="string" table:style-name="ce1">
            <text:p>Bloque(1)K208: Obstetrices Rur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09</text:p>
          </table:table-cell>
          <table:table-cell office:value-type="string" table:style-name="ce1">
            <text:p>Bloque(1)K209: Obstetrices Rur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0</text:p>
          </table:table-cell>
          <table:table-cell office:value-type="string" table:style-name="ce1">
            <text:p>Bloque(1)K210: Obstetrices Rur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1</text:p>
          </table:table-cell>
          <table:table-cell office:value-type="string" table:style-name="ce1">
            <text:p>BLOQUE(1)K211:Enferme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2</text:p>
          </table:table-cell>
          <table:table-cell office:value-type="string" table:style-name="ce1">
            <text:p>Bloque(1)K212: Enfermer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3</text:p>
          </table:table-cell>
          <table:table-cell office:value-type="string" table:style-name="ce1">
            <text:p>Bloque(1)K213: Enfermer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4</text:p>
          </table:table-cell>
          <table:table-cell office:value-type="string" table:style-name="ce1">
            <text:p>Bloque(1)K214: Enfermer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5</text:p>
          </table:table-cell>
          <table:table-cell office:value-type="string" table:style-name="ce1">
            <text:p>Bloque(1)K215: Enfermer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6</text:p>
          </table:table-cell>
          <table:table-cell office:value-type="string" table:style-name="ce1">
            <text:p>BLOQUE(1)K216:Enfermeras Ru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7</text:p>
          </table:table-cell>
          <table:table-cell office:value-type="string" table:style-name="ce1">
            <text:p>Bloque(1)K217: Enfermeras Rur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8</text:p>
          </table:table-cell>
          <table:table-cell office:value-type="string" table:style-name="ce1">
            <text:p>Bloque(1)K218: Enfermeras Rur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19</text:p>
          </table:table-cell>
          <table:table-cell office:value-type="string" table:style-name="ce1">
            <text:p>Bloque(1)K219: Enfermeras Rur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0</text:p>
          </table:table-cell>
          <table:table-cell office:value-type="string" table:style-name="ce1">
            <text:p>Bloque(1)K220: Enfermeras Rur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1</text:p>
          </table:table-cell>
          <table:table-cell office:value-type="string" table:style-name="ce1">
            <text:p>BLOQUE(1)K221:Nutricion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2</text:p>
          </table:table-cell>
          <table:table-cell office:value-type="string" table:style-name="ce1">
            <text:p>Bloque(1)K222: Nutricion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3</text:p>
          </table:table-cell>
          <table:table-cell office:value-type="string" table:style-name="ce1">
            <text:p>Bloque(1)K223: Nutricion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4</text:p>
          </table:table-cell>
          <table:table-cell office:value-type="string" table:style-name="ce1">
            <text:p>Bloque(1)K224: Nutricion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5</text:p>
          </table:table-cell>
          <table:table-cell office:value-type="string" table:style-name="ce1">
            <text:p>Bloque(1)K225: Nutricionis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6</text:p>
          </table:table-cell>
          <table:table-cell office:value-type="string" table:style-name="ce1">
            <text:p>BLOQUE(1)K226:Psic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7</text:p>
          </table:table-cell>
          <table:table-cell office:value-type="string" table:style-name="ce1">
            <text:p>Bloque(1)K227: Psic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8</text:p>
          </table:table-cell>
          <table:table-cell office:value-type="string" table:style-name="ce1">
            <text:p>Bloque(1)K228: Psic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29</text:p>
          </table:table-cell>
          <table:table-cell office:value-type="string" table:style-name="ce1">
            <text:p>Bloque(1)K229: Psic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0</text:p>
          </table:table-cell>
          <table:table-cell office:value-type="string" table:style-name="ce1">
            <text:p>Bloque(1)K230: Psic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1a</text:p>
          </table:table-cell>
          <table:table-cell office:value-type="string" table:style-name="ce1">
            <text:p>BLOQUE(1)K261a: Psic¢logos Cl¡n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2a</text:p>
          </table:table-cell>
          <table:table-cell office:value-type="string" table:style-name="ce1">
            <text:p>Bloque(1)K262a: Psic¢logos Cl¡n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3a</text:p>
          </table:table-cell>
          <table:table-cell office:value-type="string" table:style-name="ce1">
            <text:p>Bloque(1)K263a: Psic¢logos Cl¡n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4a</text:p>
          </table:table-cell>
          <table:table-cell office:value-type="string" table:style-name="ce1">
            <text:p>Bloque(1)K264a: Psic¢logos Cl¡n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5a</text:p>
          </table:table-cell>
          <table:table-cell office:value-type="string" table:style-name="ce1">
            <text:p>Bloque(1)K265a: Psic¢logos Cl¡n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1b</text:p>
          </table:table-cell>
          <table:table-cell office:value-type="string" table:style-name="ce1">
            <text:p>BLOQUE(1)K261b: Psicorehabilitador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2b</text:p>
          </table:table-cell>
          <table:table-cell office:value-type="string" table:style-name="ce1">
            <text:p>Bloque(1)K262b: Psicorehabilitador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3b</text:p>
          </table:table-cell>
          <table:table-cell office:value-type="string" table:style-name="ce1">
            <text:p>Bloque(1)K263b: Psicorehabilitador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4b</text:p>
          </table:table-cell>
          <table:table-cell office:value-type="string" table:style-name="ce1">
            <text:p>Bloque(1)K264b: Psicorehabilitador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5b</text:p>
          </table:table-cell>
          <table:table-cell office:value-type="string" table:style-name="ce1">
            <text:p>Bloque(1)K265b: Psicorehabilitador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1</text:p>
          </table:table-cell>
          <table:table-cell office:value-type="string" table:style-name="ce1">
            <text:p>BLOQUE(1)K231: Educadores para la Salud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2</text:p>
          </table:table-cell>
          <table:table-cell office:value-type="string" table:style-name="ce1">
            <text:p>Bloque(1)K232: Educadores para la Salud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3</text:p>
          </table:table-cell>
          <table:table-cell office:value-type="string" table:style-name="ce1">
            <text:p>Bloque(1)K233: Educadores para la Salud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4</text:p>
          </table:table-cell>
          <table:table-cell office:value-type="string" table:style-name="ce1">
            <text:p>Bloque(1)K234: Educadores para la Salud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5</text:p>
          </table:table-cell>
          <table:table-cell office:value-type="string" table:style-name="ce1">
            <text:p>Bloque(1)K235: Educadores para la Salud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6</text:p>
          </table:table-cell>
          <table:table-cell office:value-type="string" table:style-name="ce1">
            <text:p>BLOQUE(1)K236: Ingenieros Sanitari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7</text:p>
          </table:table-cell>
          <table:table-cell office:value-type="string" table:style-name="ce1">
            <text:p>Bloque(1)K237: Ingenieros Sanitari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8</text:p>
          </table:table-cell>
          <table:table-cell office:value-type="string" table:style-name="ce1">
            <text:p>Bloque(1)K238: Ingenieros Sanitari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39</text:p>
          </table:table-cell>
          <table:table-cell office:value-type="string" table:style-name="ce1">
            <text:p>Bloque(1)K239: Ingenieros Sanitari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0</text:p>
          </table:table-cell>
          <table:table-cell office:value-type="string" table:style-name="ce1">
            <text:p>Bloque(1)K240: Ingenieros Sanitari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1</text:p>
          </table:table-cell>
          <table:table-cell office:value-type="string" table:style-name="ce1">
            <text:p>BLOQUE(1)K241:Bioqu¡mico Cl¡n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2</text:p>
          </table:table-cell>
          <table:table-cell office:value-type="string" table:style-name="ce1">
            <text:p>Bloque(1)K242: Bioqu¡mico Cl¡n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3</text:p>
          </table:table-cell>
          <table:table-cell office:value-type="string" table:style-name="ce1">
            <text:p>Bloque(1)K243: Bioqu¡mico Cl¡n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4</text:p>
          </table:table-cell>
          <table:table-cell office:value-type="string" table:style-name="ce1">
            <text:p>Bloque(1)K244: Bioqu¡mico Cl¡n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5</text:p>
          </table:table-cell>
          <table:table-cell office:value-type="string" table:style-name="ce1">
            <text:p>Bloque(1)K245: Bioqu¡mico Cl¡n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6</text:p>
          </table:table-cell>
          <table:table-cell office:value-type="string" table:style-name="ce1">
            <text:p>BLOQUE(1)K246: Bioqu¡mico Farmac‚utico/Qu¡mico Farmac‚ut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7</text:p>
          </table:table-cell>
          <table:table-cell office:value-type="string" table:style-name="ce1">
            <text:p>Bloque(1)K247: Bioqu¡mico Farmac‚utico/Qu¡mico Farmac‚ut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8</text:p>
          </table:table-cell>
          <table:table-cell office:value-type="string" table:style-name="ce1">
            <text:p>Bloque(1)K248: Bioqu¡mico Farmac‚utico/Qu¡mico Farmac‚ut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49</text:p>
          </table:table-cell>
          <table:table-cell office:value-type="string" table:style-name="ce1">
            <text:p>Bloque(1)K249: Bioqu¡mico Farmac‚utico/Qu¡mico Farmac‚ut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0</text:p>
          </table:table-cell>
          <table:table-cell office:value-type="string" table:style-name="ce1">
            <text:p>Bloque(1)K250: Bioqu¡mico Farmac‚utico/Qu¡mico Farmac‚ut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1c</text:p>
          </table:table-cell>
          <table:table-cell office:value-type="string" table:style-name="ce1">
            <text:p>BLOQUE(1)K261c: Microbi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2c</text:p>
          </table:table-cell>
          <table:table-cell office:value-type="string" table:style-name="ce1">
            <text:p>Bloque(1)K262c: Microbi¢lo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3c</text:p>
          </table:table-cell>
          <table:table-cell office:value-type="string" table:style-name="ce1">
            <text:p>Bloque(1)K263c: Microbi¢lo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4c</text:p>
          </table:table-cell>
          <table:table-cell office:value-type="string" table:style-name="ce1">
            <text:p>Bloque(1)K264c: Microbi¢lo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5c</text:p>
          </table:table-cell>
          <table:table-cell office:value-type="string" table:style-name="ce1">
            <text:p>Bloque(1)K265c: Microbi¢lo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1</text:p>
          </table:table-cell>
          <table:table-cell office:value-type="string" table:style-name="ce1">
            <text:p>BLOQUE(1)K251: Trabajadora Soci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2</text:p>
          </table:table-cell>
          <table:table-cell office:value-type="string" table:style-name="ce1">
            <text:p>Bloque(1)K252: Trabajadora Soci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3</text:p>
          </table:table-cell>
          <table:table-cell office:value-type="string" table:style-name="ce1">
            <text:p>Bloque(1)K253: Trabajadora Soci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4</text:p>
          </table:table-cell>
          <table:table-cell office:value-type="string" table:style-name="ce1">
            <text:p>Bloque(1)K254: Trabajadora Soci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5</text:p>
          </table:table-cell>
          <table:table-cell office:value-type="string" table:style-name="ce1">
            <text:p>Bloque(1)K255: Trabajadora Soci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6</text:p>
          </table:table-cell>
          <table:table-cell office:value-type="string" table:style-name="ce1">
            <text:p>BLOQUE(1)K256: Ingenieros Ambient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7</text:p>
          </table:table-cell>
          <table:table-cell office:value-type="string" table:style-name="ce1">
            <text:p>Bloque(1)K257: Ingenieros Ambiental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8</text:p>
          </table:table-cell>
          <table:table-cell office:value-type="string" table:style-name="ce1">
            <text:p>Bloque(1)K258: Ingenieros Ambiental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59</text:p>
          </table:table-cell>
          <table:table-cell office:value-type="string" table:style-name="ce1">
            <text:p>Bloque(1)K259: Ingenieros Ambiental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0</text:p>
          </table:table-cell>
          <table:table-cell office:value-type="string" table:style-name="ce1">
            <text:p>Bloque(1)K260: Ingenieros Ambiental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1</text:p>
          </table:table-cell>
          <table:table-cell office:value-type="string" table:style-name="ce1">
            <text:p>BLOQUE(1)K261:Otros 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2</text:p>
          </table:table-cell>
          <table:table-cell office:value-type="string" table:style-name="ce1">
            <text:p>Bloque(1)K262: Otros (especifique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3</text:p>
          </table:table-cell>
          <table:table-cell office:value-type="string" table:style-name="ce1">
            <text:p>Bloque(1)K263: Otros (especifique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4</text:p>
          </table:table-cell>
          <table:table-cell office:value-type="string" table:style-name="ce1">
            <text:p>Bloque(1)K264: Otros (especifique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5</text:p>
          </table:table-cell>
          <table:table-cell office:value-type="string" table:style-name="ce1">
            <text:p>Bloque(1)K265: Otros (especifique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6</text:p>
          </table:table-cell>
          <table:table-cell office:value-type="string" table:style-name="ce1">
            <text:p>BLOQUE(1)K266:Licenciados y/o Tecn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7</text:p>
          </table:table-cell>
          <table:table-cell office:value-type="string" table:style-name="ce1">
            <text:p>Bloque(1)K267: Licenciados y/o Tecn¢logos Uso Inec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8</text:p>
          </table:table-cell>
          <table:table-cell office:value-type="string" table:style-name="ce1">
            <text:p>Bloque(1)K268: Licenciados y/o Tecn¢logos Uso Inec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69</text:p>
          </table:table-cell>
          <table:table-cell office:value-type="string" table:style-name="ce1">
            <text:p>Bloque(1)K269: Licenciados y/o Tecn¢logos Uso Inec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0</text:p>
          </table:table-cell>
          <table:table-cell office:value-type="string" table:style-name="ce1">
            <text:p>Bloque(1)K270: Licenciados y/o Tecn¢logos Uso Inec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1</text:p>
          </table:table-cell>
          <table:table-cell office:value-type="string" table:style-name="ce1">
            <text:p>BLOQUE(1)K271: En Fisi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2</text:p>
          </table:table-cell>
          <table:table-cell office:value-type="string" table:style-name="ce1">
            <text:p>Bloque(1)K272: En Fisioterapi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3</text:p>
          </table:table-cell>
          <table:table-cell office:value-type="string" table:style-name="ce1">
            <text:p>Bloque(1)K273: En Fisioterapi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4</text:p>
          </table:table-cell>
          <table:table-cell office:value-type="string" table:style-name="ce1">
            <text:p>Bloque(1)K274: En Fisioterapi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5</text:p>
          </table:table-cell>
          <table:table-cell office:value-type="string" table:style-name="ce1">
            <text:p>Bloque(1)K275: En Fisioterapi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6</text:p>
          </table:table-cell>
          <table:table-cell office:value-type="string" table:style-name="ce1">
            <text:p>BLOQUE(1)K276: En Anestesi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7</text:p>
          </table:table-cell>
          <table:table-cell office:value-type="string" table:style-name="ce1">
            <text:p>Bloque(1)K277: En Anestesiolog¡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8</text:p>
          </table:table-cell>
          <table:table-cell office:value-type="string" table:style-name="ce1">
            <text:p>Bloque(1)K278: En Anestesiolog¡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79</text:p>
          </table:table-cell>
          <table:table-cell office:value-type="string" table:style-name="ce1">
            <text:p>Bloque(1)K279: En Anestesiolog¡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0</text:p>
          </table:table-cell>
          <table:table-cell office:value-type="string" table:style-name="ce1">
            <text:p>Bloque(1)K280: En Anestesiolog¡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1</text:p>
          </table:table-cell>
          <table:table-cell office:value-type="string" table:style-name="ce1">
            <text:p>BLOQUE(1)K281: En Laboratorio Cl¡n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2</text:p>
          </table:table-cell>
          <table:table-cell office:value-type="string" table:style-name="ce1">
            <text:p>Bloque(1)K282: En Laboratorio Cl¡n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3</text:p>
          </table:table-cell>
          <table:table-cell office:value-type="string" table:style-name="ce1">
            <text:p>Bloque(1)K283: En Laboratorio Cl¡n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4</text:p>
          </table:table-cell>
          <table:table-cell office:value-type="string" table:style-name="ce1">
            <text:p>Bloque(1)K284: En Laboratorio Cl¡n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5</text:p>
          </table:table-cell>
          <table:table-cell office:value-type="string" table:style-name="ce1">
            <text:p>Bloque(1)K285: En Laboratorio Cl¡n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6</text:p>
          </table:table-cell>
          <table:table-cell office:value-type="string" table:style-name="ce1">
            <text:p>BLOQUE(1)K286: En Laboratorio Histopatol¢g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7</text:p>
          </table:table-cell>
          <table:table-cell office:value-type="string" table:style-name="ce1">
            <text:p>Bloque(1)K287: En Laboratorio Histopatol¢g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8</text:p>
          </table:table-cell>
          <table:table-cell office:value-type="string" table:style-name="ce1">
            <text:p>Bloque(1)K288: En Laboratorio Histopatol¢g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89</text:p>
          </table:table-cell>
          <table:table-cell office:value-type="string" table:style-name="ce1">
            <text:p>Bloque(1)K289: En Laboratorio Histopatol¢g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0</text:p>
          </table:table-cell>
          <table:table-cell office:value-type="string" table:style-name="ce1">
            <text:p>Bloque(1)K290: En Laboratorio Histopatol¢g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1</text:p>
          </table:table-cell>
          <table:table-cell office:value-type="string" table:style-name="ce1">
            <text:p>BLOQUE(1)K291: En Radi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2</text:p>
          </table:table-cell>
          <table:table-cell office:value-type="string" table:style-name="ce1">
            <text:p>Bloque(1)K292: En Radiolog¡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3</text:p>
          </table:table-cell>
          <table:table-cell office:value-type="string" table:style-name="ce1">
            <text:p>Bloque(1)K293: En Radiolog¡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4</text:p>
          </table:table-cell>
          <table:table-cell office:value-type="string" table:style-name="ce1">
            <text:p>Bloque(1)K294: En Radiolog¡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5</text:p>
          </table:table-cell>
          <table:table-cell office:value-type="string" table:style-name="ce1">
            <text:p>Bloque(1)K295: En Radiolog¡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6</text:p>
          </table:table-cell>
          <table:table-cell office:value-type="string" table:style-name="ce1">
            <text:p>BLOQUE(1)K296 En Saneamiento Ambien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7</text:p>
          </table:table-cell>
          <table:table-cell office:value-type="string" table:style-name="ce1">
            <text:p>Bloque(1)K297: En Saneamiento Ambient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8</text:p>
          </table:table-cell>
          <table:table-cell office:value-type="string" table:style-name="ce1">
            <text:p>Bloque(1)K298: En Saneamiento Ambient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299</text:p>
          </table:table-cell>
          <table:table-cell office:value-type="string" table:style-name="ce1">
            <text:p>Bloque(1)K299: En Saneamiento Ambient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0</text:p>
          </table:table-cell>
          <table:table-cell office:value-type="string" table:style-name="ce1">
            <text:p>Bloque(1)K300: En Saneamiento Ambient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1</text:p>
          </table:table-cell>
          <table:table-cell office:value-type="string" table:style-name="ce1">
            <text:p>BLOQUE(1)K301: En Aliment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2</text:p>
          </table:table-cell>
          <table:table-cell office:value-type="string" table:style-name="ce1">
            <text:p>Bloque(1)K302: En Aliment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3</text:p>
          </table:table-cell>
          <table:table-cell office:value-type="string" table:style-name="ce1">
            <text:p>Bloque(1)K303: En Aliment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4</text:p>
          </table:table-cell>
          <table:table-cell office:value-type="string" table:style-name="ce1">
            <text:p>Bloque(1)K304: En Aliment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5</text:p>
          </table:table-cell>
          <table:table-cell office:value-type="string" table:style-name="ce1">
            <text:p>Bloque(1)K305: En Aliment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1a</text:p>
          </table:table-cell>
          <table:table-cell office:value-type="string" table:style-name="ce1">
            <text:p>BLOQUE(1)K301a: En Param‚d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2a</text:p>
          </table:table-cell>
          <table:table-cell office:value-type="string" table:style-name="ce1">
            <text:p>Bloque(1)K302a: En Param‚d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3a</text:p>
          </table:table-cell>
          <table:table-cell office:value-type="string" table:style-name="ce1">
            <text:p>Bloque(1)K303a: En Param‚d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4a</text:p>
          </table:table-cell>
          <table:table-cell office:value-type="string" table:style-name="ce1">
            <text:p>Bloque(1)K304a: En Param‚d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5a</text:p>
          </table:table-cell>
          <table:table-cell office:value-type="string" table:style-name="ce1">
            <text:p>Bloque(1)K305a: En Param‚d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6</text:p>
          </table:table-cell>
          <table:table-cell office:value-type="string" table:style-name="ce1">
            <text:p>BLOQUE(1)K306: Otros 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7</text:p>
          </table:table-cell>
          <table:table-cell office:value-type="string" table:style-name="ce1">
            <text:p>Bloque(1)K307:Otros (especifique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8</text:p>
          </table:table-cell>
          <table:table-cell office:value-type="string" table:style-name="ce1">
            <text:p>Bloque(1)K308:Otros (especifique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09</text:p>
          </table:table-cell>
          <table:table-cell office:value-type="string" table:style-name="ce1">
            <text:p>Bloque(1)K309:Otros (especifique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0</text:p>
          </table:table-cell>
          <table:table-cell office:value-type="string" table:style-name="ce1">
            <text:p>Bloque(1)K310:Otros (especifique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1</text:p>
          </table:table-cell>
          <table:table-cell office:value-type="string" table:style-name="ce1">
            <text:p>BLOQUE(1)K311: Total Auxiliares de Enfermer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2</text:p>
          </table:table-cell>
          <table:table-cell office:value-type="string" table:style-name="ce1">
            <text:p>Bloque(1)K312: Total Auxiliares de Enfermer¡a 8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3</text:p>
          </table:table-cell>
          <table:table-cell office:value-type="string" table:style-name="ce1">
            <text:p>Bloque(1)K313: Total Auxiliares de Enfermer¡a 6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4</text:p>
          </table:table-cell>
          <table:table-cell office:value-type="string" table:style-name="ce1">
            <text:p>Bloque(1)K314: Total Auxiliares de Enfermer¡a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5</text:p>
          </table:table-cell>
          <table:table-cell office:value-type="string" table:style-name="ce1">
            <text:p>Bloque(1)K315: Total Auxiliares de Enfermer¡a Eventual o de Llamada y menos de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6</text:p>
          </table:table-cell>
          <table:table-cell office:value-type="string" table:style-name="ce1">
            <text:p>BLOQUE(1)K316: Total Auxiliar de Enfermer¡a Con Certificad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7</text:p>
          </table:table-cell>
          <table:table-cell office:value-type="string" table:style-name="ce1">
            <text:p>Bloque(1)K317: Auxiliar de Enfermer¡a Con Certificad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8</text:p>
          </table:table-cell>
          <table:table-cell office:value-type="string" table:style-name="ce1">
            <text:p>Bloque(1)K318: Auxiliar de Enfermer¡a Con Certificad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19</text:p>
          </table:table-cell>
          <table:table-cell office:value-type="string" table:style-name="ce1">
            <text:p>Bloque(1)K319: Auxiliar de Enfermer¡a Con Certificad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0</text:p>
          </table:table-cell>
          <table:table-cell office:value-type="string" table:style-name="ce1">
            <text:p>Bloque(1)K320: Auxiliar de Enfermer¡a Con Certificad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1</text:p>
          </table:table-cell>
          <table:table-cell office:value-type="string" table:style-name="ce1">
            <text:p>BLOQUE(1)K321: Total Auxiliar de Enfermer¡a Sin Certificad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2</text:p>
          </table:table-cell>
          <table:table-cell office:value-type="string" table:style-name="ce1">
            <text:p>Bloque(1)K322: Auxiliar de Enfermer¡a Sin Certificad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3</text:p>
          </table:table-cell>
          <table:table-cell office:value-type="string" table:style-name="ce1">
            <text:p>Bloque(1)K323: Auxiliar de Enfermer¡a Sin Certificad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4</text:p>
          </table:table-cell>
          <table:table-cell office:value-type="string" table:style-name="ce1">
            <text:p>Bloque(1)K324: Auxiliar de Enfermer¡a Sin Certificad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5</text:p>
          </table:table-cell>
          <table:table-cell office:value-type="string" table:style-name="ce1">
            <text:p>Bloque(1)K325: Auxiliar de Enfermer¡a Sin Certificad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6</text:p>
          </table:table-cell>
          <table:table-cell office:value-type="string" table:style-name="ce1">
            <text:p>BLOQUE(1)K326: Total Otros Auxilia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7</text:p>
          </table:table-cell>
          <table:table-cell office:value-type="string" table:style-name="ce1">
            <text:p>Bloque(1)K327: Total Otros Auxiliares 8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8</text:p>
          </table:table-cell>
          <table:table-cell office:value-type="string" table:style-name="ce1">
            <text:p>Bloque(1)K328: Total Otros Auxiliares 6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29</text:p>
          </table:table-cell>
          <table:table-cell office:value-type="string" table:style-name="ce1">
            <text:p>Bloque(1)K329: Total Otros Auxiliares 4 horas diarias <text:s/>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0</text:p>
          </table:table-cell>
          <table:table-cell office:value-type="string" table:style-name="ce1">
            <text:p>Bloque(1)K330: Total Otros Auxiliares Eventual o de Llamada y menos de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1</text:p>
          </table:table-cell>
          <table:table-cell office:value-type="string" table:style-name="ce1">
            <text:p>BLOQUE(1)K331: Total Otros Auxiliar de Fisi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2</text:p>
          </table:table-cell>
          <table:table-cell office:value-type="string" table:style-name="ce1">
            <text:p>Bloque(1)K332: Otros Auxiliar de Fisioterapia 8 horas diari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3</text:p>
          </table:table-cell>
          <table:table-cell office:value-type="string" table:style-name="ce1">
            <text:p>Bloque(1)K333: Otros Auxiliar de Fisioterapia 6 horas diari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4</text:p>
          </table:table-cell>
          <table:table-cell office:value-type="string" table:style-name="ce1">
            <text:p>Bloque(1)K334: Otros Auxiliar de Fisioterapi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5</text:p>
          </table:table-cell>
          <table:table-cell office:value-type="string" table:style-name="ce1">
            <text:p>Bloque(1)K335: Otros Auxiliar de Fisioterapia Eventual o de Llamada y menos de 4 horas diari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6</text:p>
          </table:table-cell>
          <table:table-cell office:value-type="string" table:style-name="ce1">
            <text:p>BLOQUE(1)K336: Total Otros Auxiliares de Radi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7</text:p>
          </table:table-cell>
          <table:table-cell office:value-type="string" table:style-name="ce1">
            <text:p>Bloque(1)K337: Otros Auxiliares de Radiolog¡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8</text:p>
          </table:table-cell>
          <table:table-cell office:value-type="string" table:style-name="ce1">
            <text:p>Bloque(1)K338: Otros Auxiliares de Radiolog¡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39</text:p>
          </table:table-cell>
          <table:table-cell office:value-type="string" table:style-name="ce1">
            <text:p>Bloque(1)K339: Otros Auxiliares de Radiolog¡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0</text:p>
          </table:table-cell>
          <table:table-cell office:value-type="string" table:style-name="ce1">
            <text:p>Bloque(1)K340: Otros Auxiliares de Radiolog¡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1</text:p>
          </table:table-cell>
          <table:table-cell office:value-type="string" table:style-name="ce1">
            <text:p>BLOQUE(1)K341: Total Otros Auxiliares de Farma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2</text:p>
          </table:table-cell>
          <table:table-cell office:value-type="string" table:style-name="ce1">
            <text:p>Bloque(1)K342: <text:s/>Otros Auxiliares de Farmaci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3</text:p>
          </table:table-cell>
          <table:table-cell office:value-type="string" table:style-name="ce1">
            <text:p>Bloque(1)K343: <text:s/>Otros Auxiliares de Farmaci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4</text:p>
          </table:table-cell>
          <table:table-cell office:value-type="string" table:style-name="ce1">
            <text:p>Bloque(1)K344: <text:s/>Otros Auxiliares de Farmaci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5</text:p>
          </table:table-cell>
          <table:table-cell office:value-type="string" table:style-name="ce1">
            <text:p>Bloque(1)K345: <text:s/>Otros Auxiliares de Farmaci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6</text:p>
          </table:table-cell>
          <table:table-cell office:value-type="string" table:style-name="ce1">
            <text:p>BLOQUE(1)K346: Total Otros Auxiliares de Laborator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7</text:p>
          </table:table-cell>
          <table:table-cell office:value-type="string" table:style-name="ce1">
            <text:p>Bloque(1)K347: Otros Auxiliares de Laboratori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8</text:p>
          </table:table-cell>
          <table:table-cell office:value-type="string" table:style-name="ce1">
            <text:p>Bloque(1)K348: Otros Auxiliares de Laboratori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49</text:p>
          </table:table-cell>
          <table:table-cell office:value-type="string" table:style-name="ce1">
            <text:p>Bloque(1)K349: Otros Auxiliares de Laboratori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0</text:p>
          </table:table-cell>
          <table:table-cell office:value-type="string" table:style-name="ce1">
            <text:p>Bloque(1)K350: Otros Auxiliares de Laboratori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1</text:p>
          </table:table-cell>
          <table:table-cell office:value-type="string" table:style-name="ce1">
            <text:p>BLOQUE(1)K351: Total Otros Auxiliares de Otr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2</text:p>
          </table:table-cell>
          <table:table-cell office:value-type="string" table:style-name="ce1">
            <text:p>Bloque(1)K352: Otros Auxiliares de Otr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3</text:p>
          </table:table-cell>
          <table:table-cell office:value-type="string" table:style-name="ce1">
            <text:p>Bloque(1)K353: Otros Auxiliares de Otr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4</text:p>
          </table:table-cell>
          <table:table-cell office:value-type="string" table:style-name="ce1">
            <text:p>Bloque(1)K354: Otros Auxiliares de Otr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5</text:p>
          </table:table-cell>
          <table:table-cell office:value-type="string" table:style-name="ce1">
            <text:p>Bloque(1)K355: Otros Auxiliares de Otr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6</text:p>
          </table:table-cell>
          <table:table-cell office:value-type="string" table:style-name="ce1">
            <text:p>BLOQUE(1)K356: Total Personal Administrativ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7</text:p>
          </table:table-cell>
          <table:table-cell office:value-type="string" table:style-name="ce1">
            <text:p>Bloque(1)K357: Total Personal Administrativo 8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8</text:p>
          </table:table-cell>
          <table:table-cell office:value-type="string" table:style-name="ce1">
            <text:p>Bloque(1)K358: Total Personal Administrativo 6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59</text:p>
          </table:table-cell>
          <table:table-cell office:value-type="string" table:style-name="ce1">
            <text:p>Bloque(1)K359: Total Personal Administrativo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0</text:p>
          </table:table-cell>
          <table:table-cell office:value-type="string" table:style-name="ce1">
            <text:p>Bloque(1)K360: Total Personal Administrativo Eventual o de Llamada y menos de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1</text:p>
          </table:table-cell>
          <table:table-cell office:value-type="string" table:style-name="ce1">
            <text:p>BLOQUE(1)K361: Total PAdm. Directivos y/o Gerentes y/o Administrado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2</text:p>
          </table:table-cell>
          <table:table-cell office:value-type="string" table:style-name="ce1">
            <text:p>Bloque(1)K362: PAdm. Directivos y/o Gerentes y/o Administrador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3</text:p>
          </table:table-cell>
          <table:table-cell office:value-type="string" table:style-name="ce1">
            <text:p>Bloque(1)K363: PAdm. Directivos y/o Gerentes y/o Administrador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4</text:p>
          </table:table-cell>
          <table:table-cell office:value-type="string" table:style-name="ce1">
            <text:p>Bloque(1)K364: PAdm. Directivos y/o Gerentes y/o Administrador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5</text:p>
          </table:table-cell>
          <table:table-cell office:value-type="string" table:style-name="ce1">
            <text:p>Bloque(1)K365: PAdm. Directivos y/o Gerentes y/o Administrador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6</text:p>
          </table:table-cell>
          <table:table-cell office:value-type="string" table:style-name="ce1">
            <text:p>BLOQUE(1)K366: Total PAdm. de Talento human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7</text:p>
          </table:table-cell>
          <table:table-cell office:value-type="string" table:style-name="ce1">
            <text:p>Bloque(1)K367: PAdm. de Talento human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8</text:p>
          </table:table-cell>
          <table:table-cell office:value-type="string" table:style-name="ce1">
            <text:p>Bloque(1)K368: PAdm. de Talento human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69</text:p>
          </table:table-cell>
          <table:table-cell office:value-type="string" table:style-name="ce1">
            <text:p>Bloque(1)K369: PAdm. de Talento human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0</text:p>
          </table:table-cell>
          <table:table-cell office:value-type="string" table:style-name="ce1">
            <text:p>Bloque(1)K370: PAdm. de Talento human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1</text:p>
          </table:table-cell>
          <table:table-cell office:value-type="string" table:style-name="ce1">
            <text:p>BLOQUE(1)K371: Total PAdm. de Estad¡stica y Admis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2</text:p>
          </table:table-cell>
          <table:table-cell office:value-type="string" table:style-name="ce1">
            <text:p>Bloque(1)K372: PAdm. de Estad¡stica y Admisi¢n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3</text:p>
          </table:table-cell>
          <table:table-cell office:value-type="string" table:style-name="ce1">
            <text:p>Bloque(1)K373: PAdm. de Estad¡stica y Admisi¢n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4</text:p>
          </table:table-cell>
          <table:table-cell office:value-type="string" table:style-name="ce1">
            <text:p>Bloque(1)K374: PAdm. de Estad¡stica y Admisi¢n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5</text:p>
          </table:table-cell>
          <table:table-cell office:value-type="string" table:style-name="ce1">
            <text:p>Bloque(1)K375: PAdm. de Estad¡stica y Admisi¢n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6</text:p>
          </table:table-cell>
          <table:table-cell office:value-type="string" table:style-name="ce1">
            <text:p>BLOQUE(1)K376: Total PAdm. de Recursos Financier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7</text:p>
          </table:table-cell>
          <table:table-cell office:value-type="string" table:style-name="ce1">
            <text:p>Bloque(1)K377: PAdm. de Recursos Financier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8</text:p>
          </table:table-cell>
          <table:table-cell office:value-type="string" table:style-name="ce1">
            <text:p>Bloque(1)K378: PAdm. de Recursos Financier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79</text:p>
          </table:table-cell>
          <table:table-cell office:value-type="string" table:style-name="ce1">
            <text:p>Bloque(1)K379: PAdm. de Recursos Financier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0</text:p>
          </table:table-cell>
          <table:table-cell office:value-type="string" table:style-name="ce1">
            <text:p>Bloque(1)K380: PAdm. de Recursos Financier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1</text:p>
          </table:table-cell>
          <table:table-cell office:value-type="string" table:style-name="ce1">
            <text:p>BLOQUE(1)K381:Total PAdm. de Secretar¡a-Recepcion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2</text:p>
          </table:table-cell>
          <table:table-cell office:value-type="string" table:style-name="ce1">
            <text:p>Bloque(1)K382: PAdm. de Secretar¡a-Recepcionista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3</text:p>
          </table:table-cell>
          <table:table-cell office:value-type="string" table:style-name="ce1">
            <text:p>Bloque(1)K383: PAdm. de Secretar¡a-Recepcionista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4</text:p>
          </table:table-cell>
          <table:table-cell office:value-type="string" table:style-name="ce1">
            <text:p>Bloque(1)K384: PAdm. de Secretar¡a-Recepcionista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5</text:p>
          </table:table-cell>
          <table:table-cell office:value-type="string" table:style-name="ce1">
            <text:p>Bloque(1)K385: PAdm. de Secretar¡a-Recepcionista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6</text:p>
          </table:table-cell>
          <table:table-cell office:value-type="string" table:style-name="ce1">
            <text:p>BLOQUE(1)K386: Total PAdm. de Servicios Institucionales (Bodegueros, guardalmac‚n, etc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7</text:p>
          </table:table-cell>
          <table:table-cell office:value-type="string" table:style-name="ce1">
            <text:p>Bloque(1)K387: PAdm. de Servicios Institucionales (Bodegueros, guardalmac‚n, etc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8</text:p>
          </table:table-cell>
          <table:table-cell office:value-type="string" table:style-name="ce1">
            <text:p>Bloque(1)K388: PAdm. de Servicios Institucionales (Bodegueros, guardalmac‚n, etc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89</text:p>
          </table:table-cell>
          <table:table-cell office:value-type="string" table:style-name="ce1">
            <text:p>Bloque(1)K389: PAdm. de Servicios Institucionales (Bodegueros, guardalmac‚n, etc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0</text:p>
          </table:table-cell>
          <table:table-cell office:value-type="string" table:style-name="ce1">
            <text:p>Bloque(1)K390: PAdm. de Servicios Institucionales (Bodegueros, guardalmac‚n, etc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a</text:p>
          </table:table-cell>
          <table:table-cell office:value-type="string" table:style-name="ce1">
            <text:p>BLOQUE(1)K391a: Total PAdm. De Calidad <text:s/>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a</text:p>
          </table:table-cell>
          <table:table-cell office:value-type="string" table:style-name="ce1">
            <text:p>Bloque(1)K392a: PAdm. de Calidad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a</text:p>
          </table:table-cell>
          <table:table-cell office:value-type="string" table:style-name="ce1">
            <text:p>Bloque(1)K393a: PAdm. de: Calidad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a</text:p>
          </table:table-cell>
          <table:table-cell office:value-type="string" table:style-name="ce1">
            <text:p>Bloque(1)K394a: PAdm. de Calidad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a</text:p>
          </table:table-cell>
          <table:table-cell office:value-type="string" table:style-name="ce1">
            <text:p>Bloque(1)K395a: PAdm. de Calidad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b</text:p>
          </table:table-cell>
          <table:table-cell office:value-type="string" table:style-name="ce1">
            <text:p>BLOQUE(1)K391b: Total PAdm. De Comunicaci¢n Soci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b</text:p>
          </table:table-cell>
          <table:table-cell office:value-type="string" table:style-name="ce1">
            <text:p>Bloque(1)K392b: PAdm. de Comunicaci¢n Soci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b</text:p>
          </table:table-cell>
          <table:table-cell office:value-type="string" table:style-name="ce1">
            <text:p>Bloque(1)K393b: PAdm. de Comunicaci¢n Soci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b</text:p>
          </table:table-cell>
          <table:table-cell office:value-type="string" table:style-name="ce1">
            <text:p>Bloque(1)K394b: PAdm. de Comunicaci¢n Soci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b</text:p>
          </table:table-cell>
          <table:table-cell office:value-type="string" table:style-name="ce1">
            <text:p>Bloque(1)K395b: PAdm. de Comunicaci¢n Soci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c</text:p>
          </table:table-cell>
          <table:table-cell office:value-type="string" table:style-name="ce1">
            <text:p>BLOQUE(1)K391c: Total PAdm. De Planific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c</text:p>
          </table:table-cell>
          <table:table-cell office:value-type="string" table:style-name="ce1">
            <text:p>Bloque(1)K392c: PAdm. de Planificaci¢n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c</text:p>
          </table:table-cell>
          <table:table-cell office:value-type="string" table:style-name="ce1">
            <text:p>Bloque(1)K393c: PAdm. de Planificaci¢n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c</text:p>
          </table:table-cell>
          <table:table-cell office:value-type="string" table:style-name="ce1">
            <text:p>Bloque(1)K394c: PAdm. de Planificaci¢n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c</text:p>
          </table:table-cell>
          <table:table-cell office:value-type="string" table:style-name="ce1">
            <text:p>Bloque(1)K395c: PAdm. de Planificaci¢n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d</text:p>
          </table:table-cell>
          <table:table-cell office:value-type="string" table:style-name="ce1">
            <text:p>BLOQUE(1)K391d: Total PAdm. De Jur¡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d</text:p>
          </table:table-cell>
          <table:table-cell office:value-type="string" table:style-name="ce1">
            <text:p>Bloque(1)K392d: PAdm. de Jur¡dic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d</text:p>
          </table:table-cell>
          <table:table-cell office:value-type="string" table:style-name="ce1">
            <text:p>Bloque(1)K393d: PAdm. de Jur¡dic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d</text:p>
          </table:table-cell>
          <table:table-cell office:value-type="string" table:style-name="ce1">
            <text:p>Bloque(1)K394d: PAdm. de Jur¡dic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d</text:p>
          </table:table-cell>
          <table:table-cell office:value-type="string" table:style-name="ce1">
            <text:p>Bloque(1)K395d: PAdm. de Jur¡dic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e</text:p>
          </table:table-cell>
          <table:table-cell office:value-type="string" table:style-name="ce1">
            <text:p>BLOQUE(1)K391e: Total PAdm. de Inform t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e</text:p>
          </table:table-cell>
          <table:table-cell office:value-type="string" table:style-name="ce1">
            <text:p>Bloque(1)K392e: PAdm. de <text:s/>Inform tic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e</text:p>
          </table:table-cell>
          <table:table-cell office:value-type="string" table:style-name="ce1">
            <text:p>Bloque(1)K393e: PAdm. de <text:s/>Inform tic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e</text:p>
          </table:table-cell>
          <table:table-cell office:value-type="string" table:style-name="ce1">
            <text:p>Bloque(1)K394e: PAdm. de <text:s/>Inform tic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e</text:p>
          </table:table-cell>
          <table:table-cell office:value-type="string" table:style-name="ce1">
            <text:p>Bloque(1)K395e: PAdm. de <text:s/>Inform tic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f</text:p>
          </table:table-cell>
          <table:table-cell office:value-type="string" table:style-name="ce1">
            <text:p>BLOQUE(1)K391f: Total PAdm. de Atenci¢n al usuar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f</text:p>
          </table:table-cell>
          <table:table-cell office:value-type="string" table:style-name="ce1">
            <text:p>Bloque(1)K392f: PAdm. de Atenci¢n al usuari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f</text:p>
          </table:table-cell>
          <table:table-cell office:value-type="string" table:style-name="ce1">
            <text:p>Bloque(1)K393f: PAdm. de Atenci¢n al usuari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f</text:p>
          </table:table-cell>
          <table:table-cell office:value-type="string" table:style-name="ce1">
            <text:p>Bloque(1)K394f: PAdm. de Atenci¢n al usuari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f</text:p>
          </table:table-cell>
          <table:table-cell office:value-type="string" table:style-name="ce1">
            <text:p>Bloque(1)K395f: PAdm. de Atenci¢n al usuari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g</text:p>
          </table:table-cell>
          <table:table-cell office:value-type="string" table:style-name="ce1">
            <text:p>BLOQUE(1)K391g: Total PAdm. de Ries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g</text:p>
          </table:table-cell>
          <table:table-cell office:value-type="string" table:style-name="ce1">
            <text:p>Bloque(1)K392g: PAdm. de <text:s/>Riesg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g</text:p>
          </table:table-cell>
          <table:table-cell office:value-type="string" table:style-name="ce1">
            <text:p>Bloque(1)K393g: PAdm. de <text:s/>Riesg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g</text:p>
          </table:table-cell>
          <table:table-cell office:value-type="string" table:style-name="ce1">
            <text:p>Bloque(1)K394g: PAdm. de Riesg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g</text:p>
          </table:table-cell>
          <table:table-cell office:value-type="string" table:style-name="ce1">
            <text:p>Bloque(1)K395g: PAdm. de Riesg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1</text:p>
          </table:table-cell>
          <table:table-cell office:value-type="string" table:style-name="ce1">
            <text:p>BLOQUE(1)K391: Total PAdm. de Otros 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2</text:p>
          </table:table-cell>
          <table:table-cell office:value-type="string" table:style-name="ce1">
            <text:p>Bloque(1)K392: PAdm. de Otros (especifique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3</text:p>
          </table:table-cell>
          <table:table-cell office:value-type="string" table:style-name="ce1">
            <text:p>Bloque(1)K393: PAdm. de Otros (especifique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4</text:p>
          </table:table-cell>
          <table:table-cell office:value-type="string" table:style-name="ce1">
            <text:p>Bloque(1)K394: PAdm. de Otros (especifique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5</text:p>
          </table:table-cell>
          <table:table-cell office:value-type="string" table:style-name="ce1">
            <text:p>Bloque(1)K395: Padm. <text:s/>de Otros (especifique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6</text:p>
          </table:table-cell>
          <table:table-cell office:value-type="string" table:style-name="ce1">
            <text:p>BLOQUE(1)K396: Total Personal Sanitario de Apoy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7</text:p>
          </table:table-cell>
          <table:table-cell office:value-type="string" table:style-name="ce1">
            <text:p>Bloque(1)K397: Total Personal Sanitario de Apoyo 8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8</text:p>
          </table:table-cell>
          <table:table-cell office:value-type="string" table:style-name="ce1">
            <text:p>Bloque(1)K398: Total Personal Sanitario de Apoyo 6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399</text:p>
          </table:table-cell>
          <table:table-cell office:value-type="string" table:style-name="ce1">
            <text:p>Bloque(1)K399: Total Personal Sanitario de Apoyo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0</text:p>
          </table:table-cell>
          <table:table-cell office:value-type="string" table:style-name="ce1">
            <text:p>Bloque(1)K400: Total Personal Sanitario de Apoyo Eventual o de Llamada y menos de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1</text:p>
          </table:table-cell>
          <table:table-cell office:value-type="string" table:style-name="ce1">
            <text:p>BLOQUE(1)K401: Total Personal Sanitario Inspector Sanitar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2</text:p>
          </table:table-cell>
          <table:table-cell office:value-type="string" table:style-name="ce1">
            <text:p>Bloque(1)K402: Personal Sanitario Inspector Sanitari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3</text:p>
          </table:table-cell>
          <table:table-cell office:value-type="string" table:style-name="ce1">
            <text:p>Bloque(1)K403: Personal Sanitario Inspector Sanitari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4</text:p>
          </table:table-cell>
          <table:table-cell office:value-type="string" table:style-name="ce1">
            <text:p>Bloque(1)K404: Personal Sanitario Inspector Sanitari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5</text:p>
          </table:table-cell>
          <table:table-cell office:value-type="string" table:style-name="ce1">
            <text:p>Bloque(1)K405: Personal Sanitario Inspector Sanitari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6</text:p>
          </table:table-cell>
          <table:table-cell office:value-type="string" table:style-name="ce1">
            <text:p>BLOQUE(1)K406: Total Personal Sanitario Empleado Sanitar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7</text:p>
          </table:table-cell>
          <table:table-cell office:value-type="string" table:style-name="ce1">
            <text:p>Bloque(1)K407: Personal Sanitario Empleado Sanitari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8</text:p>
          </table:table-cell>
          <table:table-cell office:value-type="string" table:style-name="ce1">
            <text:p>Bloque(1)K408: Personal Sanitario Empleado Sanitari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09</text:p>
          </table:table-cell>
          <table:table-cell office:value-type="string" table:style-name="ce1">
            <text:p>Bloque(1)K409: Personal Sanitario Empleado Sanitari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0</text:p>
          </table:table-cell>
          <table:table-cell office:value-type="string" table:style-name="ce1">
            <text:p>Bloque(1)K410: Personal Sanitario Empleado Sanitari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1</text:p>
          </table:table-cell>
          <table:table-cell office:value-type="string" table:style-name="ce1">
            <text:p>BLOQUE(1)K411: Total Personal Sanitario T‚cnico de atenci¢n Primaria de Salud (TAP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2</text:p>
          </table:table-cell>
          <table:table-cell office:value-type="string" table:style-name="ce1">
            <text:p>Bloque(1)K412: Personal Sanitario T‚cnico de atenci¢n Primaria de Salud (TAPS) <text:s/>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3</text:p>
          </table:table-cell>
          <table:table-cell office:value-type="string" table:style-name="ce1">
            <text:p>Bloque(1)K413: Personal Sanitario T‚cnico de atenci¢n Primaria de Salud (TAPS) <text:s/>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4</text:p>
          </table:table-cell>
          <table:table-cell office:value-type="string" table:style-name="ce1">
            <text:p>Bloque(1)K414: Personal Sanitario T‚cnico de atenci¢n Primaria de Salud (TAPS) <text:s/>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5</text:p>
          </table:table-cell>
          <table:table-cell office:value-type="string" table:style-name="ce1">
            <text:p>Bloque(1)K415: Personal Sanitario T‚cnico de atenci¢n Primaria de Salud (TAPS) <text:s/>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6a</text:p>
          </table:table-cell>
          <table:table-cell office:value-type="string" table:style-name="ce1">
            <text:p>BLOQUE(1)K416a: Personal Sanitario Saneamiento Ambien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7a</text:p>
          </table:table-cell>
          <table:table-cell office:value-type="string" table:style-name="ce1">
            <text:p>Bloque(1)K 417a: Personal Sanitario <text:s/>Saneamiento Ambiental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8a</text:p>
          </table:table-cell>
          <table:table-cell office:value-type="string" table:style-name="ce1">
            <text:p>Bloque(1)K418a: Personal Sanitario <text:s/>Saneamiento Ambiental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9a</text:p>
          </table:table-cell>
          <table:table-cell office:value-type="string" table:style-name="ce1">
            <text:p>Bloque(1)K419a: Personal Sanitario Saneamiento Ambiental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0a</text:p>
          </table:table-cell>
          <table:table-cell office:value-type="string" table:style-name="ce1">
            <text:p>Bloque(1)K420a: Personal Sanitario Saneamiento Ambiental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6</text:p>
          </table:table-cell>
          <table:table-cell office:value-type="string" table:style-name="ce1">
            <text:p>BLOQUE(1)K416: Total Personal Sanitario 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7</text:p>
          </table:table-cell>
          <table:table-cell office:value-type="string" table:style-name="ce1">
            <text:p>Bloque(1)K417: Personal Sanitario Otros(especifique) Us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8</text:p>
          </table:table-cell>
          <table:table-cell office:value-type="string" table:style-name="ce1">
            <text:p>Bloque(1)K418: Personal Sanitario Otros(especifique) Us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19</text:p>
          </table:table-cell>
          <table:table-cell office:value-type="string" table:style-name="ce1">
            <text:p>Bloque(1)K419: Personal Sanitario Otros(especifique) Us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0</text:p>
          </table:table-cell>
          <table:table-cell office:value-type="string" table:style-name="ce1">
            <text:p>Bloque(1)K420: Personal Sanitario Otros(especifique) Us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1</text:p>
          </table:table-cell>
          <table:table-cell office:value-type="string" table:style-name="ce1">
            <text:p>BLOQUE(1)K421: Total Personal de Serv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2</text:p>
          </table:table-cell>
          <table:table-cell office:value-type="string" table:style-name="ce1">
            <text:p>Bloque(1)K422: Total Personal de Servicos 8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3</text:p>
          </table:table-cell>
          <table:table-cell office:value-type="string" table:style-name="ce1">
            <text:p>Bloque(1)K423: Total Personal de Servicos 6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4</text:p>
          </table:table-cell>
          <table:table-cell office:value-type="string" table:style-name="ce1">
            <text:p>Bloque(1)K424: Total Personal de Servicos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5</text:p>
          </table:table-cell>
          <table:table-cell office:value-type="string" table:style-name="ce1">
            <text:p>Bloque(1)K425: Total Personal de Servicos Eventual o de Llamada y menos de 4 horas diar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6</text:p>
          </table:table-cell>
          <table:table-cell office:value-type="string" table:style-name="ce1">
            <text:p>BLOQUE(1)K426: Total Personal Servicio de Alimentaci¢n y Diet‚tic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7</text:p>
          </table:table-cell>
          <table:table-cell office:value-type="string" table:style-name="ce1">
            <text:p>Bloque(1)K427: Personal Servicio de Alimentaci¢n y Diet‚tic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8</text:p>
          </table:table-cell>
          <table:table-cell office:value-type="string" table:style-name="ce1">
            <text:p>Bloque(1)K428: Personal Servicio de Alimentaci¢n y Diet‚tic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29</text:p>
          </table:table-cell>
          <table:table-cell office:value-type="string" table:style-name="ce1">
            <text:p>Bloque(1)K429: Personal Servicio de Alimentaci¢n y Diet‚tic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0</text:p>
          </table:table-cell>
          <table:table-cell office:value-type="string" table:style-name="ce1">
            <text:p>Bloque(1)K430: Personal Servicio de Alimentaci¢n y Diet‚tic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1</text:p>
          </table:table-cell>
          <table:table-cell office:value-type="string" table:style-name="ce1">
            <text:p>BLOQUE(1)K431: Total Personal Servicio de Lavander¡a, Roper¡a y Costur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2</text:p>
          </table:table-cell>
          <table:table-cell office:value-type="string" table:style-name="ce1">
            <text:p>Bloque(1)K432: Personal Servicio de Lavander¡a, Roper¡a y Costur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3</text:p>
          </table:table-cell>
          <table:table-cell office:value-type="string" table:style-name="ce1">
            <text:p>Bloque(1)K433: Personal Servicio de Lavander¡a, Roper¡a y Costur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4</text:p>
          </table:table-cell>
          <table:table-cell office:value-type="string" table:style-name="ce1">
            <text:p>Bloque(1)K434: Personal Servicio de Lavander¡a, Roper¡a y Costur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5</text:p>
          </table:table-cell>
          <table:table-cell office:value-type="string" table:style-name="ce1">
            <text:p>Bloque(1)K435: Personal Servicio de Lavander¡a, Roper¡a y Costur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6</text:p>
          </table:table-cell>
          <table:table-cell office:value-type="string" table:style-name="ce1">
            <text:p>BLOQUE(1)K436: Total Personal Servicio de Limpiez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7</text:p>
          </table:table-cell>
          <table:table-cell office:value-type="string" table:style-name="ce1">
            <text:p>Bloque(1)K437: Personal Servicio de Limpieza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8</text:p>
          </table:table-cell>
          <table:table-cell office:value-type="string" table:style-name="ce1">
            <text:p>Bloque(1)K438: Personal Servicio de Limpieza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39</text:p>
          </table:table-cell>
          <table:table-cell office:value-type="string" table:style-name="ce1">
            <text:p>Bloque(1)K439: Personal Servicio de Limpieza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0</text:p>
          </table:table-cell>
          <table:table-cell office:value-type="string" table:style-name="ce1">
            <text:p>Bloque(1)K440: Personal Servicio de Limpieza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1</text:p>
          </table:table-cell>
          <table:table-cell office:value-type="string" table:style-name="ce1">
            <text:p>BLOQUE(1)K441: Total Personal Servicio de Conserjes, Choferes, Guardian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2</text:p>
          </table:table-cell>
          <table:table-cell office:value-type="string" table:style-name="ce1">
            <text:p>Bloque(1)K442: Personal Servicio de Conserjes, Choferes, Guardiane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3</text:p>
          </table:table-cell>
          <table:table-cell office:value-type="string" table:style-name="ce1">
            <text:p>Bloque(1)K443: Personal Servicio de Conserjes, Choferes, Guardiane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4</text:p>
          </table:table-cell>
          <table:table-cell office:value-type="string" table:style-name="ce1">
            <text:p>Bloque(1)K444: Personal Servicio de Conserjes, Choferes, Guardiane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5</text:p>
          </table:table-cell>
          <table:table-cell office:value-type="string" table:style-name="ce1">
            <text:p>Bloque(1)K445: Personal Servicio de Conserjes, Choferes, Guardiane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6</text:p>
          </table:table-cell>
          <table:table-cell office:value-type="string" table:style-name="ce1">
            <text:p>BLOQUE(1)K446: Total Personal Servicio de Mantenimient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7</text:p>
          </table:table-cell>
          <table:table-cell office:value-type="string" table:style-name="ce1">
            <text:p>Bloque(1)K447: Personal Servicio de Mantenimiento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8</text:p>
          </table:table-cell>
          <table:table-cell office:value-type="string" table:style-name="ce1">
            <text:p>Bloque(1)K448: Personal Servicio de Mantenimiento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49</text:p>
          </table:table-cell>
          <table:table-cell office:value-type="string" table:style-name="ce1">
            <text:p>Bloque(1)K449: Personal Servicio de Mantenimiento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0</text:p>
          </table:table-cell>
          <table:table-cell office:value-type="string" table:style-name="ce1">
            <text:p>Bloque(1)K450: Personal Servicio de Mantenimiento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1</text:p>
          </table:table-cell>
          <table:table-cell office:value-type="string" table:style-name="ce1">
            <text:p>BLOQUE(1)K451: Total Personal Servicio de Camiller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2</text:p>
          </table:table-cell>
          <table:table-cell office:value-type="string" table:style-name="ce1">
            <text:p>Bloque(1)K452: Personal Servicio de Camilleros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3</text:p>
          </table:table-cell>
          <table:table-cell office:value-type="string" table:style-name="ce1">
            <text:p>Bloque(1)K453: Personal Servicio de Camilleros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4</text:p>
          </table:table-cell>
          <table:table-cell office:value-type="string" table:style-name="ce1">
            <text:p>Bloque(1)K454: Personal Servicio de Camilleros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5</text:p>
          </table:table-cell>
          <table:table-cell office:value-type="string" table:style-name="ce1">
            <text:p>Bloque(1)K455: Personal Servicio de Camilleros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6</text:p>
          </table:table-cell>
          <table:table-cell office:value-type="string" table:style-name="ce1">
            <text:p>BLOQUE(1)K456: Total Personal Servicio 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7</text:p>
          </table:table-cell>
          <table:table-cell office:value-type="string" table:style-name="ce1">
            <text:p>Bloque(1)K457: Personal Servicio Otros(especifique)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8</text:p>
          </table:table-cell>
          <table:table-cell office:value-type="string" table:style-name="ce1">
            <text:p>Bloque(1)K458: Personal Servicio Otros(especifique)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59</text:p>
          </table:table-cell>
          <table:table-cell office:value-type="string" table:style-name="ce1">
            <text:p>Bloque(1)K459: Personal Servicio Otros(especifique)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0</text:p>
          </table:table-cell>
          <table:table-cell office:value-type="string" table:style-name="ce1">
            <text:p>Bloque(1)K460: Personal Servicio Otros(especifique)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1</text:p>
          </table:table-cell>
          <table:table-cell office:value-type="string" table:style-name="ce1">
            <text:p>BLOQUE(1)K461:Total Promotores de la Salud en la Comunidad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2</text:p>
          </table:table-cell>
          <table:table-cell office:value-type="string" table:style-name="ce1">
            <text:p>Bloque(1)K462: Promotores de la Salud en la Comunidad 8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3</text:p>
          </table:table-cell>
          <table:table-cell office:value-type="string" table:style-name="ce1">
            <text:p>Bloque(1)K463: Promotores de la Salud en la Comunidad 6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4</text:p>
          </table:table-cell>
          <table:table-cell office:value-type="string" table:style-name="ce1">
            <text:p>Bloque(1)K464: Promotores de la Salud en la Comunidad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5</text:p>
          </table:table-cell>
          <table:table-cell office:value-type="string" table:style-name="ce1">
            <text:p>Bloque(1)K465: Promotores de la Salud en la Comunidad Eventual o de Llamada y menos de 4 horas d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6</text:p>
          </table:table-cell>
          <table:table-cell office:value-type="string" table:style-name="ce1">
            <text:p>BLOQUE(2)K466:Total consultas de Morb.Mujeres (sum.prim.ysub) Menos de 1 m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7</text:p>
          </table:table-cell>
          <table:table-cell office:value-type="string" table:style-name="ce1">
            <text:p>BLOQUE(2)K467:Total consultas de Morb.Mujeres Menos de 1 me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8</text:p>
          </table:table-cell>
          <table:table-cell office:value-type="string" table:style-name="ce1">
            <text:p>BLOQUE(2)K468:Total consultas de Morb.Mujeres 1 a 11 mes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69</text:p>
          </table:table-cell>
          <table:table-cell office:value-type="string" table:style-name="ce1">
            <text:p>BLOQUE(2)K469:Total consultas de Morb.Mujeres 1 a 11 mes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0</text:p>
          </table:table-cell>
          <table:table-cell office:value-type="string" table:style-name="ce1">
            <text:p>BLOQUE(2)K470:Total consultas de Morb.Mujeres (sum.prim.ysub) 1 a 11 mese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1</text:p>
          </table:table-cell>
          <table:table-cell office:value-type="string" table:style-name="ce1">
            <text:p>BLOQUE(2)K471:Total consultas de Morb.Mujeres (sum.prim.ysub) 1 a 4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2</text:p>
          </table:table-cell>
          <table:table-cell office:value-type="string" table:style-name="ce1">
            <text:p>BLOQUE(2)K472:Total consultas de Morb.Mujeres (sum.prim.ysub) 1 a 4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3</text:p>
          </table:table-cell>
          <table:table-cell office:value-type="string" table:style-name="ce1">
            <text:p>BLOQUE(2)K473:Total consultas de Morb.Mujeres (sum.prim.ysub) 1 a 4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4</text:p>
          </table:table-cell>
          <table:table-cell office:value-type="string" table:style-name="ce1">
            <text:p>BLOQUE(2)K474:Total consultas de Morb.Mujeres (sum.prim.ysub) 5 a 9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5</text:p>
          </table:table-cell>
          <table:table-cell office:value-type="string" table:style-name="ce1">
            <text:p>BLOQUE(2)K475:Total consultas de Morb.Mujeres <text:s/>(sum.prim.ysub) 5 a 9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6</text:p>
          </table:table-cell>
          <table:table-cell office:value-type="string" table:style-name="ce1">
            <text:p>BLOQUE(2)K476:Total consultas de Morb.Mujeres <text:s/>(sum.prim.ysub) 5 a 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7</text:p>
          </table:table-cell>
          <table:table-cell office:value-type="string" table:style-name="ce1">
            <text:p>BLOQUE(2)K477:Total consultas de Morb.Mujeres <text:s/>(sum.prim.ysub) 10 a 14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8</text:p>
          </table:table-cell>
          <table:table-cell office:value-type="string" table:style-name="ce1">
            <text:p>BLOQUE(2)K478:Total consultas de Morb.Mujeres <text:s/>(sum.prim.ysub) 10 a 14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79</text:p>
          </table:table-cell>
          <table:table-cell office:value-type="string" table:style-name="ce1">
            <text:p>BLOQUE(2)K479:Total consultas de Morb.Mujeres <text:s/>(sum.prim.ysub) 10 a 14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0</text:p>
          </table:table-cell>
          <table:table-cell office:value-type="string" table:style-name="ce1">
            <text:p>BLOQUE(2)K480:Total consultas de Morb.Mujeres <text:s/>(sum.prim.ysub) 10 a 14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1</text:p>
          </table:table-cell>
          <table:table-cell office:value-type="string" table:style-name="ce1">
            <text:p>BLOQUE(2)K481:Total consultas de Morb.Mujeres <text:s/>(sum.prim.ysub) 15 a 19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2</text:p>
          </table:table-cell>
          <table:table-cell office:value-type="string" table:style-name="ce1">
            <text:p>BLOQUE(2)K482:Total consultas de Morb.Mujeres <text:s/>(sum.prim.ysub) 15 a 19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3</text:p>
          </table:table-cell>
          <table:table-cell office:value-type="string" table:style-name="ce1">
            <text:p>BLOQUE(2)K483:Total consultas de Morb.Mujeres <text:s/>(sum.prim.ysub) 15 a 19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4</text:p>
          </table:table-cell>
          <table:table-cell office:value-type="string" table:style-name="ce1">
            <text:p>BLOQUE(2)K484:Total consultas de Morb.Mujeres <text:s/>(sum.prim.ysub) 15 a 1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5</text:p>
          </table:table-cell>
          <table:table-cell office:value-type="string" table:style-name="ce1">
            <text:p>BLOQUE(2)K485:Total consultas de Morb.Mujeres <text:s/>(sum.prim.ysub) 20 a 35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6</text:p>
          </table:table-cell>
          <table:table-cell office:value-type="string" table:style-name="ce1">
            <text:p>BLOQUE(2)K486:Total consultas de Morb.Mujeres <text:s/>(sum.prim.ysub) 20 a 35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7</text:p>
          </table:table-cell>
          <table:table-cell office:value-type="string" table:style-name="ce1">
            <text:p>BLOQUE(2)K487:Total consultas de Morb.Mujeres <text:s/>(sum.prim.ysub) 20 a 35 <text:s/>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8</text:p>
          </table:table-cell>
          <table:table-cell office:value-type="string" table:style-name="ce1">
            <text:p>BLOQUE(2)K488:Total consultas de Morb.Mujeres <text:s/>(sum.prim.ysub) 20 a 35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89</text:p>
          </table:table-cell>
          <table:table-cell office:value-type="string" table:style-name="ce1">
            <text:p>BLOQUE(2)K489:Total consultas de Morb.Mujeres <text:s/>(sum.prim.ysub) 36 a 49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0</text:p>
          </table:table-cell>
          <table:table-cell office:value-type="string" table:style-name="ce1">
            <text:p>BLOQUE(2)K490:Total consultas de Morb.Mujeres <text:s/>(sum.prim.ysub) 36 a 49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1</text:p>
          </table:table-cell>
          <table:table-cell office:value-type="string" table:style-name="ce1">
            <text:p>BLOQUE(2)K491:Total consultas de Morb.Mujeres <text:s text:c="2"/>(sum.prim.ysub)36 a 49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2</text:p>
          </table:table-cell>
          <table:table-cell office:value-type="string" table:style-name="ce1">
            <text:p>BLOQUE(2)K492:Total consultas de Morb.Mujeres <text:s/>(sum.prim.ysub) 36 a 4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3</text:p>
          </table:table-cell>
          <table:table-cell office:value-type="string" table:style-name="ce1">
            <text:p>BLOQUE(2)K493:Total consultas de Morb.Mujeres <text:s/>(sum.prim.ysub) 50 a 64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4</text:p>
          </table:table-cell>
          <table:table-cell office:value-type="string" table:style-name="ce1">
            <text:p>BLOQUE(2)K494:Total consultas de Morb.Mujeres <text:s/>(sum.prim.ysub) 50 a 64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5</text:p>
          </table:table-cell>
          <table:table-cell office:value-type="string" table:style-name="ce1">
            <text:p>BLOQUE(2)K495:Total consultas de Morb.Mujeres <text:s/>(sum.prim.ysub) 50 a 64 a¤os <text:s/>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6</text:p>
          </table:table-cell>
          <table:table-cell office:value-type="string" table:style-name="ce1">
            <text:p>BLOQUE(2)K496:Total consultas de Morb.Mujeres <text:s/>(sum.prim.ysub) 50 a 64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7</text:p>
          </table:table-cell>
          <table:table-cell office:value-type="string" table:style-name="ce1">
            <text:p>BLOQUE(2)K497:Total consultas de Morb.Mujeres <text:s/>(sum.prim.ysub) 65 y m s a¤os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8</text:p>
          </table:table-cell>
          <table:table-cell office:value-type="string" table:style-name="ce1">
            <text:p>BLOQUE(2)K498:Total consultas de Morb.Mujeres <text:s/>(sum.prim.ysub) 65 y m s a¤os a¤o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499</text:p>
          </table:table-cell>
          <table:table-cell office:value-type="string" table:style-name="ce1">
            <text:p>BLOQUE(2)K499:Total consultas de Morb.Mujeres (sum.prim.ysub) <text:s/>65 y m s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0</text:p>
          </table:table-cell>
          <table:table-cell office:value-type="string" table:style-name="ce1">
            <text:p>BLOQUE(2)K500:Total consultas de Morb.Mujeres <text:s/>(sum.prim.ysub) 65 y m s a¤os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1</text:p>
          </table:table-cell>
          <table:table-cell office:value-type="string" table:style-name="ce1">
            <text:p>BLOQUE(2)K501:Total consultas de Morb.Mujeres <text:s/>(sum.prim.ysub) Edad no especificada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2</text:p>
          </table:table-cell>
          <table:table-cell office:value-type="string" table:style-name="ce1">
            <text:p>BLOQUE(2)K502:Total consultas de Morb.Mujeres <text:s/>(sum.prim.ysub) Edad no especificada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3</text:p>
          </table:table-cell>
          <table:table-cell office:value-type="string" table:style-name="ce1">
            <text:p>BLOQUE(2)K503:Total consultas de Morb.Mujeres <text:s/>(sum.prim.ysub) Edad no especificada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4</text:p>
          </table:table-cell>
          <table:table-cell office:value-type="string" table:style-name="ce1">
            <text:p>BLOQUE(2)K504:Total consultas de Morb.Mujeres <text:s/>(sum.prim.ysub) Edad no especificada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5</text:p>
          </table:table-cell>
          <table:table-cell office:value-type="string" table:style-name="ce1">
            <text:p>BLOQUE(2)K505:Total consultas de Morb.Mujeres por M‚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6</text:p>
          </table:table-cell>
          <table:table-cell office:value-type="string" table:style-name="ce1">
            <text:p>BLOQUE(2)K506:Total consultas de Morb.Mujeres por Obstetriz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7</text:p>
          </table:table-cell>
          <table:table-cell office:value-type="string" table:style-name="ce1">
            <text:p>BLOQUE(2)K507:Total consultas de Morb.Mujeres por Psic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8</text:p>
          </table:table-cell>
          <table:table-cell office:value-type="string" table:style-name="ce1">
            <text:p>BLOQUE(2)K508:Total consultas de Morb.Mujeres por Act.enfermer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09</text:p>
          </table:table-cell>
          <table:table-cell office:value-type="string" table:style-name="ce1">
            <text:p>BLOQUE(2)K509:Total de prim.consultas Morb.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0</text:p>
          </table:table-cell>
          <table:table-cell office:value-type="string" table:style-name="ce1">
            <text:p>BLOQUE(2)K510:Total de prim.consultas Morb.Mujere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1</text:p>
          </table:table-cell>
          <table:table-cell office:value-type="string" table:style-name="ce1">
            <text:p>BLOQUE(2)K511:Total de prim.consultas Morb.mujer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2</text:p>
          </table:table-cell>
          <table:table-cell office:value-type="string" table:style-name="ce1">
            <text:p>BLOQUE(2)K512:Total de prim.consultas Morb.mujeres Act.enferm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3</text:p>
          </table:table-cell>
          <table:table-cell office:value-type="string" table:style-name="ce1">
            <text:p>BLOQUE(2)K513:Total de sub.consultas morb.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4</text:p>
          </table:table-cell>
          <table:table-cell office:value-type="string" table:style-name="ce1">
            <text:p>BLOQUE(2)K514:Total de sub.consultas morb.mujere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5</text:p>
          </table:table-cell>
          <table:table-cell office:value-type="string" table:style-name="ce1">
            <text:p>BLOQUE(2)K515:Total de sub.consultas morb.mujer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6</text:p>
          </table:table-cell>
          <table:table-cell office:value-type="string" table:style-name="ce1">
            <text:p>BLOQUE(2)K516:Total de sub.consultas morb.mujere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7</text:p>
          </table:table-cell>
          <table:table-cell office:value-type="string" table:style-name="ce1">
            <text:p>BLOQUE(2)K517:Total consultas morb.hombres (sum.prim.ysub) menos de 1 m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8</text:p>
          </table:table-cell>
          <table:table-cell office:value-type="string" table:style-name="ce1">
            <text:p>BLOQUE(2)K518:Total consultas morb.hombres (sum.prim.ysub) menos de 1 me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19</text:p>
          </table:table-cell>
          <table:table-cell office:value-type="string" table:style-name="ce1">
            <text:p>BLOQUE(2)K519:Total consultas morb.hombres (sum.prim.ysub) de 1 a 11 mes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0</text:p>
          </table:table-cell>
          <table:table-cell office:value-type="string" table:style-name="ce1">
            <text:p>BLOQUE(2)K520:Total consultas morb.hombres (sum.prim.ysub) de 1 a 11 mes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1</text:p>
          </table:table-cell>
          <table:table-cell office:value-type="string" table:style-name="ce1">
            <text:p>BLOQUE(2)K521:Total consultas morb.hombres (sum.prim.ysub) de 1 a 11 mese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2</text:p>
          </table:table-cell>
          <table:table-cell office:value-type="string" table:style-name="ce1">
            <text:p>BLOQUE(2)K522:Total consultas morb.hombres (sum.prim.ysub) de 1 a 4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3</text:p>
          </table:table-cell>
          <table:table-cell office:value-type="string" table:style-name="ce1">
            <text:p>BLOQUE(2)K523:Total consultas morb.hombres (sum.prim.ysub) de 1 a 4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4</text:p>
          </table:table-cell>
          <table:table-cell office:value-type="string" table:style-name="ce1">
            <text:p>BLOQUE(2)K524:Total consultas morb.hombres (sum.prim.ysub) de 1 a 4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5</text:p>
          </table:table-cell>
          <table:table-cell office:value-type="string" table:style-name="ce1">
            <text:p>BLOQUE(2)K525:Total consultas morb.hombres (sum.prim.ysub) de 5 a 9 a¤os <text:s/>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6</text:p>
          </table:table-cell>
          <table:table-cell office:value-type="string" table:style-name="ce1">
            <text:p>BLOQUE(2)K526:Total consultas morb.hombres (sum.prim.ysub) de 5 a 9 a¤os <text:s/>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7</text:p>
          </table:table-cell>
          <table:table-cell office:value-type="string" table:style-name="ce1">
            <text:p>BLOQUE(2)K527:Total consultas morb.hombres (sum.prim.ysub) de 5 a 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8</text:p>
          </table:table-cell>
          <table:table-cell office:value-type="string" table:style-name="ce1">
            <text:p>BLOQUE(2)K528:Total consultas morb.hombres (sum.prim.ysub) de 10 a 14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29</text:p>
          </table:table-cell>
          <table:table-cell office:value-type="string" table:style-name="ce1">
            <text:p>BLOQUE(2)K529:Total consultas morb.hombres (sum.prim.ysub) de 10 a 14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0</text:p>
          </table:table-cell>
          <table:table-cell office:value-type="string" table:style-name="ce1">
            <text:p>BLOQUE(2)K530:Total consultas morb.hombres (sum.prim.ysub) de 10 a 14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1</text:p>
          </table:table-cell>
          <table:table-cell office:value-type="string" table:style-name="ce1">
            <text:p>BLOQUE(2)K531:Total consultas morb.hombres (sum.prim.ysub) de 15 a 19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2</text:p>
          </table:table-cell>
          <table:table-cell office:value-type="string" table:style-name="ce1">
            <text:p>BLOQUE(2)K532:Total consultas morb.hombres (sum.prim.ysub) de 15 a 19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3</text:p>
          </table:table-cell>
          <table:table-cell office:value-type="string" table:style-name="ce1">
            <text:p>BLOQUE(2)K533:Total consultas morb.hombres (sum.prim.ysub) de 15 a 1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4</text:p>
          </table:table-cell>
          <table:table-cell office:value-type="string" table:style-name="ce1">
            <text:p>BLOQUE(2)K534:Total consultas morb.hombres (sum.prim.ysub) de 20 a 35 a¤o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5</text:p>
          </table:table-cell>
          <table:table-cell office:value-type="string" table:style-name="ce1">
            <text:p>BLOQUE(2)K535:Total consultas morb.hombres (sum.prim.ysub) de 20 a 35 a¤o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6</text:p>
          </table:table-cell>
          <table:table-cell office:value-type="string" table:style-name="ce1">
            <text:p>BLOQUE(2)K536:Total consultas morb.hombres (sum.prim.ysub) de 20 a 35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7</text:p>
          </table:table-cell>
          <table:table-cell office:value-type="string" table:style-name="ce1">
            <text:p>BLOQUE(2)K537:Total consultas morb.hombres (sum.prim.ysub) de 36 a 49 a¤os <text:s/>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8</text:p>
          </table:table-cell>
          <table:table-cell office:value-type="string" table:style-name="ce1">
            <text:p>BLOQUE(2)K538:Total consultas morb.hombres (sum.prim.ysub) de 36 a 49 a¤os <text:s/>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39</text:p>
          </table:table-cell>
          <table:table-cell office:value-type="string" table:style-name="ce1">
            <text:p>BLOQUE(2)K539:Total consultas morb.hombres (sum.prim.ysub) de 36 a 49 a¤os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0</text:p>
          </table:table-cell>
          <table:table-cell office:value-type="string" table:style-name="ce1">
            <text:p>BLOQUE(2)K540:Total consultas morb.hombres (sum.prim.ysub) de 50 a 64 a¤os <text:s/>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1</text:p>
          </table:table-cell>
          <table:table-cell office:value-type="string" table:style-name="ce1">
            <text:p>BLOQUE(2)K541:Total consultas morb.hombres (sum.prim.ysub) de 50 a 64 a¤os <text:s/>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2</text:p>
          </table:table-cell>
          <table:table-cell office:value-type="string" table:style-name="ce1">
            <text:p>BLOQUE(2)K542:Total consultas morb.hombres (sum.prim.ysub) de 50 a 64 a¤os <text:s/>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3</text:p>
          </table:table-cell>
          <table:table-cell office:value-type="string" table:style-name="ce1">
            <text:p>BLOQUE(2)K543:Total consultas morb.hombres (sum.prim.ysub) de 65 y m s a¤os <text:s/>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4</text:p>
          </table:table-cell>
          <table:table-cell office:value-type="string" table:style-name="ce1">
            <text:p>BLOQUE(2)K544:Total consultas morb.hombres (sum.prim.ysub) de 65 y m s a¤os <text:s/>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5</text:p>
          </table:table-cell>
          <table:table-cell office:value-type="string" table:style-name="ce1">
            <text:p>BLOQUE(2)K545:Total consultas morb.hombres (sum.prim.ysub) de 65 y m s a¤os <text:s/>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6</text:p>
          </table:table-cell>
          <table:table-cell office:value-type="string" table:style-name="ce1">
            <text:p>BLOQUE(2)K546:Total consultas morb.hombres (sum.prim.ysub) edad no especif.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7</text:p>
          </table:table-cell>
          <table:table-cell office:value-type="string" table:style-name="ce1">
            <text:p>BLOQUE(2)K547:Total consultas morb.hombres (sum.prim.ysub) edad no especif.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8</text:p>
          </table:table-cell>
          <table:table-cell office:value-type="string" table:style-name="ce1">
            <text:p>BLOQUE(2)K548:Total consultas morb.hombres (sum.prim.ysub) edad no especif.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49</text:p>
          </table:table-cell>
          <table:table-cell office:value-type="string" table:style-name="ce1">
            <text:p>BLOQUE(2)K549:Total Consultas de Morbilidad - Hombres por M‚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0</text:p>
          </table:table-cell>
          <table:table-cell office:value-type="string" table:style-name="ce1">
            <text:p>BLOQUE(2)K550:Total Consultas de Morbilidad - Hombres por Psic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1</text:p>
          </table:table-cell>
          <table:table-cell office:value-type="string" table:style-name="ce1">
            <text:p>BLOQUE(2)K551:Total Consultas de Morbilidad - Hombres por Actividades de enfermer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2</text:p>
          </table:table-cell>
          <table:table-cell office:value-type="string" table:style-name="ce1">
            <text:p>BLOQUE(2)K552:Total de prim.consultas Morb.homb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3</text:p>
          </table:table-cell>
          <table:table-cell office:value-type="string" table:style-name="ce1">
            <text:p>BLOQUE(2)K553:Total de prim.consultas Morb.hombr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4</text:p>
          </table:table-cell>
          <table:table-cell office:value-type="string" table:style-name="ce1">
            <text:p>BLOQUE(2)K554:Total de prim.consultas Morb.hombres <text:s/>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5</text:p>
          </table:table-cell>
          <table:table-cell office:value-type="string" table:style-name="ce1">
            <text:p>BLOQUE(2)K555:Total de sub.consultas morb.homb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6</text:p>
          </table:table-cell>
          <table:table-cell office:value-type="string" table:style-name="ce1">
            <text:p>BLOQUE(2)K556:Total de sub.consultas morb.hombres Psic¢l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7</text:p>
          </table:table-cell>
          <table:table-cell office:value-type="string" table:style-name="ce1">
            <text:p>BLOQUE(2)K557:Total de sub.consultas morb.hombres M‚dico Act.enfermer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8</text:p>
          </table:table-cell>
          <table:table-cell office:value-type="string" table:style-name="ce1">
            <text:p>BLOQUE(3)K558:Causas de morbilidad Ambulatoria mujeres . C¢digo CIE 10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59</text:p>
          </table:table-cell>
          <table:table-cell office:value-type="string" table:style-name="ce1">
            <text:p>BLOQUE(3)K559:Cantidad de prin. Causas de morbilidad Ambulatoria mujeres . Cantidad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0</text:p>
          </table:table-cell>
          <table:table-cell office:value-type="string" table:style-name="ce1">
            <text:p>BLOQUE(3)K560:Causas de morbilidad Ambulatoria mujeres . C¢digo CIE 10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1</text:p>
          </table:table-cell>
          <table:table-cell office:value-type="string" table:style-name="ce1">
            <text:p>BLOQUE(3)K561:Cantidad de prin. Causas de morbilidad Ambulatoria mujeres . Cantidad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2</text:p>
          </table:table-cell>
          <table:table-cell office:value-type="string" table:style-name="ce1">
            <text:p>BLOQUE(3)K562:Causas de morbilidad Ambulatoria mujeres . C¢digo CIE 10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3</text:p>
          </table:table-cell>
          <table:table-cell office:value-type="string" table:style-name="ce1">
            <text:p>BLOQUE(3)K563:Cantidad de prin. Causas de morbilidad Ambulatoria mujeres . Cantidad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4</text:p>
          </table:table-cell>
          <table:table-cell office:value-type="string" table:style-name="ce1">
            <text:p>BLOQUE(3)K564:Causas de morbilidad Ambulatoria mujeres . C¢digo CIE 10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5</text:p>
          </table:table-cell>
          <table:table-cell office:value-type="string" table:style-name="ce1">
            <text:p>BLOQUE(3)K565:Cantidad de prin. Causas de morbilidad Ambulatoria mujeres . Cantidad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6</text:p>
          </table:table-cell>
          <table:table-cell office:value-type="string" table:style-name="ce1">
            <text:p>BLOQUE(3)K566:Causas de morbilidad Ambulatoria mujeres . C¢digo CIE 10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7</text:p>
          </table:table-cell>
          <table:table-cell office:value-type="string" table:style-name="ce1">
            <text:p>BLOQUE(3)K567:Cantidad de prin. Causas de morbilidad Ambulatoria mujeres . Cantidad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8</text:p>
          </table:table-cell>
          <table:table-cell office:value-type="string" table:style-name="ce1">
            <text:p>BLOQUE(3)K568:Causas de morbilidad Ambulatoria mujeres . C¢digo CIE 10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69</text:p>
          </table:table-cell>
          <table:table-cell office:value-type="string" table:style-name="ce1">
            <text:p>BLOQUE(3)K569:Cantidad de prin. Causas de morbilidad Ambulatoria mujeres . Cantidad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0</text:p>
          </table:table-cell>
          <table:table-cell office:value-type="string" table:style-name="ce1">
            <text:p>BLOQUE(3)K570:Causas de morbilidad Ambulatoria mujeres . C¢digo CIE 10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1</text:p>
          </table:table-cell>
          <table:table-cell office:value-type="string" table:style-name="ce1">
            <text:p>BLOQUE(3)K571:Cantidad de prin. Causas de morbilidad Ambulatoria mujeres . Cantidad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2</text:p>
          </table:table-cell>
          <table:table-cell office:value-type="string" table:style-name="ce1">
            <text:p>BLOQUE(3)K572:Causas de morbilidad Ambulatoria mujeres . C¢digo CIE 10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3</text:p>
          </table:table-cell>
          <table:table-cell office:value-type="string" table:style-name="ce1">
            <text:p>BLOQUE(3)K573:Cantidad de prin. Causas de morbilidad Ambulatoria mujeres . Cantidad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4</text:p>
          </table:table-cell>
          <table:table-cell office:value-type="string" table:style-name="ce1">
            <text:p>BLOQUE(3)K574:Causas de morbilidad Ambulatoria mujeres . C¢digo CIE 10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5</text:p>
          </table:table-cell>
          <table:table-cell office:value-type="string" table:style-name="ce1">
            <text:p>BLOQUE(3)K575:Cantidad de prin. Causas de morbilidad Ambulatoria mujeres . Cantidad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6</text:p>
          </table:table-cell>
          <table:table-cell office:value-type="string" table:style-name="ce1">
            <text:p>BLOQUE(3)K576:Causas de morbilidad Ambulatoria mujeres C¢digo CIE 10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77</text:p>
          </table:table-cell>
          <table:table-cell office:value-type="string" table:style-name="ce1">
            <text:p>BLOQUE(3)K577:Cantidad de prin. Causas de morbilidad Ambulatoria mujeres . Cantidad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0</text:p>
          </table:table-cell>
          <table:table-cell office:value-type="string" table:style-name="ce1">
            <text:p>BLOQUE(3)K580:Total de causas de morbilidad ambulatoria mujeres (Cons. Externa)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1</text:p>
          </table:table-cell>
          <table:table-cell office:value-type="string" table:style-name="ce1">
            <text:p>BLOQUE(3)K581:Causas de morbilidad Ambulatoria hombres . C¢digo CIE 10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2</text:p>
          </table:table-cell>
          <table:table-cell office:value-type="string" table:style-name="ce1">
            <text:p>BLOQUE(3)K582:Cantidad de prin. Causas de morbilidad Ambulatoria hombres . Cantidad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3</text:p>
          </table:table-cell>
          <table:table-cell office:value-type="string" table:style-name="ce1">
            <text:p>BLOQUE(3)K583:Causas de morbilidad Ambulatoria hombres . C¢digo CIE 10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4</text:p>
          </table:table-cell>
          <table:table-cell office:value-type="string" table:style-name="ce1">
            <text:p>BLOQUE(3)K584:Cantidad de prin. Causas de morbilidad Ambulatoria hombres . Cantidad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5</text:p>
          </table:table-cell>
          <table:table-cell office:value-type="string" table:style-name="ce1">
            <text:p>BLOQUE(3)K585:Causas de morbilidad Ambulatoria hombres . C¢digo CIE 10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6</text:p>
          </table:table-cell>
          <table:table-cell office:value-type="string" table:style-name="ce1">
            <text:p>BLOQUE(3)K586:Cantidad de prin. Causas de morbilidad Ambulatoria hombres . Cantidad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7</text:p>
          </table:table-cell>
          <table:table-cell office:value-type="string" table:style-name="ce1">
            <text:p>BLOQUE(3)K587:Causas de morbilidad Ambulatoria hombres . C¢digo CIE 10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8</text:p>
          </table:table-cell>
          <table:table-cell office:value-type="string" table:style-name="ce1">
            <text:p>BLOQUE(3)K588:Cantidad de prin. Causas de morbilidad Ambulatoria hombres . Cantidad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89</text:p>
          </table:table-cell>
          <table:table-cell office:value-type="string" table:style-name="ce1">
            <text:p>BLOQUE(3)K589:Causas de morbilidad Ambulatoria hombres . C¢digo CIE 10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0</text:p>
          </table:table-cell>
          <table:table-cell office:value-type="string" table:style-name="ce1">
            <text:p>BLOQUE(3)K590:Cantidad de prin. Causas de morbilidad Ambulatoria hombres . Cantidad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1</text:p>
          </table:table-cell>
          <table:table-cell office:value-type="string" table:style-name="ce1">
            <text:p>BLOQUE(3)K591:Causas de morbilidad Ambulatoria hombres . C¢digo CIE 10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2</text:p>
          </table:table-cell>
          <table:table-cell office:value-type="string" table:style-name="ce1">
            <text:p>BLOQUE(3)K592:Cantidad de prin. Causas de morbilidad Ambulatoria hombres . Cantidad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3</text:p>
          </table:table-cell>
          <table:table-cell office:value-type="string" table:style-name="ce1">
            <text:p>BLOQUE(3)K593:Causas de morbilidad Ambulatoria hombres . C¢digo CIE 10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4</text:p>
          </table:table-cell>
          <table:table-cell office:value-type="string" table:style-name="ce1">
            <text:p>BLOQUE(3)K594:Cantidad de prin. Causas de morbilidad Ambulatoria hombres . Cantidad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5</text:p>
          </table:table-cell>
          <table:table-cell office:value-type="string" table:style-name="ce1">
            <text:p>BLOQUE(3)K595:Causas de morbilidad Ambulatoria hombres . C¢digo CIE 10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6</text:p>
          </table:table-cell>
          <table:table-cell office:value-type="string" table:style-name="ce1">
            <text:p>BLOQUE(3)K596:Cantidad de prin. Causas de morbilidad Ambulatoria hombres . Cantidad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7</text:p>
          </table:table-cell>
          <table:table-cell office:value-type="string" table:style-name="ce1">
            <text:p>BLOQUE(3)K597:Causas de morbilidad Ambulatoria hombres . C¢digo CIE 10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8</text:p>
          </table:table-cell>
          <table:table-cell office:value-type="string" table:style-name="ce1">
            <text:p>BLOQUE(3)K598:Cantidad de prin. Causas de morbilidad Ambulatoria hombres . Cantidad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599</text:p>
          </table:table-cell>
          <table:table-cell office:value-type="string" table:style-name="ce1">
            <text:p>BLOQUE(3)K599:Causas de morbilidad Ambulatoria hombres C¢digo CIE 10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0</text:p>
          </table:table-cell>
          <table:table-cell office:value-type="string" table:style-name="ce1">
            <text:p>BLOQUE(3)K600:Cantidad de prin. Causas de morbilidad Ambulatoria hombres . Cantidad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3</text:p>
          </table:table-cell>
          <table:table-cell office:value-type="string" table:style-name="ce1">
            <text:p>BLOQUE(3)K603:Total de causas de morbilidad ambulatoria hombres (Cons. Externa)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4</text:p>
          </table:table-cell>
          <table:table-cell office:value-type="string" table:style-name="ce1">
            <text:p>BLOQUE(3)K604:Causas de morb.amb.infantil menores de 1 a¤o (cons.externa) <text:s/>C¢digo CIE 10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5</text:p>
          </table:table-cell>
          <table:table-cell office:value-type="string" table:style-name="ce1">
            <text:p>BLOQUE(3)K605:Cantidad causas de morb.amb.infantil menores de 1 a¤o (cons.externa)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6</text:p>
          </table:table-cell>
          <table:table-cell office:value-type="string" table:style-name="ce1">
            <text:p>BLOQUE(3)K606:Causas de morb.amb.infantil menores de 1 a¤o (cons.externa) C¢digo CIE 10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7</text:p>
          </table:table-cell>
          <table:table-cell office:value-type="string" table:style-name="ce1">
            <text:p>BLOQUE(3)K607:Cantidad.causas de morb.amb.infantil menores de 1 a¤o (cons.externa)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8</text:p>
          </table:table-cell>
          <table:table-cell office:value-type="string" table:style-name="ce1">
            <text:p>BLOQUE(3)K608:Causas de morb.amb.infantil menores de 1 a¤o (cons.externa) C¢digo CIE 10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09</text:p>
          </table:table-cell>
          <table:table-cell office:value-type="string" table:style-name="ce1">
            <text:p>BLOQUE(3)K609:Cantidad causas de morb.amb.infantil menores de 1 a¤o (cons.externa)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0</text:p>
          </table:table-cell>
          <table:table-cell office:value-type="string" table:style-name="ce1">
            <text:p>BLOQUE(3)K610:Causas de morb.amb.infantil menores de 1 a¤o (cons.externa) C¢digo CIE 10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1</text:p>
          </table:table-cell>
          <table:table-cell office:value-type="string" table:style-name="ce1">
            <text:p>BLOQUE(3)K611:Cantidad causas de morb.amb.infantil menores de 1 a¤o (cons.externa)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2</text:p>
          </table:table-cell>
          <table:table-cell office:value-type="string" table:style-name="ce1">
            <text:p>BLOQUE(3)K612:Causas de morb.amb.infantil menores de 1 a¤o (cons.externa) C¢digo CIE 10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3</text:p>
          </table:table-cell>
          <table:table-cell office:value-type="string" table:style-name="ce1">
            <text:p>BLOQUE(3)K613:Cantidad causas de morb.amb.infantil menores de 1 a¤o (cons.externa)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4</text:p>
          </table:table-cell>
          <table:table-cell office:value-type="string" table:style-name="ce1">
            <text:p>BLOQUE(3)K614:Causas de morb.amb.infantil menores de 1 a¤o (cons.externa) C¢digo CIE 10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5</text:p>
          </table:table-cell>
          <table:table-cell office:value-type="string" table:style-name="ce1">
            <text:p>BLOQUE(3)K615:Ccantidad causas de morb.amb.infantil menores de 1 a¤o (cons.externa)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6</text:p>
          </table:table-cell>
          <table:table-cell office:value-type="string" table:style-name="ce1">
            <text:p>BLOQUE(3)K616:Causas de morb.amb.infantil menores de 1 a¤o (cons.externa) C¢digo CIE 10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7</text:p>
          </table:table-cell>
          <table:table-cell office:value-type="string" table:style-name="ce1">
            <text:p>BLOQUE(3)K617:Cantidad causas de morb.amb.infantil menores de 1 a¤o (cons.externa)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8</text:p>
          </table:table-cell>
          <table:table-cell office:value-type="string" table:style-name="ce1">
            <text:p>BLOQUE(3)K618:Causas de morb.amb.infantil menores de 1 a¤o (cons.externa) C¢digo CIE 10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19</text:p>
          </table:table-cell>
          <table:table-cell office:value-type="string" table:style-name="ce1">
            <text:p>BLOQUE(3)K619:Cantidad causas de morb.amb.infantil menores de 1 a¤o (cons.externa)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0</text:p>
          </table:table-cell>
          <table:table-cell office:value-type="string" table:style-name="ce1">
            <text:p>BLOQUE(3)K620:Causas de morb.amb.infantil menores de 1 a¤o (cons.externa) C¢digo CIE 10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1</text:p>
          </table:table-cell>
          <table:table-cell office:value-type="string" table:style-name="ce1">
            <text:p>BLOQUE(3)K621:Cantidad causas de morb.amb.infantil menores de 1 a¤o (cons.externa)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2</text:p>
          </table:table-cell>
          <table:table-cell office:value-type="string" table:style-name="ce1">
            <text:p>BLOQUE(3)K622:Causas de morb.amb.infantil menores de 1 a¤o (cons.externa) C¢digo CIE 10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3</text:p>
          </table:table-cell>
          <table:table-cell office:value-type="string" table:style-name="ce1">
            <text:p>BLOQUE(3)K623:Cantidad causas de morb.amb.infantil menores de 1 a¤o (cons.externa) C¢digo CIE 10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6</text:p>
          </table:table-cell>
          <table:table-cell office:value-type="string" table:style-name="ce1">
            <text:p>BLOQUE(3)K626:Total de causas de morb.amb.infantil menores de 1 a¤o (cons.externa)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7</text:p>
          </table:table-cell>
          <table:table-cell office:value-type="string" table:style-name="ce1">
            <text:p>BLOQUE(3)K627: Causas de morb.amb.de 1-4 a¤os (cons.externa) C¢digo CIE 10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8</text:p>
          </table:table-cell>
          <table:table-cell office:value-type="string" table:style-name="ce1">
            <text:p>BLOQUE(3)K628: Cantidad causas de morb.amb.de 1-4 a¤os (cons.externa) Prim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29</text:p>
          </table:table-cell>
          <table:table-cell office:value-type="string" table:style-name="ce1">
            <text:p>BLOQUE(3)K629:Causas de morb.amb.de 1-4 a¤os (cons.externa) C¢digo CIE 10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0</text:p>
          </table:table-cell>
          <table:table-cell office:value-type="string" table:style-name="ce1">
            <text:p>BLOQUE(3)K630: Cantidad causas de morb.amb.de 1-4 a¤os (cons.externa) Segund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1</text:p>
          </table:table-cell>
          <table:table-cell office:value-type="string" table:style-name="ce1">
            <text:p>BLOQUE(3)K631: Causas de morb.amb.de 1-4 a¤os (cons.externa) C¢digo CIE 10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2</text:p>
          </table:table-cell>
          <table:table-cell office:value-type="string" table:style-name="ce1">
            <text:p>BLOQUE(3)K632: Cantidad causas de morb.amb.de 1-4 a¤os (cons.externa) Tercer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3</text:p>
          </table:table-cell>
          <table:table-cell office:value-type="string" table:style-name="ce1">
            <text:p>BLOQUE(3)K633: Causas de morb.amb.de 1-4 a¤os (cons.externa) C¢digo CIE 10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4</text:p>
          </table:table-cell>
          <table:table-cell office:value-type="string" table:style-name="ce1">
            <text:p>BLOQUE(3)K634: Cantidad causas de morb.amb.de 1-4 a¤os (cons.externa) Cuar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5</text:p>
          </table:table-cell>
          <table:table-cell office:value-type="string" table:style-name="ce1">
            <text:p>BLOQUE(3)K635: Causas de morb.amb.de 1-4 a¤os (cons.externa) C¢digo CIE 10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6</text:p>
          </table:table-cell>
          <table:table-cell office:value-type="string" table:style-name="ce1">
            <text:p>BLOQUE(3)K636: Cantidad causas de morb.amb.de 1-4 a¤os (cons.externa) Quin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7</text:p>
          </table:table-cell>
          <table:table-cell office:value-type="string" table:style-name="ce1">
            <text:p>BLOQUE(3)K637: Causas de morb.amb.de 1-4 a¤os (cons.externa) C¢digo CIE 10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8</text:p>
          </table:table-cell>
          <table:table-cell office:value-type="string" table:style-name="ce1">
            <text:p>BLOQUE(3)K638: Cantidad causas de morb.amb.de 1-4 a¤os (cons.externa) Sext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39</text:p>
          </table:table-cell>
          <table:table-cell office:value-type="string" table:style-name="ce1">
            <text:p>BLOQUE(3)K639: Causas de morb.amb.de 1-4 a¤os (cons.externa) C¢digo CIE 10 S‚ptima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0</text:p>
          </table:table-cell>
          <table:table-cell office:value-type="string" table:style-name="ce1">
            <text:p>BLOQUE(3)K640: Cantidad causas de morb.amb.de 1-4 a¤os (cons.externa) S‚pt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1</text:p>
          </table:table-cell>
          <table:table-cell office:value-type="string" table:style-name="ce1">
            <text:p>BLOQUE(3)K641: Causas de morb.amb.de 1-4 a¤os (cons.externa) C¢digo CIE 10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2</text:p>
          </table:table-cell>
          <table:table-cell office:value-type="string" table:style-name="ce1">
            <text:p>BLOQUE(3)K642: Cantidad causas de morb.amb.de 1-4 a¤os (cons.externa) Octav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3</text:p>
          </table:table-cell>
          <table:table-cell office:value-type="string" table:style-name="ce1">
            <text:p>BLOQUE(3)K643: Causas de morb.amb.de 1-4 a¤os (cons.externa) C¢digo CIE 10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4</text:p>
          </table:table-cell>
          <table:table-cell office:value-type="string" table:style-name="ce1">
            <text:p>BLOQUE(3)K644: Cantidad causas de morb.amb.de 1-4 a¤os (cons.externa) Noven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5</text:p>
          </table:table-cell>
          <table:table-cell office:value-type="string" table:style-name="ce1">
            <text:p>BLOQUE(3)K645: Causas de morb.amb.de 1-4 a¤os (cons.externa) C¢digo CIE 10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6</text:p>
          </table:table-cell>
          <table:table-cell office:value-type="string" table:style-name="ce1">
            <text:p>BLOQUE(3)K646: Cantidad causas de morb.amb.de 1-4 a¤os (cons.externa) D‚cima c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49</text:p>
          </table:table-cell>
          <table:table-cell office:value-type="string" table:style-name="ce1">
            <text:p>BLOQUE(3)K649:Total de causas de morb.amb.infantil de 1 a 4 a¤os (cons.externa)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0</text:p>
          </table:table-cell>
          <table:table-cell office:value-type="string" table:style-name="ce1">
            <text:p>BLOQUE(4)K650:Cons.primeras. de Prev.M‚dico en Ni¤os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1</text:p>
          </table:table-cell>
          <table:table-cell office:value-type="string" table:style-name="ce1">
            <text:p>BLOQUE(4)K651:Cons.primeras. de Prev.Actividaes de Enfermer¡a en Ni¤os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2</text:p>
          </table:table-cell>
          <table:table-cell office:value-type="string" table:style-name="ce1">
            <text:p>BLOQUE(4)K652:Cons.primeras. de Prev.M‚dico en Ni¤os de 1 - 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3</text:p>
          </table:table-cell>
          <table:table-cell office:value-type="string" table:style-name="ce1">
            <text:p>BLOQUE(4)K653:Cons.primeras. de Prev.Psic¢logo en Ni¤os de 1 a 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4</text:p>
          </table:table-cell>
          <table:table-cell office:value-type="string" table:style-name="ce1">
            <text:p>BLOQUE(4)K654:Cons.primeras. de Prev.Actividades de Enfermer¡a en Ni¤os de 1 - 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5</text:p>
          </table:table-cell>
          <table:table-cell office:value-type="string" table:style-name="ce1">
            <text:p>BLOQUE(4)K655:Cons.primeras. de Prev.M‚dico en Ni¤os de 5 a 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6</text:p>
          </table:table-cell>
          <table:table-cell office:value-type="string" table:style-name="ce1">
            <text:p>BLOQUE(4)K656:Cons.primeras. de Prev.Psic¢logo en Ni¤os de 5 a 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7</text:p>
          </table:table-cell>
          <table:table-cell office:value-type="string" table:style-name="ce1">
            <text:p>BLOQUE(4)K657:Cons.primeras. de Prev.Actividades de Enfermer¡a en Ni¤os de 5 a 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8</text:p>
          </table:table-cell>
          <table:table-cell office:value-type="string" table:style-name="ce1">
            <text:p>BLOQUE(4)K658:Cons.primeras. de Prev.M‚dico en Muje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59</text:p>
          </table:table-cell>
          <table:table-cell office:value-type="string" table:style-name="ce1">
            <text:p>BLOQUE(4)K659:Cons.primeras. de Prev.Obstetriz en Adoles. Muje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0</text:p>
          </table:table-cell>
          <table:table-cell office:value-type="string" table:style-name="ce1">
            <text:p>BLOQUE(4)K660:Cons.primeras. de Prev.Psic¢logo en Muje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1</text:p>
          </table:table-cell>
          <table:table-cell office:value-type="string" table:style-name="ce1">
            <text:p>BLOQUE(4)K661:Cons.primeras. de Prev.Activiades de Enfermer¡a en Muje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2</text:p>
          </table:table-cell>
          <table:table-cell office:value-type="string" table:style-name="ce1">
            <text:p>BLOQUE(4)K662:Cons.primeras. de Prev.M‚dico en Muje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3</text:p>
          </table:table-cell>
          <table:table-cell office:value-type="string" table:style-name="ce1">
            <text:p>BLOQUE(4)K663:Cons.primeras. de Prev.Obstetriz en Muje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4</text:p>
          </table:table-cell>
          <table:table-cell office:value-type="string" table:style-name="ce1">
            <text:p>BLOQUE(4)K664:Cons.primeras. de Prev.Psic¢logo en Muje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5</text:p>
          </table:table-cell>
          <table:table-cell office:value-type="string" table:style-name="ce1">
            <text:p>BLOQUE(4)K665:Cons.primeras. de Prev.Actividades de Enfermer¡a en Muje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6</text:p>
          </table:table-cell>
          <table:table-cell office:value-type="string" table:style-name="ce1">
            <text:p>BLOQUE(4)K666:Cons.primeras. de Prev.M‚dico en Adoles. Homb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7</text:p>
          </table:table-cell>
          <table:table-cell office:value-type="string" table:style-name="ce1">
            <text:p>BLOQUE(4)K667:Cons.primeras. de Prev.Psic¢logo en Homb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8</text:p>
          </table:table-cell>
          <table:table-cell office:value-type="string" table:style-name="ce1">
            <text:p>BLOQUE(4)K668:Cons.primeras. de Prev.Actividades de Enfermer¡a en Hombres de 10 a 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69</text:p>
          </table:table-cell>
          <table:table-cell office:value-type="string" table:style-name="ce1">
            <text:p>BLOQUE(4)K669:Cons.primeras. de Prev.M‚dico en Homb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0</text:p>
          </table:table-cell>
          <table:table-cell office:value-type="string" table:style-name="ce1">
            <text:p>BLOQUE(4)K670:Cons.primeras. de Prev.Psic¢logo en Homb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1</text:p>
          </table:table-cell>
          <table:table-cell office:value-type="string" table:style-name="ce1">
            <text:p>BLOQUE(4)K671:Cons.primeras. de Prev.Actividades de Enfermer¡a en Hombres de 15 a 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2</text:p>
          </table:table-cell>
          <table:table-cell office:value-type="string" table:style-name="ce1">
            <text:p>BLOQUE(4)K672:Cons.primeras. de Prev.M‚dico en Adult. Mujeres de 20 a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3</text:p>
          </table:table-cell>
          <table:table-cell office:value-type="string" table:style-name="ce1">
            <text:p>BLOQUE(4)K673:Cons.primeras. de Prev.Obtetriz en Adult. Mujeres de 20 a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4</text:p>
          </table:table-cell>
          <table:table-cell office:value-type="string" table:style-name="ce1">
            <text:p>BLOQUE(4)K674:Cons.primeras. de Prev.Psic¢logo en Adult. Mujeres de 20 a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5</text:p>
          </table:table-cell>
          <table:table-cell office:value-type="string" table:style-name="ce1">
            <text:p>BLOQUE(4)K675:Cons.primeras. de Prev.Actividades de Enfermer¡a en Adult. Mujeres de 20 a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6</text:p>
          </table:table-cell>
          <table:table-cell office:value-type="string" table:style-name="ce1">
            <text:p>BLOQUE(4)K676:Cons.primeras. de Prev.M‚dico en Adult. Mujeres de 36 a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7</text:p>
          </table:table-cell>
          <table:table-cell office:value-type="string" table:style-name="ce1">
            <text:p>BLOQUE(4)K677:Cons.primeras. de Prev.Obstetriz en Adult. Mujeres de 36 a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8</text:p>
          </table:table-cell>
          <table:table-cell office:value-type="string" table:style-name="ce1">
            <text:p>BLOQUE(4)K678:Cons.primeras. de Prev.Psic¢logo en Adult. Mujeres de 36 a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79</text:p>
          </table:table-cell>
          <table:table-cell office:value-type="string" table:style-name="ce1">
            <text:p>BLOQUE(4)K679:Cons.primeras. de Prev.Actividades de Enfermer¡a en Adult. Mujeres de 36 a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0</text:p>
          </table:table-cell>
          <table:table-cell office:value-type="string" table:style-name="ce1">
            <text:p>BLOQUE(4)K680:Cons.primeras. de Prev.M‚dico en Adult. Mujeres de 50 a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1</text:p>
          </table:table-cell>
          <table:table-cell office:value-type="string" table:style-name="ce1">
            <text:p>BLOQUE(4)K681:Cons.primeras. de Prev.Obstetriz en Adult. Mujeres de 50 a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2</text:p>
          </table:table-cell>
          <table:table-cell office:value-type="string" table:style-name="ce1">
            <text:p>BLOQUE(4)K682:Cons.primeras. de Prev.Psic¢logo en Adult. Mujeres de 50 a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3</text:p>
          </table:table-cell>
          <table:table-cell office:value-type="string" table:style-name="ce1">
            <text:p>BLOQUE(4)K683:Cons.primeras. de Prev.Actividades de Enfermer¡a en Adult. Mujeres de 50 a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4</text:p>
          </table:table-cell>
          <table:table-cell office:value-type="string" table:style-name="ce1">
            <text:p>BLOQUE(4)K684:Cons.primeras. de Prev.M‚dico en Adult.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5</text:p>
          </table:table-cell>
          <table:table-cell office:value-type="string" table:style-name="ce1">
            <text:p>BLOQUE(4)K685:Cons.primeras. de Prev.Obstetriz en Adult.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6</text:p>
          </table:table-cell>
          <table:table-cell office:value-type="string" table:style-name="ce1">
            <text:p>BLOQUE(4)K686:Cons.primeras. de Prev.Psic¢logo en Adult.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7</text:p>
          </table:table-cell>
          <table:table-cell office:value-type="string" table:style-name="ce1">
            <text:p>BLOQUE(4)K687:Cons.primeras. de Prev.Actividades de Enfermer¡a en Adult.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4a</text:p>
          </table:table-cell>
          <table:table-cell office:value-type="string" table:style-name="ce1">
            <text:p>BLOQUE(4)K684a:Cons.primeras. De Prev. M‚dico en Muje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5a</text:p>
          </table:table-cell>
          <table:table-cell office:value-type="string" table:style-name="ce1">
            <text:p>BLOQUE(4)K685a:Cons.primeras. De Prev. Osbtetriz en Muje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6a</text:p>
          </table:table-cell>
          <table:table-cell office:value-type="string" table:style-name="ce1">
            <text:p>BLOQUE(4)K686a:Cons.primeras. De Prev. Psic¢logo Muje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7a</text:p>
          </table:table-cell>
          <table:table-cell office:value-type="string" table:style-name="ce1">
            <text:p>BLOQUE(4)K687a:Cons.primeras. De Prev. Actividades de Enfermer¡a en Muje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88</text:p>
          </table:table-cell>
          <table:table-cell office:value-type="string" table:style-name="ce1">
            <text:p>BLOQUE(4)K688:Cons.primeras. de Prev.M‚dico en Adult. Hombres de 20 -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0</text:p>
          </table:table-cell>
          <table:table-cell office:value-type="string" table:style-name="ce1">
            <text:p>BLOQUE(4)K690:Cons.primeras. de Prev.Psic¢logo en Adult. Hombres de 20 -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1</text:p>
          </table:table-cell>
          <table:table-cell office:value-type="string" table:style-name="ce1">
            <text:p>BLOQUE(4)K691:Cons.primeras. de Prev.Actividades de Enfermer¡a en Adult. Hombres de 20 - 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2</text:p>
          </table:table-cell>
          <table:table-cell office:value-type="string" table:style-name="ce1">
            <text:p>BLOQUE(4)K692:Cons.primeras. de Prev.M‚dico en Adult. Hombres de 36 -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4</text:p>
          </table:table-cell>
          <table:table-cell office:value-type="string" table:style-name="ce1">
            <text:p>BLOQUE(4)K694:Cons.primeras. de Prev.Psic¢logo en Adult. Hombres de 36 -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5</text:p>
          </table:table-cell>
          <table:table-cell office:value-type="string" table:style-name="ce1">
            <text:p>BLOQUE(4)K695:Cons.primeras. de Prev.Actividades de Enfermer¡a en Adult. Hombres de 36 - 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6</text:p>
          </table:table-cell>
          <table:table-cell office:value-type="string" table:style-name="ce1">
            <text:p>BLOQUE(4)K696:Cons.primeras. de Prev.M‚dico en Adult. Hombres de 50 -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8</text:p>
          </table:table-cell>
          <table:table-cell office:value-type="string" table:style-name="ce1">
            <text:p>BLOQUE(4)K698:Cons.primeras. de Prev.Psic¢logo en Adult. Hombres de 50 -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699</text:p>
          </table:table-cell>
          <table:table-cell office:value-type="string" table:style-name="ce1">
            <text:p>BLOQUE(4)K699:Cons.primeras. de Prev.Actividades de Enfermer¡a en Adult. Hombres de 50 - 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0</text:p>
          </table:table-cell>
          <table:table-cell office:value-type="string" table:style-name="ce1">
            <text:p>BLOQUE(4)K700:Cons.primeras. de Prev.M‚dico en Adult. Homb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2</text:p>
          </table:table-cell>
          <table:table-cell office:value-type="string" table:style-name="ce1">
            <text:p>BLOQUE(4)K702:Cons.primeras. de Prev.Psic¢logo en Adult. Homb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3</text:p>
          </table:table-cell>
          <table:table-cell office:value-type="string" table:style-name="ce1">
            <text:p>BLOQUE(4)K703:Cons.primeras. de Prev.Actividades de Enfermer¡a en Adult. Homb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0a</text:p>
          </table:table-cell>
          <table:table-cell office:value-type="string" table:style-name="ce1">
            <text:p>BLOQUE(4)K700a:Cons.primeras. De Prev.M‚dico en 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2a</text:p>
          </table:table-cell>
          <table:table-cell office:value-type="string" table:style-name="ce1">
            <text:p>BLOQUE(4)K702a:Cons.primeras. De Prev.Psic¢logo en 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3a</text:p>
          </table:table-cell>
          <table:table-cell office:value-type="string" table:style-name="ce1">
            <text:p>BLOQUE(4)K703a:Cons.primeras. De Prev.Actividades de Enfermer¡a en 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4</text:p>
          </table:table-cell>
          <table:table-cell office:value-type="string" table:style-name="ce1">
            <text:p>BLOQUE(4)K704:Cons.primeras. de Prev.M‚dico en Adoles. Mujeres de 10-19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5</text:p>
          </table:table-cell>
          <table:table-cell office:value-type="string" table:style-name="ce1">
            <text:p>BLOQUE(4)K705:Cons.primeras. de Prev.Obstetriz en Adoles. Mujeres de 10-19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6</text:p>
          </table:table-cell>
          <table:table-cell office:value-type="string" table:style-name="ce1">
            <text:p>BLOQUE(4)K706:Cons.primeras. de Prev.Actividades de Enfermer¡a en Adoles. Mujeres de 10-19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7</text:p>
          </table:table-cell>
          <table:table-cell office:value-type="string" table:style-name="ce1">
            <text:p>BLOQUE(4)K707:Cons.primeras. de Prev.M‚dico en Adoles.de 10-19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8</text:p>
          </table:table-cell>
          <table:table-cell office:value-type="string" table:style-name="ce1">
            <text:p>BLOQUE(4)K708:Cons.primeras. de Prev.Obstetriz en Adoles.de 10-19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09</text:p>
          </table:table-cell>
          <table:table-cell office:value-type="string" table:style-name="ce1">
            <text:p>BLOQUE(4)K709:Cons.primeras. de Prev. Actividades de Enfermer¡a en Adoles.de 10-19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0</text:p>
          </table:table-cell>
          <table:table-cell office:value-type="string" table:style-name="ce1">
            <text:p>BLOQUE(4)K710:Cons.primeras. de Prev.M‚dico en Adoles.de 10-19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1</text:p>
          </table:table-cell>
          <table:table-cell office:value-type="string" table:style-name="ce1">
            <text:p>BLOQUE(4)K711:Cons.primeras. de Prev.Obstetriz en Adoles.de 10-19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2</text:p>
          </table:table-cell>
          <table:table-cell office:value-type="string" table:style-name="ce1">
            <text:p>BLOQUE(4)K712:Cons.primeras. de Prev.Actividades de Enfermer¡a en Adoles.de 10-19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3</text:p>
          </table:table-cell>
          <table:table-cell office:value-type="string" table:style-name="ce1">
            <text:p>BLOQUE(4)K713:Cons.primeras. de Prev.M‚dico en Adul. Mujeres de 20-50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4</text:p>
          </table:table-cell>
          <table:table-cell office:value-type="string" table:style-name="ce1">
            <text:p>BLOQUE(4)K714:Cons.primeras. de Prev.Obstetriz en Adul. Mujeres de 20-50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5</text:p>
          </table:table-cell>
          <table:table-cell office:value-type="string" table:style-name="ce1">
            <text:p>BLOQUE(4)K715:Cons.primeras. de Prev.Actividades de Enfermer¡a en Adul. Mujeres de 20-50 a¤os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6</text:p>
          </table:table-cell>
          <table:table-cell office:value-type="string" table:style-name="ce1">
            <text:p>BLOQUE(4)K716:Cons.primeras. de Prev.M‚dico en Adul.de 20-50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7</text:p>
          </table:table-cell>
          <table:table-cell office:value-type="string" table:style-name="ce1">
            <text:p>BLOQUE(4)K717:Cons.primeras. de Prev.Obstetriz en Adul.de 20-50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8</text:p>
          </table:table-cell>
          <table:table-cell office:value-type="string" table:style-name="ce1">
            <text:p>BLOQUE(4)K718:Cons.primeras. de Prev.Actividades de Enfermer¡a en Adul.de 20-50 a¤os (Mujeres) Parto*Atenci¢n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19</text:p>
          </table:table-cell>
          <table:table-cell office:value-type="string" table:style-name="ce1">
            <text:p>BLOQUE(4)K719:Cons.primeras. de Prev.M‚dico en Adul.de 20-50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0</text:p>
          </table:table-cell>
          <table:table-cell office:value-type="string" table:style-name="ce1">
            <text:p>BLOQUE(4)K720:Cons.primeras. de Prev.Obstetriz en Adul.de 20-50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1</text:p>
          </table:table-cell>
          <table:table-cell office:value-type="string" table:style-name="ce1">
            <text:p>BLOQUE(4)K721:Cons.primeras. de Prev.Actividades de Enfermer¡a en Adul.de 20-50 a¤os (Mujeres) Post-Par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2</text:p>
          </table:table-cell>
          <table:table-cell office:value-type="string" table:style-name="ce1">
            <text:p>BLOQUE(4)K722:Total Cons.Prev.Prim por M‚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3</text:p>
          </table:table-cell>
          <table:table-cell office:value-type="string" table:style-name="ce1">
            <text:p>BLOQUE(4)K723:Total Cons.Prev.Prim por Obstetriz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4</text:p>
          </table:table-cell>
          <table:table-cell office:value-type="string" table:style-name="ce1">
            <text:p>BLOQUE(4)K724:Total Cons.Prev.Prim por Psic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5</text:p>
          </table:table-cell>
          <table:table-cell office:value-type="string" table:style-name="ce1">
            <text:p>BLOQUE(4)K725:Total Cons.Prev.Prim por Activ. Enfermer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6</text:p>
          </table:table-cell>
          <table:table-cell office:value-type="string" table:style-name="ce1">
            <text:p>BLOQUE(4)K726:Cons.primeras. de Prev. Planif. Familiar M‚dico (Mujeres 10-1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7</text:p>
          </table:table-cell>
          <table:table-cell office:value-type="string" table:style-name="ce1">
            <text:p>BLOQUE(4)K727:Cons.primeras. de Prev. Planif. Familiar M‚dico (Mujeres 20-4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8</text:p>
          </table:table-cell>
          <table:table-cell office:value-type="string" table:style-name="ce1">
            <text:p>BLOQUE(4)K728:Cons.primeras. de Prev. Planif.Familiar M‚dico (Mujeres 50 y m s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8aa</text:p>
          </table:table-cell>
          <table:table-cell office:value-type="string" table:style-name="ce1">
            <text:p>BLOQUE(4)K728aa:Cons.primeras. de Prev. Planif.Familiar M‚dico (Mujeres Edad no espec¡ficada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9a</text:p>
          </table:table-cell>
          <table:table-cell office:value-type="string" table:style-name="ce1">
            <text:p>BLOQUE(4)K729a:Cons.primeras. de Prev. Planif.Familiar M‚dico (Muje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0a</text:p>
          </table:table-cell>
          <table:table-cell office:value-type="string" table:style-name="ce1">
            <text:p>BLOQUE(4)K730a:Cons.primeras. de Prev. Planif.Familiar M‚dico (Muje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a</text:p>
          </table:table-cell>
          <table:table-cell office:value-type="string" table:style-name="ce1">
            <text:p>BLOQUE(4)K731a:Cons.primeras. de Prev. Planif.Familiar M‚dico (Muje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aa</text:p>
          </table:table-cell>
          <table:table-cell office:value-type="string" table:style-name="ce1">
            <text:p>BLOQUE(4)K731aa:Cons.primeras. de Prev. Planif.Familiar M‚dico (Muje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2a</text:p>
          </table:table-cell>
          <table:table-cell office:value-type="string" table:style-name="ce1">
            <text:p>BLOQUE(4)K732a:Cons.primeras. de Prev. Planif.Familiar M‚dico (Homb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3a</text:p>
          </table:table-cell>
          <table:table-cell office:value-type="string" table:style-name="ce1">
            <text:p>BLOQUE(4)K733a:Cons.primeras. de Prev. Planif.Familiar M‚dico (Homb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a</text:p>
          </table:table-cell>
          <table:table-cell office:value-type="string" table:style-name="ce1">
            <text:p>BLOQUE(4)K734a:Cons.primeras. de Prev. Planif.Familiar M‚dico (Homb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aa</text:p>
          </table:table-cell>
          <table:table-cell office:value-type="string" table:style-name="ce1">
            <text:p>BLOQUE(4)K734aa:Cons.primeras. de Prev. Planif.Familiar M‚dico (Homb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9b</text:p>
          </table:table-cell>
          <table:table-cell office:value-type="string" table:style-name="ce1">
            <text:p>BLOQUE(4)K729b:Cons.primeras. de Prev. Planif.Familiar M‚dico (Muje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0b</text:p>
          </table:table-cell>
          <table:table-cell office:value-type="string" table:style-name="ce1">
            <text:p>BLOQUE(4)K730b:Cons.primeras. de Prev. Planif.Familiar M‚dico (Muje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b</text:p>
          </table:table-cell>
          <table:table-cell office:value-type="string" table:style-name="ce1">
            <text:p>BLOQUE(4)K731b:Cons.primeras. de Prev. Planif.Familiar M‚dico (Muje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bb</text:p>
          </table:table-cell>
          <table:table-cell office:value-type="string" table:style-name="ce1">
            <text:p>BLOQUE(4)K731bb:Cons.primeras. de Prev. Planif.Familiar M‚dico (Muje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2b</text:p>
          </table:table-cell>
          <table:table-cell office:value-type="string" table:style-name="ce1">
            <text:p>BLOQUE(4)K732b:Cons.primeras. de Prev. Planif.Familiar M‚dico (Homb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3b</text:p>
          </table:table-cell>
          <table:table-cell office:value-type="string" table:style-name="ce1">
            <text:p>BLOQUE(4)K733b:Cons.primeras. de Prev. Planif.Familiar M‚dico (Homb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b</text:p>
          </table:table-cell>
          <table:table-cell office:value-type="string" table:style-name="ce1">
            <text:p>BLOQUE(4)K734b:Cons.primeras. de Prev. Planif.Familiar M‚dico (Homb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bb</text:p>
          </table:table-cell>
          <table:table-cell office:value-type="string" table:style-name="ce1">
            <text:p>BLOQUE(4)K734bb:Cons.primeras. de Prev. Planif.Familiar M‚dico (Homb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29c</text:p>
          </table:table-cell>
          <table:table-cell office:value-type="string" table:style-name="ce1">
            <text:p>BLOQUE(4)K729c:Cons.primeras. de Prev. Planif.Familiar M‚dico (Muje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0c</text:p>
          </table:table-cell>
          <table:table-cell office:value-type="string" table:style-name="ce1">
            <text:p>BLOQUE(4)K730c:Cons.primeras. de Prev. Planif.Familiar M‚dico (Muje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c</text:p>
          </table:table-cell>
          <table:table-cell office:value-type="string" table:style-name="ce1">
            <text:p>BLOQUE(4)K731c:Cons.primeras. de Prev. Planif.Familiar M‚dico (Muje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1cc</text:p>
          </table:table-cell>
          <table:table-cell office:value-type="string" table:style-name="ce1">
            <text:p>BLOQUE(4)K731cc:Cons.primeras. de Prev. Planif.Familiar M‚dico (Muje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2c</text:p>
          </table:table-cell>
          <table:table-cell office:value-type="string" table:style-name="ce1">
            <text:p>BLOQUE(4)K732c:Cons.primeras. de Prev. Planif.Familiar M‚dico (Homb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3c</text:p>
          </table:table-cell>
          <table:table-cell office:value-type="string" table:style-name="ce1">
            <text:p>BLOQUE(4)K733c:Cons.primeras. de Prev. Planif.Familiar M‚dico (Homb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c</text:p>
          </table:table-cell>
          <table:table-cell office:value-type="string" table:style-name="ce1">
            <text:p>BLOQUE(4)K734c:Cons.primeras. de Prev. Planif.Familiar M‚dico (Homb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4cc</text:p>
          </table:table-cell>
          <table:table-cell office:value-type="string" table:style-name="ce1">
            <text:p>BLOQUE(4)K734cc:Cons.primeras. de Prev. Planif.Familiar M‚dico (Homb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5</text:p>
          </table:table-cell>
          <table:table-cell office:value-type="string" table:style-name="ce1">
            <text:p>BLOQUE(4)K735:Cons.primeras. de Prev. Planif.Familiar M‚dico (Muje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6</text:p>
          </table:table-cell>
          <table:table-cell office:value-type="string" table:style-name="ce1">
            <text:p>BLOQUE(4)K736:Cons.primeras. de Prev. Planif.Familiar M‚dico (Muje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7</text:p>
          </table:table-cell>
          <table:table-cell office:value-type="string" table:style-name="ce1">
            <text:p>BLOQUE(4)K737:Cons.primeras. de Prev. Planif.Familiar M‚dico (Muje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7aa</text:p>
          </table:table-cell>
          <table:table-cell office:value-type="string" table:style-name="ce1">
            <text:p>BLOQUE(4)K737aa:Cons.primeras. de Prev. Planif.Familiar M‚dico (Muje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8</text:p>
          </table:table-cell>
          <table:table-cell office:value-type="string" table:style-name="ce1">
            <text:p>BLOQUE(4)K738:Cons.primeras. de Prev. Planif.Familiar M‚dico (Homb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39</text:p>
          </table:table-cell>
          <table:table-cell office:value-type="string" table:style-name="ce1">
            <text:p>BLOQUE(4)K739:Cons.primeras. de Prev. Planif.Familiar M‚dico (Homb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0</text:p>
          </table:table-cell>
          <table:table-cell office:value-type="string" table:style-name="ce1">
            <text:p>BLOQUE(4)K740:Cons.primeras. de Prev. Planif.Familiar M‚dico (Homb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0aa</text:p>
          </table:table-cell>
          <table:table-cell office:value-type="string" table:style-name="ce1">
            <text:p>BLOQUE(4)K740aa:Cons.primeras. de Prev. Planif.Familiar M‚dico (Homb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1</text:p>
          </table:table-cell>
          <table:table-cell office:value-type="string" table:style-name="ce1">
            <text:p>BLOQUE(4)K741:Cons.primeras. de Prev. Planif.Familiar M‚dico (Muje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2</text:p>
          </table:table-cell>
          <table:table-cell office:value-type="string" table:style-name="ce1">
            <text:p>BLOQUE(4)K742:Cons.primeras. de Prev. Planif.Familiar M‚dico (Muje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3</text:p>
          </table:table-cell>
          <table:table-cell office:value-type="string" table:style-name="ce1">
            <text:p>BLOQUE(4)K743:Cons.primeras. de Prev. Planif.Familiar M‚dico (Muje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3aa</text:p>
          </table:table-cell>
          <table:table-cell office:value-type="string" table:style-name="ce1">
            <text:p>BLOQUE(4)K743aa:Cons.primeras. de Prev. Planif.Familiar M‚dico (Muje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4</text:p>
          </table:table-cell>
          <table:table-cell office:value-type="string" table:style-name="ce1">
            <text:p>BLOQUE(4)K744:Cons.primeras. de Prev. Planif.Familiar M‚dico (Homb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5</text:p>
          </table:table-cell>
          <table:table-cell office:value-type="string" table:style-name="ce1">
            <text:p>BLOQUE(4)K745:Cons.primeras. de Prev. Planif.Familiar M‚dico (Homb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6</text:p>
          </table:table-cell>
          <table:table-cell office:value-type="string" table:style-name="ce1">
            <text:p>BLOQUE(4)K746:Cons.primeras. de Prev. Planif.Familiar M‚dico (Homb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6aa</text:p>
          </table:table-cell>
          <table:table-cell office:value-type="string" table:style-name="ce1">
            <text:p>BLOQUE(4)K746aa:Cons.primeras. de Prev. Planif.Familiar M‚dico (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7</text:p>
          </table:table-cell>
          <table:table-cell office:value-type="string" table:style-name="ce1">
            <text:p>BLOQUE(4)K747:Cons.primeras. de Prev. Planif.Familiar M‚dico (Mujeres 10-1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8</text:p>
          </table:table-cell>
          <table:table-cell office:value-type="string" table:style-name="ce1">
            <text:p>BLOQUE(4)K748:Cons.primeras. de Prev. Planif.Familiar M‚dico (Mujeres 20-4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9</text:p>
          </table:table-cell>
          <table:table-cell office:value-type="string" table:style-name="ce1">
            <text:p>BLOQUE(4)K749:Cons.primeras. de Prev. Planif.Familiar M‚dico (Mujeres 50 y m s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49aa</text:p>
          </table:table-cell>
          <table:table-cell office:value-type="string" table:style-name="ce1">
            <text:p>BLOQUE(4)K749aa:Cons.primeras. de Prev. Planif.Familiar M‚dico (Mujeres Edad no espec¡ficada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1</text:p>
          </table:table-cell>
          <table:table-cell office:value-type="string" table:style-name="ce1">
            <text:p>BLOQUE(4)K751:Cons.primeras. de Prev. Planif.Familiar M‚dico (Hombres 20-49 a¤os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2</text:p>
          </table:table-cell>
          <table:table-cell office:value-type="string" table:style-name="ce1">
            <text:p>BLOQUE(4)K752:Cons.primeras. de Prev. Planif.Familiar M‚dico (Hombres 50 y m s a¤os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2aa</text:p>
          </table:table-cell>
          <table:table-cell office:value-type="string" table:style-name="ce1">
            <text:p>BLOQUE(4)K752aa:Cons.primeras. de Prev. Planif.Familiar M‚dico (Hombres Edad no espec¡ficada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4</text:p>
          </table:table-cell>
          <table:table-cell office:value-type="string" table:style-name="ce1">
            <text:p>BLOQUE(4)K754:Cons.primeras. de Prev. Planif.Familiar M‚dico (Mujeres 20-49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5</text:p>
          </table:table-cell>
          <table:table-cell office:value-type="string" table:style-name="ce1">
            <text:p>BLOQUE(4)K755:Cons.primeras. de Prev. Planif.Familiar M‚dico (Mujeres 50 y m s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5aa</text:p>
          </table:table-cell>
          <table:table-cell office:value-type="string" table:style-name="ce1">
            <text:p>BLOQUE(4)K755aa:Cons.primeras. de Prev. Planif.Familiar M‚dico (Mujeres Edad no espec¡ficada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6a</text:p>
          </table:table-cell>
          <table:table-cell office:value-type="string" table:style-name="ce1">
            <text:p>BLOQUE(4)K756a:Cons.primeras. de Prev. Planif.Familiar M‚dico (Mujeres 10-1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7a</text:p>
          </table:table-cell>
          <table:table-cell office:value-type="string" table:style-name="ce1">
            <text:p>BLOQUE(4)K757a:Cons.primeras. de Prev. Planif.Familiar M‚dico (Mujeres 20-4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a</text:p>
          </table:table-cell>
          <table:table-cell office:value-type="string" table:style-name="ce1">
            <text:p>BLOQUE(4)K758a:Cons.primeras. de Prev. Planif.Familiar M‚dico (Mujeres 50 y m s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aa</text:p>
          </table:table-cell>
          <table:table-cell office:value-type="string" table:style-name="ce1">
            <text:p>BLOQUE(4)K758aa:Cons.primeras. de Prev. Planif.Familiar M‚dico (Mujeres Edad no espec¡ficada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6b</text:p>
          </table:table-cell>
          <table:table-cell office:value-type="string" table:style-name="ce1">
            <text:p>BLOQUE(4)K756b:Cons.primeras. de Prev. Planif.Familiar M‚dico (Mujeres 10-1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7b</text:p>
          </table:table-cell>
          <table:table-cell office:value-type="string" table:style-name="ce1">
            <text:p>BLOQUE(4)K757b:Cons.primeras. de Prev. Planif.Familiar M‚dico (Mujeres 20-4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b</text:p>
          </table:table-cell>
          <table:table-cell office:value-type="string" table:style-name="ce1">
            <text:p>BLOQUE(4)K758b:Cons.primeras. de Prev. Planif.Familiar M‚dico (Mujeres 50 y m s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bb</text:p>
          </table:table-cell>
          <table:table-cell office:value-type="string" table:style-name="ce1">
            <text:p>BLOQUE(4)K758bb:Cons.primeras. de Prev. Planif.Familiar M‚dico (Mujeres Edad no espec¡ficada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6</text:p>
          </table:table-cell>
          <table:table-cell office:value-type="string" table:style-name="ce1">
            <text:p>BLOQUE(4)K756:Cons.primeras. de Prev. Planif.Familiar M‚dico (Muje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7</text:p>
          </table:table-cell>
          <table:table-cell office:value-type="string" table:style-name="ce1">
            <text:p>BLOQUE(4)K757:Cons.primeras. de Prev. Planif.Familiar M‚dico (Muje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</text:p>
          </table:table-cell>
          <table:table-cell office:value-type="string" table:style-name="ce1">
            <text:p>BLOQUE(4)K758:Cons.primeras. de Prev. Planif.Familiar M‚dico (Muje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8aaa</text:p>
          </table:table-cell>
          <table:table-cell office:value-type="string" table:style-name="ce1">
            <text:p>BLOQUE(4)K758aaa:Cons.primeras. de Prev. Planif.Familiar M‚dico (Muje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59</text:p>
          </table:table-cell>
          <table:table-cell office:value-type="string" table:style-name="ce1">
            <text:p>BLOQUE(4)K759:Cons.primeras. de Prev. Planif.Familiar M‚dico (Homb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0</text:p>
          </table:table-cell>
          <table:table-cell office:value-type="string" table:style-name="ce1">
            <text:p>BLOQUE(4)K760:Cons.primeras. de Prev. Planif.Familiar M‚dico (Homb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1</text:p>
          </table:table-cell>
          <table:table-cell office:value-type="string" table:style-name="ce1">
            <text:p>BLOQUE(4)K761:Cons.primeras. de Prev. Planif.Familiar M‚dico (Homb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1aa</text:p>
          </table:table-cell>
          <table:table-cell office:value-type="string" table:style-name="ce1">
            <text:p>BLOQUE(4)K761aa:Cons.primeras. de Prev. Planif.Familiar M‚dico (Homb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2</text:p>
          </table:table-cell>
          <table:table-cell office:value-type="string" table:style-name="ce1">
            <text:p>BLOQUE(4)K762:Cons.primeras. de Prev. Planif.Familiar M‚dico (Muje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3</text:p>
          </table:table-cell>
          <table:table-cell office:value-type="string" table:style-name="ce1">
            <text:p>BLOQUE(4)K763:Cons.primeras. de Prev. Planif.Familiar M‚dico (Muje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4</text:p>
          </table:table-cell>
          <table:table-cell office:value-type="string" table:style-name="ce1">
            <text:p>BLOQUE(4)K764:Cons.primeras. de Prev. Planif.Familiar M‚dico (Muje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4aa</text:p>
          </table:table-cell>
          <table:table-cell office:value-type="string" table:style-name="ce1">
            <text:p>BLOQUE(4)K764aaCons.primeras. de Prev. Planif.Familiar M‚dico (Muje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5</text:p>
          </table:table-cell>
          <table:table-cell office:value-type="string" table:style-name="ce1">
            <text:p>BLOQUE(4)K765:Cons.primeras. de Prev. Planif.Familiar M‚dico (Homb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6</text:p>
          </table:table-cell>
          <table:table-cell office:value-type="string" table:style-name="ce1">
            <text:p>BLOQUE(4)K766:Cons.primeras. de Prev. Planif.Familiar M‚dico (Homb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7</text:p>
          </table:table-cell>
          <table:table-cell office:value-type="string" table:style-name="ce1">
            <text:p>BLOQUE(4)K767:Cons.primeras. de Prev. Planif.Familiar M‚dico (Homb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7aa</text:p>
          </table:table-cell>
          <table:table-cell office:value-type="string" table:style-name="ce1">
            <text:p>BLOQUE(4)K767aa:Cons.primeras. de Prev. Planif.Familiar M‚dico (Homb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2t</text:p>
          </table:table-cell>
          <table:table-cell office:value-type="string" table:style-name="ce1">
            <text:p>BLOQUE(4)K762t:Cons.primeras. de Prev. Planif.Familiar M‚dico (Mujeres 10-19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3t</text:p>
          </table:table-cell>
          <table:table-cell office:value-type="string" table:style-name="ce1">
            <text:p>BLOQUE(4)K763t:Cons.primeras. de Prev. Planif.Familiar M‚dico (Mujeres 20-49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4t</text:p>
          </table:table-cell>
          <table:table-cell office:value-type="string" table:style-name="ce1">
            <text:p>BLOQUE(4)K764t:Cons.primeras. de Prev. Planif.Familiar M‚dico (Mujeres 50 y m s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4tt</text:p>
          </table:table-cell>
          <table:table-cell office:value-type="string" table:style-name="ce1">
            <text:p>BLOQUE(4)K764tt:Cons.primeras. de Prev. Planif.Familiar M‚dico (Mujeres Edad no espec¡ficada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5t</text:p>
          </table:table-cell>
          <table:table-cell office:value-type="string" table:style-name="ce1">
            <text:p>BLOQUE(4)K765t:Cons.primeras. de Prev. Planif.Familiar M‚dico (Hombres 10-19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6t</text:p>
          </table:table-cell>
          <table:table-cell office:value-type="string" table:style-name="ce1">
            <text:p>BLOQUE(4)K766t:Cons.primeras. de Prev. Planif.Familiar M‚dico (Hombres 20-49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7t</text:p>
          </table:table-cell>
          <table:table-cell office:value-type="string" table:style-name="ce1">
            <text:p>BLOQUE(4)K767t:Cons.primeras. de Prev. Planif.Familiar M‚dico (Hombres 50 y m s a¤os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7tt</text:p>
          </table:table-cell>
          <table:table-cell office:value-type="string" table:style-name="ce1">
            <text:p>BLOQUE(4)K767tt:Cons.primeras. de Prev. Planif.Familiar M‚dico (Hombres Edad no espec¡ficada) To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8</text:p>
          </table:table-cell>
          <table:table-cell office:value-type="string" table:style-name="ce1">
            <text:p>BLOQUE(4)K768:Cons.primeras. de Prev. Planif.Familiar Obstetriz (Mujeres 10-1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69</text:p>
          </table:table-cell>
          <table:table-cell office:value-type="string" table:style-name="ce1">
            <text:p>BLOQUE(4)K769:Cons.primeras. de Prev. Planif.Familiar Obstetriz (Mujeres 20-4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0</text:p>
          </table:table-cell>
          <table:table-cell office:value-type="string" table:style-name="ce1">
            <text:p>BLOQUE(4)K770:Cons.primeras. de Prev. Planif.Familiar Obstetriz (Mujeres 50 y m s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0aa</text:p>
          </table:table-cell>
          <table:table-cell office:value-type="string" table:style-name="ce1">
            <text:p>BLOQUE(4)K770aa:Cons.primeras. de Prev. Planif.Familiar Obstetriz (Mujeres Edad no espec¡ficada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1a</text:p>
          </table:table-cell>
          <table:table-cell office:value-type="string" table:style-name="ce1">
            <text:p>BLOQUE(4)K771a:Cons.primeras. de Prev. Planif.Familiar Obstetriz (Muje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2a</text:p>
          </table:table-cell>
          <table:table-cell office:value-type="string" table:style-name="ce1">
            <text:p>BLOQUE(4)K772a:Cons.primeras. de Prev. Planif.Familiar Obstetriz (Muje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a</text:p>
          </table:table-cell>
          <table:table-cell office:value-type="string" table:style-name="ce1">
            <text:p>BLOQUE(4)K773a:Cons.primeras. de Prev. Planif.Familiar Obstetriz (Muje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aa</text:p>
          </table:table-cell>
          <table:table-cell office:value-type="string" table:style-name="ce1">
            <text:p>BLOQUE(4)K773aa:Cons.primeras. de Prev. Planif.Familiar Obstetriz (Muje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4a</text:p>
          </table:table-cell>
          <table:table-cell office:value-type="string" table:style-name="ce1">
            <text:p>BLOQUE(4)K774a:Cons.primeras. de Prev. Planif.Familiar Obstetriz (Homb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5a</text:p>
          </table:table-cell>
          <table:table-cell office:value-type="string" table:style-name="ce1">
            <text:p>BLOQUE(4)K775a:Cons.primeras. de Prev. Planif.Familiar Obstetriz (Homb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a</text:p>
          </table:table-cell>
          <table:table-cell office:value-type="string" table:style-name="ce1">
            <text:p>BLOQUE(4)K776a:Cons.primeras. de Prev. Planif.Familiar Obstetriz (Homb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aa</text:p>
          </table:table-cell>
          <table:table-cell office:value-type="string" table:style-name="ce1">
            <text:p>BLOQUE(4)K776aa:Cons.primeras. de Prev. Planif.Familiar Obstetriz (Homb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1b</text:p>
          </table:table-cell>
          <table:table-cell office:value-type="string" table:style-name="ce1">
            <text:p>BLOQUE(4)K771b:Cons.primeras. de Prev. Planif.Familiar Obstetriz (Muje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2b</text:p>
          </table:table-cell>
          <table:table-cell office:value-type="string" table:style-name="ce1">
            <text:p>BLOQUE(4)K772b:Cons.primeras. de Prev. Planif.Familiar Obstetriz (Muje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b</text:p>
          </table:table-cell>
          <table:table-cell office:value-type="string" table:style-name="ce1">
            <text:p>BLOQUE(4)K773b:Cons.primeras. de Prev. Planif.Familiar Obstetriz (Muje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bb</text:p>
          </table:table-cell>
          <table:table-cell office:value-type="string" table:style-name="ce1">
            <text:p>BLOQUE(4)K773bb:Cons.primeras. de Prev. Planif.Familiar Obstetriz (Muje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4b</text:p>
          </table:table-cell>
          <table:table-cell office:value-type="string" table:style-name="ce1">
            <text:p>BLOQUE(4)K774b:Cons.primeras. de Prev. Planif.Familiar Obstetriz (Homb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5b</text:p>
          </table:table-cell>
          <table:table-cell office:value-type="string" table:style-name="ce1">
            <text:p>BLOQUE(4)K775b:Cons.primeras. de Prev. Planif.Familiar Obstetriz (Homb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b</text:p>
          </table:table-cell>
          <table:table-cell office:value-type="string" table:style-name="ce1">
            <text:p>BLOQUE(4)K776b:Cons.primeras. de Prev. Planif.Familiar Obstetriz (Homb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bb</text:p>
          </table:table-cell>
          <table:table-cell office:value-type="string" table:style-name="ce1">
            <text:p>BLOQUE(4)K776bb:Cons.primeras. de Prev. Planif.Familiar Obstetriz (Homb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1c</text:p>
          </table:table-cell>
          <table:table-cell office:value-type="string" table:style-name="ce1">
            <text:p>BLOQUE(4)K771c:Cons.primeras. de Prev. Planif.Familiar Obstetriz (Muje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2c</text:p>
          </table:table-cell>
          <table:table-cell office:value-type="string" table:style-name="ce1">
            <text:p>BLOQUE(4)K772c:Cons.primeras. de Prev. Planif.Familiar Obstetriz (Muje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c</text:p>
          </table:table-cell>
          <table:table-cell office:value-type="string" table:style-name="ce1">
            <text:p>BLOQUE(4)K773c:Cons.primeras. de Prev. Planif.Familiar Obstetriz (Muje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3cc</text:p>
          </table:table-cell>
          <table:table-cell office:value-type="string" table:style-name="ce1">
            <text:p>BLOQUE(4)K773cc:Cons.primeras. de Prev. Planif.Familiar Obstetriz (Muje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4c</text:p>
          </table:table-cell>
          <table:table-cell office:value-type="string" table:style-name="ce1">
            <text:p>BLOQUE(4)K774c:Cons.primeras. de Prev. Planif.Familiar Obstetriz (Homb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5c</text:p>
          </table:table-cell>
          <table:table-cell office:value-type="string" table:style-name="ce1">
            <text:p>BLOQUE(4)K775c:Cons.primeras. de Prev. Planif.Familiar Obstetriz (Homb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c</text:p>
          </table:table-cell>
          <table:table-cell office:value-type="string" table:style-name="ce1">
            <text:p>BLOQUE(4)K776c:Cons.primeras. de Prev. Planif.Familiar Obstetriz (Homb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6cc</text:p>
          </table:table-cell>
          <table:table-cell office:value-type="string" table:style-name="ce1">
            <text:p>BLOQUE(4)K776cc:Cons.primeras. de Prev. Planif.Familiar Obstetriz (Homb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7</text:p>
          </table:table-cell>
          <table:table-cell office:value-type="string" table:style-name="ce1">
            <text:p>BLOQUE(4)K777:Cons.primeras. de Prev. Planif.Familiar Obstetriz (Muje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8</text:p>
          </table:table-cell>
          <table:table-cell office:value-type="string" table:style-name="ce1">
            <text:p>BLOQUE(4)K778:Cons.primeras. de Prev. Planif.Familiar Obstetriz (Muje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9</text:p>
          </table:table-cell>
          <table:table-cell office:value-type="string" table:style-name="ce1">
            <text:p>BLOQUE(4)K779:Cons.primeras. de Prev. Planif.Familiar Obstetriz (Muje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79aa</text:p>
          </table:table-cell>
          <table:table-cell office:value-type="string" table:style-name="ce1">
            <text:p>BLOQUE(4)K779aa:Cons.primeras. de Prev. Planif.Familiar Obstetriz (Muje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0</text:p>
          </table:table-cell>
          <table:table-cell office:value-type="string" table:style-name="ce1">
            <text:p>BLOQUE(4)K780:Cons.primeras. de Prev. Planif.Familiar Obstetriz (Homb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1</text:p>
          </table:table-cell>
          <table:table-cell office:value-type="string" table:style-name="ce1">
            <text:p>BLOQUE(4)K781:Cons.primeras. de Prev. Planif.Familiar Obstetriz (Homb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2</text:p>
          </table:table-cell>
          <table:table-cell office:value-type="string" table:style-name="ce1">
            <text:p>BLOQUE(4)K782:Cons.primeras. de Prev. Planif.Familiar Obstetriz (Homb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2aa</text:p>
          </table:table-cell>
          <table:table-cell office:value-type="string" table:style-name="ce1">
            <text:p>BLOQUE(4)K782aa:Cons.primeras. de Prev. Planif.Familiar Obstetriz (Homb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3</text:p>
          </table:table-cell>
          <table:table-cell office:value-type="string" table:style-name="ce1">
            <text:p>BLOQUE(4)K783:Cons.primeras. de Prev. Planif.Familiar Obstetriz (Muje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4</text:p>
          </table:table-cell>
          <table:table-cell office:value-type="string" table:style-name="ce1">
            <text:p>BLOQUE(4)K784:Cons.primeras. de Prev. Planif.Familiar Obstetriz (Muje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5</text:p>
          </table:table-cell>
          <table:table-cell office:value-type="string" table:style-name="ce1">
            <text:p>BLOQUE(4)K785:Cons.primeras. de Prev. Planif.Familiar Obstetriz (Muje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5aa</text:p>
          </table:table-cell>
          <table:table-cell office:value-type="string" table:style-name="ce1">
            <text:p>BLOQUE(4)K785aa:Cons.primeras. de Prev. Planif.Familiar Obstetriz (Muje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6</text:p>
          </table:table-cell>
          <table:table-cell office:value-type="string" table:style-name="ce1">
            <text:p>BLOQUE(4)K786:Cons.primeras. de Prev. Planif.Familiar Obstetriz (Homb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7</text:p>
          </table:table-cell>
          <table:table-cell office:value-type="string" table:style-name="ce1">
            <text:p>BLOQUE(4)K787:Cons.primeras. de Prev. Planif.Familiar Obstetriz (Homb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8</text:p>
          </table:table-cell>
          <table:table-cell office:value-type="string" table:style-name="ce1">
            <text:p>BLOQUE(4)K788:Cons.primeras. de Prev. Planif.Familiar Obstetriz (Homb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8aa</text:p>
          </table:table-cell>
          <table:table-cell office:value-type="string" table:style-name="ce1">
            <text:p>BLOQUE(4)K788aa:Cons.primeras. de Prev. Planif.Familiar Obstetriz (Homb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89</text:p>
          </table:table-cell>
          <table:table-cell office:value-type="string" table:style-name="ce1">
            <text:p>BLOQUE(4)K789:Cons.primeras. de Prev. Planif.Familiar Obstetriz (Mujeres 10-1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0</text:p>
          </table:table-cell>
          <table:table-cell office:value-type="string" table:style-name="ce1">
            <text:p>BLOQUE(4)K790:Cons.primeras. de Prev. Planif.Familiar Obstetriz (Mujeres 20-4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1</text:p>
          </table:table-cell>
          <table:table-cell office:value-type="string" table:style-name="ce1">
            <text:p>BLOQUE(4)K791:Cons.primeras. de Prev. Planif.Familiar Obstetriz (Mujeres 50 y m s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1aa</text:p>
          </table:table-cell>
          <table:table-cell office:value-type="string" table:style-name="ce1">
            <text:p>BLOQUE(4)K791aa:Cons.primeras. de Prev. Planif.Familiar Obstetriz (Mujeres Edad no espec¡ficada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6</text:p>
          </table:table-cell>
          <table:table-cell office:value-type="string" table:style-name="ce1">
            <text:p>BLOQUE(4)K796:Cons.primeras. de Prev. Planif.Familiar Obstetriz (Mujeres 20-49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7</text:p>
          </table:table-cell>
          <table:table-cell office:value-type="string" table:style-name="ce1">
            <text:p>BLOQUE(4)K797:Cons.primeras. de Prev. Planif.Familiar Obstetriz (Mujeres 50 y m s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7aa</text:p>
          </table:table-cell>
          <table:table-cell office:value-type="string" table:style-name="ce1">
            <text:p>BLOQUE(4)K797aa:Cons.primeras. de Prev. Planif.Familiar Obstetriz (Mujeres Edad no espec¡ficada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8a</text:p>
          </table:table-cell>
          <table:table-cell office:value-type="string" table:style-name="ce1">
            <text:p>BLOQUE(4)K798a:Cons.primeras. de Prev. Planif.Familiar Obstetriz (Mujeres 10-1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9a</text:p>
          </table:table-cell>
          <table:table-cell office:value-type="string" table:style-name="ce1">
            <text:p>BLOQUE(4)K799a:Cons.primeras. de Prev. Planif.Familiar Obstetriz (Mujeres 20-4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a</text:p>
          </table:table-cell>
          <table:table-cell office:value-type="string" table:style-name="ce1">
            <text:p>BLOQUE(4)K800a:Cons.primeras. de Prev. Planif.Familiar Obstetriz (Mujeres 50 y m s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aa</text:p>
          </table:table-cell>
          <table:table-cell office:value-type="string" table:style-name="ce1">
            <text:p>BLOQUE(4)K800aa:Cons.primeras. de Prev. Planif.Familiar Obstetriz (Mujeres Edad no espec¡ficada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8b</text:p>
          </table:table-cell>
          <table:table-cell office:value-type="string" table:style-name="ce1">
            <text:p>BLOQUE(4)K798b:Cons.primeras. de Prev. Planif.Familiar Obstetriz (Mujeres 10-1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9b</text:p>
          </table:table-cell>
          <table:table-cell office:value-type="string" table:style-name="ce1">
            <text:p>BLOQUE(4)K799b:Cons.primeras. de Prev. Planif.Familiar Obstetriz (Mujeres 20-4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b</text:p>
          </table:table-cell>
          <table:table-cell office:value-type="string" table:style-name="ce1">
            <text:p>BLOQUE(4)K800b:Cons.primeras. de Prev. Planif.Familiar Obstetriz (Mujeres 50 y m s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bb</text:p>
          </table:table-cell>
          <table:table-cell office:value-type="string" table:style-name="ce1">
            <text:p>BLOQUE(4)K800bb:Cons.primeras. de Prev. Planif.Familiar Obstetriz (Mujeres Edad no espec¡ficada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8</text:p>
          </table:table-cell>
          <table:table-cell office:value-type="string" table:style-name="ce1">
            <text:p>BLOQUE(4)K798:Cons.primeras. de Prev. Planif.Familiar Obstetriz (Muje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799</text:p>
          </table:table-cell>
          <table:table-cell office:value-type="string" table:style-name="ce1">
            <text:p>BLOQUE(4)K799:Cons.primeras. de Prev. Planif.Familiar Obstetriz (Muje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</text:p>
          </table:table-cell>
          <table:table-cell office:value-type="string" table:style-name="ce1">
            <text:p>BLOQUE(4)K800:Cons.primeras. de Prev. Planif.Familiar Obstetriz (Muje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0aaa</text:p>
          </table:table-cell>
          <table:table-cell office:value-type="string" table:style-name="ce1">
            <text:p>BLOQUE(4)K800aaa:Cons.primeras. de Prev. Planif.Familiar Obstetriz (Muje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1</text:p>
          </table:table-cell>
          <table:table-cell office:value-type="string" table:style-name="ce1">
            <text:p>BLOQUE(4)K801:Cons.primeras. de Prev. Planif.Familiar Obstetriz (Homb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2</text:p>
          </table:table-cell>
          <table:table-cell office:value-type="string" table:style-name="ce1">
            <text:p>BLOQUE(4)K802:Cons.primeras. de Prev. Planif.Familiar Obstetriz (Homb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3</text:p>
          </table:table-cell>
          <table:table-cell office:value-type="string" table:style-name="ce1">
            <text:p>BLOQUE(4)K803:Cons.primeras. de Prev. Planif.Familiar Obstetriz (Homb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3aa</text:p>
          </table:table-cell>
          <table:table-cell office:value-type="string" table:style-name="ce1">
            <text:p>BLOQUE(4)K803aa:Cons.primeras. de Prev. Planif.Familiar Obstetriz (Homb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4</text:p>
          </table:table-cell>
          <table:table-cell office:value-type="string" table:style-name="ce1">
            <text:p>BLOQUE(4)K804:Cons.primeras. de Prev. Planif.Familiar Obstetriz (Muje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5</text:p>
          </table:table-cell>
          <table:table-cell office:value-type="string" table:style-name="ce1">
            <text:p>BLOQUE(4)K805:Cons.primeras. de Prev. Planif.Familiar Obstetriz (Muje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6</text:p>
          </table:table-cell>
          <table:table-cell office:value-type="string" table:style-name="ce1">
            <text:p>BLOQUE(4)K806:Cons.primeras. de Prev. Planif.Familiar Obstetriz (Muje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6aa</text:p>
          </table:table-cell>
          <table:table-cell office:value-type="string" table:style-name="ce1">
            <text:p>BLOQUE(4)K806aa:Cons.primeras. de Prev. Planif.Familiar Obstetriz (Muje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7</text:p>
          </table:table-cell>
          <table:table-cell office:value-type="string" table:style-name="ce1">
            <text:p>BLOQUE(4)K807:Cons.primeras. de Prev. Planif.Familiar Obstetriz (Homb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8</text:p>
          </table:table-cell>
          <table:table-cell office:value-type="string" table:style-name="ce1">
            <text:p>BLOQUE(4)K808:Cons.primeras. de Prev. Planif.Familiar Obstetriz (Homb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9</text:p>
          </table:table-cell>
          <table:table-cell office:value-type="string" table:style-name="ce1">
            <text:p>BLOQUE(4)K809:Cons.primeras. de Prev. Planif.Familiar Obstetriz (Homb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9aa</text:p>
          </table:table-cell>
          <table:table-cell office:value-type="string" table:style-name="ce1">
            <text:p>BLOQUE(4)K809aa:Cons.primeras. de Prev. Planif.Familiar Obstetriz (Homb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4t</text:p>
          </table:table-cell>
          <table:table-cell office:value-type="string" table:style-name="ce1">
            <text:p>BLOQUE(4)K804t:Cons.primeras. de Prev. Planif.Familiar Obstetriz (Mujeres 10-19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5t</text:p>
          </table:table-cell>
          <table:table-cell office:value-type="string" table:style-name="ce1">
            <text:p>BLOQUE(4)K805t:Cons.primeras. de Prev. Planif.Familiar Obstetriz (Mujeres 20-49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6t</text:p>
          </table:table-cell>
          <table:table-cell office:value-type="string" table:style-name="ce1">
            <text:p>BLOQUE(4)K806t:Cons.primeras. de Prev. Planif.Familiar Obstetriz (Mujeres 50 y m s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6tt</text:p>
          </table:table-cell>
          <table:table-cell office:value-type="string" table:style-name="ce1">
            <text:p>BLOQUE(4)K806tt:Cons.primeras. de Prev. Planif.Familiar Obstetriz (Mujeres Edad no espec¡ficada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7t</text:p>
          </table:table-cell>
          <table:table-cell office:value-type="string" table:style-name="ce1">
            <text:p>BLOQUE(4)K807t:Cons.primeras. de Prev. Planif.Familiar Obstetriz (Hombres 10-19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8t</text:p>
          </table:table-cell>
          <table:table-cell office:value-type="string" table:style-name="ce1">
            <text:p>BLOQUE(4)K808t:Cons.primeras. de Prev. Planif.Familiar Obstetriz (Hombres 20-49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9t</text:p>
          </table:table-cell>
          <table:table-cell office:value-type="string" table:style-name="ce1">
            <text:p>BLOQUE(4)K809t:Cons.primeras. de Prev. Planif.Familiar Obstetriz (Hombres 50 y m s a¤os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09tt</text:p>
          </table:table-cell>
          <table:table-cell office:value-type="string" table:style-name="ce1">
            <text:p>BLOQUE(4)K809tt:Cons.primeras. de Prev. Planif.Familiar Obstetriz (Hombres Edad no espec¡ficada) <text:s/>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0</text:p>
          </table:table-cell>
          <table:table-cell office:value-type="string" table:style-name="ce1">
            <text:p>BLOQUE(4)K810:Total Cons.primeras. de Prev. Planif.Familiar (Mujeres 10-19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1</text:p>
          </table:table-cell>
          <table:table-cell office:value-type="string" table:style-name="ce1">
            <text:p>BLOQUE(4)K811:Total Cons.primeras. de Prev. Planif.Familiar (Mujeres 20-49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2</text:p>
          </table:table-cell>
          <table:table-cell office:value-type="string" table:style-name="ce1">
            <text:p>BLOQUE(4)K812:Total Cons.primeras. de Prev. Planif.Familiar (Mujeres 50 y m s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2aa</text:p>
          </table:table-cell>
          <table:table-cell office:value-type="string" table:style-name="ce1">
            <text:p>BLOQUE(4)K812aa:Total Cons.primeras. de Prev. Planif.Familiar (Mujeres Edad no espec¡ficada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3</text:p>
          </table:table-cell>
          <table:table-cell office:value-type="string" table:style-name="ce1">
            <text:p>BLOQUE(4)K813:Total Cons.primeras. de Prev. Planif.Familiar (Hombres 10-19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4</text:p>
          </table:table-cell>
          <table:table-cell office:value-type="string" table:style-name="ce1">
            <text:p>BLOQUE(4)K814:Total Cons.primeras. de Prev. Planif.Familiar (Hombres 20-49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5</text:p>
          </table:table-cell>
          <table:table-cell office:value-type="string" table:style-name="ce1">
            <text:p>BLOQUE(4)K815:Total Cons.primeras. de Prev. Planif.Familiar (Hombres 50 y m s a¤os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5aa</text:p>
          </table:table-cell>
          <table:table-cell office:value-type="string" table:style-name="ce1">
            <text:p>BLOQUE(4)K815aa:Total Cons.primeras. de Prev. Planif.Familiar (Hombres Edad no espec¡ficada) <text:s text:c="2"/>USO INEC (Planificaci¢n Primer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6</text:p>
          </table:table-cell>
          <table:table-cell office:value-type="string" table:style-name="ce1">
            <text:p>BLOQUE(4)K816:Detec.oport.c ncer c‚rvico uterino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7</text:p>
          </table:table-cell>
          <table:table-cell office:value-type="string" table:style-name="ce1">
            <text:p>BLOQUE(4)K817:Detec.oport.c ncer c‚rvico uterino en mujere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8</text:p>
          </table:table-cell>
          <table:table-cell office:value-type="string" table:style-name="ce1">
            <text:p>BLOQUE(4)K818:Detec.oport.c ncer mamario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19</text:p>
          </table:table-cell>
          <table:table-cell office:value-type="string" table:style-name="ce1">
            <text:p>BLOQUE(4)K819:Detec.oport.c ncer mamario en mujere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0</text:p>
          </table:table-cell>
          <table:table-cell office:value-type="string" table:style-name="ce1">
            <text:p>BLOQUE(4)K820:Detec.oport.c ncer pulmonar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1</text:p>
          </table:table-cell>
          <table:table-cell office:value-type="string" table:style-name="ce1">
            <text:p>BLOQUE(4)K821:Detec.oport.c ncer g strico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2</text:p>
          </table:table-cell>
          <table:table-cell office:value-type="string" table:style-name="ce1">
            <text:p>BLOQUE(4)K822:Detec.oport.c ncer hep tico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3</text:p>
          </table:table-cell>
          <table:table-cell office:value-type="string" table:style-name="ce1">
            <text:p>BLOQUE(4)K823:Detec.oport.c ncer colorrectal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5</text:p>
          </table:table-cell>
          <table:table-cell office:value-type="string" table:style-name="ce1">
            <text:p>BLOQUE(4)K825:Detec.oport.c ncer de la piel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5a</text:p>
          </table:table-cell>
          <table:table-cell office:value-type="string" table:style-name="ce1">
            <text:p>BLOQUE(4)K825a:Detec.oport.c ncer de la tiroide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5b</text:p>
          </table:table-cell>
          <table:table-cell office:value-type="string" table:style-name="ce1">
            <text:p>BLOQUE(4)K825b:Detec.oport.c ncer de Otros en muje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6</text:p>
          </table:table-cell>
          <table:table-cell office:value-type="string" table:style-name="ce1">
            <text:p>BLOQUE(4)K826:Total detec.oport.c ncer por m‚dico en muje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7</text:p>
          </table:table-cell>
          <table:table-cell office:value-type="string" table:style-name="ce1">
            <text:p>BLOQUE(4)K827:Total detec.opor.c ncer por obstetriz en mujer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8</text:p>
          </table:table-cell>
          <table:table-cell office:value-type="string" table:style-name="ce1">
            <text:p>BLOQUE(4)K828:Detec.oport.c ncer prostata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29</text:p>
          </table:table-cell>
          <table:table-cell office:value-type="string" table:style-name="ce1">
            <text:p>BLOQUE(4)K829:Detec.oport.c ncer mamario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0</text:p>
          </table:table-cell>
          <table:table-cell office:value-type="string" table:style-name="ce1">
            <text:p>BLOQUE(4)K830:Detec.oport.c ncer pulmonar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1</text:p>
          </table:table-cell>
          <table:table-cell office:value-type="string" table:style-name="ce1">
            <text:p>BLOQUE(4)K831:Detec.oport.c ncer g strico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2</text:p>
          </table:table-cell>
          <table:table-cell office:value-type="string" table:style-name="ce1">
            <text:p>BLOQUE(4)K832:Detec.oport.c ncer hep tico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3</text:p>
          </table:table-cell>
          <table:table-cell office:value-type="string" table:style-name="ce1">
            <text:p>BLOQUE(4)K833:Detec.oport.c ncer colorrectal en hombres m‚d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4</text:p>
          </table:table-cell>
          <table:table-cell office:value-type="string" table:style-name="ce1">
            <text:p>BLOQUE(4)K834:Detec.oport.c ncer de la piel en homb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4a</text:p>
          </table:table-cell>
          <table:table-cell office:value-type="string" table:style-name="ce1">
            <text:p>BLOQUE(4)K834a:Detec.oport.c ncer de la Tiroide en homb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4b</text:p>
          </table:table-cell>
          <table:table-cell office:value-type="string" table:style-name="ce1">
            <text:p>BLOQUE(4)K834b:Detec.oport.c ncer de Otros en hombres m‚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4c</text:p>
          </table:table-cell>
          <table:table-cell office:value-type="string" table:style-name="ce1">
            <text:p>BLOQUE(4)K834c:Detec.oport.c ncer de Otros en hombres obstetri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5</text:p>
          </table:table-cell>
          <table:table-cell office:value-type="string" table:style-name="ce1">
            <text:p>BLOQUE(4)K835:Total detec.oport.c ncer en hombres m‚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6</text:p>
          </table:table-cell>
          <table:table-cell office:value-type="string" table:style-name="ce1">
            <text:p>BLOQUE(4)K836:Cons.sub. de prev.m‚dico en ni¤os menores de un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7</text:p>
          </table:table-cell>
          <table:table-cell office:value-type="string" table:style-name="ce1">
            <text:p>BLOQUE(4)K837:Cons.sub.de prev.act.enfermer¡a en ni¤os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8</text:p>
          </table:table-cell>
          <table:table-cell office:value-type="string" table:style-name="ce1">
            <text:p>BLOQUE(4)K838:Cons.sub. de prev.m‚dico en ni¤os 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39</text:p>
          </table:table-cell>
          <table:table-cell office:value-type="string" table:style-name="ce1">
            <text:p>BLOQUE(4)K839:Cons.sub.de prev. por psic¢logo en ni¤os 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0</text:p>
          </table:table-cell>
          <table:table-cell office:value-type="string" table:style-name="ce1">
            <text:p>BLOQUE(4)K840:Cons.sub.de prev.act.enfermer¡a en ni¤os 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1</text:p>
          </table:table-cell>
          <table:table-cell office:value-type="string" table:style-name="ce1">
            <text:p>BLOQUE(4)K841:Cons.sub. de prev.m‚dico en ni¤os de 5-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2</text:p>
          </table:table-cell>
          <table:table-cell office:value-type="string" table:style-name="ce1">
            <text:p>BLOQUE(4)K842:Cons.sub.de prev. por psic¢logo en ni¤os de 5-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3</text:p>
          </table:table-cell>
          <table:table-cell office:value-type="string" table:style-name="ce1">
            <text:p>BLOQUE(4)K843:Cons.sub.de prev.act.enfermer¡a en ni¤os de 5-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4</text:p>
          </table:table-cell>
          <table:table-cell office:value-type="string" table:style-name="ce1">
            <text:p>BLOQUE(4)K844:Cons.sub. de prev.m‚dico en muje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5</text:p>
          </table:table-cell>
          <table:table-cell office:value-type="string" table:style-name="ce1">
            <text:p>BLOQUE(4)K845:Cons.sub.de prev.obstetriz en mujeres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6</text:p>
          </table:table-cell>
          <table:table-cell office:value-type="string" table:style-name="ce1">
            <text:p>BLOQUE(4)K846:Cons.sub.de prev. por psic¢logo en muje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7</text:p>
          </table:table-cell>
          <table:table-cell office:value-type="string" table:style-name="ce1">
            <text:p>BLOQUE(4)K847:Cons.sub.de prev.act.Enfermer¡a en muje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8</text:p>
          </table:table-cell>
          <table:table-cell office:value-type="string" table:style-name="ce1">
            <text:p>BLOQUE(4)K848:Cons.sub. de prev.m‚dico en muje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49</text:p>
          </table:table-cell>
          <table:table-cell office:value-type="string" table:style-name="ce1">
            <text:p>BLOQUE(4)K849:Cons.sub.de prev.obstetriz en mujeres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0</text:p>
          </table:table-cell>
          <table:table-cell office:value-type="string" table:style-name="ce1">
            <text:p>BLOQUE(4)K850:Cons.sub.de prev. por psic¢logo en muje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1</text:p>
          </table:table-cell>
          <table:table-cell office:value-type="string" table:style-name="ce1">
            <text:p>BLOQUE(4)K851:Cons.sub.de prev.act.enfermer¡a en muje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2</text:p>
          </table:table-cell>
          <table:table-cell office:value-type="string" table:style-name="ce1">
            <text:p>BLOQUE(4)K852:Cons.sub. de prev.m‚dico en homb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3</text:p>
          </table:table-cell>
          <table:table-cell office:value-type="string" table:style-name="ce1">
            <text:p>BLOQUE(4)K853:Cons.sub.de prev.psic¢logo en homb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4</text:p>
          </table:table-cell>
          <table:table-cell office:value-type="string" table:style-name="ce1">
            <text:p>BLOQUE(4)K854:Cons.sub.de prev.act.enfermer¡a en hombres de 10-1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5</text:p>
          </table:table-cell>
          <table:table-cell office:value-type="string" table:style-name="ce1">
            <text:p>BLOQUE(4)K855:Cons.sub. de prev.m‚dico en homb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6</text:p>
          </table:table-cell>
          <table:table-cell office:value-type="string" table:style-name="ce1">
            <text:p>BLOQUE(4)K856:Cons.sub.de prev. por psic¢logo en homb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7</text:p>
          </table:table-cell>
          <table:table-cell office:value-type="string" table:style-name="ce1">
            <text:p>BLOQUE(4)K857:Cons.sub.de prev.act.enfermer¡a en hombres 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8</text:p>
          </table:table-cell>
          <table:table-cell office:value-type="string" table:style-name="ce1">
            <text:p>BLOQUE(4)K858:Cons.Sub.de Prev.M‚dico en Adul. de 20-35 a¤os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59</text:p>
          </table:table-cell>
          <table:table-cell office:value-type="string" table:style-name="ce1">
            <text:p>BLOQUE(4)K859:Cons.Prev.Sub.Obstetriz en Mujeres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0</text:p>
          </table:table-cell>
          <table:table-cell office:value-type="string" table:style-name="ce1">
            <text:p>BLOQUE(4)K860:Cons.Sub.de Prev. por Psic¢logo en Mujeres 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1</text:p>
          </table:table-cell>
          <table:table-cell office:value-type="string" table:style-name="ce1">
            <text:p>BLOQUE(4)K861:Cons.Sub.de Prev.Act.Enfermer¡a en Adul. Mujeres 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2</text:p>
          </table:table-cell>
          <table:table-cell office:value-type="string" table:style-name="ce1">
            <text:p>BLOQUE(4)K862:Cons.Sub. de Prev.M‚dico en Adul.de 36-49 a¤os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3</text:p>
          </table:table-cell>
          <table:table-cell office:value-type="string" table:style-name="ce1">
            <text:p>BLOQUE(4)K863:Cons.Prev.Sub.Obstetriz en Mujeres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4</text:p>
          </table:table-cell>
          <table:table-cell office:value-type="string" table:style-name="ce1">
            <text:p>BLOQUE(4)K864:Cons.Sub.de Prev. por Psic¢logo en Mujeres 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5</text:p>
          </table:table-cell>
          <table:table-cell office:value-type="string" table:style-name="ce1">
            <text:p>BLOQUE(4)K865:Cons.Sub.de Prev.Act.Enfermer¡a en Adul. Mujeres 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6</text:p>
          </table:table-cell>
          <table:table-cell office:value-type="string" table:style-name="ce1">
            <text:p>BLOQUE(4)K866:Cons.Sub. de Prev.M‚dico en Adul. de 50-64 a¤os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7</text:p>
          </table:table-cell>
          <table:table-cell office:value-type="string" table:style-name="ce1">
            <text:p>BLOQUE(4)K867:Cons.Prev.Sub.Obstetriz en Mujeres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8</text:p>
          </table:table-cell>
          <table:table-cell office:value-type="string" table:style-name="ce1">
            <text:p>BLOQUE(4)K868:Cons.Sub.de Prev. por Psic¢logo en Mujeres 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69</text:p>
          </table:table-cell>
          <table:table-cell office:value-type="string" table:style-name="ce1">
            <text:p>BLOQUE(4)K869:Cons.Sub.de Prev.Act.Enfermer¡a en Adul. Mujeres 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0</text:p>
          </table:table-cell>
          <table:table-cell office:value-type="string" table:style-name="ce1">
            <text:p>BLOQUE(4)K870:Cons.Sub. de Prev.M‚dico en Adul.de 65 a¤os y m s 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1</text:p>
          </table:table-cell>
          <table:table-cell office:value-type="string" table:style-name="ce1">
            <text:p>BLOQUE(4)K871:Cons.Prev.Sub.Obstetriz en Mujeres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2</text:p>
          </table:table-cell>
          <table:table-cell office:value-type="string" table:style-name="ce1">
            <text:p>BLOQUE(4)K872:Cons.Sub.de Prev. por Psic¢logo en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3</text:p>
          </table:table-cell>
          <table:table-cell office:value-type="string" table:style-name="ce1">
            <text:p>BLOQUE(4)K873:Cons.Sub.de Prev.Act.Enfermer¡a en Adul. Muje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0a</text:p>
          </table:table-cell>
          <table:table-cell office:value-type="string" table:style-name="ce1">
            <text:p>BLOQUE(4)K870a:Cons.Sub. de Prev.M‚dico en Adul.de Edad no espec¡ficada 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1a</text:p>
          </table:table-cell>
          <table:table-cell office:value-type="string" table:style-name="ce1">
            <text:p>BLOQUE(4)K871a:Cons.Sub. de Prev.Obstetriz en Adul.de Edad no espec¡ficada 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2a</text:p>
          </table:table-cell>
          <table:table-cell office:value-type="string" table:style-name="ce1">
            <text:p>BLOQUE(4)K872a:Cons.Sub. de Prev.Psic¢logo en Adul.de Edad no espec¡ficada 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3a</text:p>
          </table:table-cell>
          <table:table-cell office:value-type="string" table:style-name="ce1">
            <text:p>BLOQUE(4)K873a:Cons.Sub. de Prev.Actividades de enfermer¡a en Adul.de Edad no espec¡ficada (Muje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4</text:p>
          </table:table-cell>
          <table:table-cell office:value-type="string" table:style-name="ce1">
            <text:p>BLOQUE(4)K874:Cons.Sub. de Prev.M‚dico en Adul.de 20-35 a¤os(Homb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5</text:p>
          </table:table-cell>
          <table:table-cell office:value-type="string" table:style-name="ce1">
            <text:p>BLOQUE(4)K875:Cons.Sub.de Prev. por Psic¢logo en Hombres 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6</text:p>
          </table:table-cell>
          <table:table-cell office:value-type="string" table:style-name="ce1">
            <text:p>BLOQUE(4)K876:Cons.Sub.de Prev.Act.Enfermer¡a en Adul. Hombres 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7</text:p>
          </table:table-cell>
          <table:table-cell office:value-type="string" table:style-name="ce1">
            <text:p>BLOQUE(4)K877:Cons.Sub. de Prev.M‚dico en Adul.de 36-49 a¤os(Homb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8</text:p>
          </table:table-cell>
          <table:table-cell office:value-type="string" table:style-name="ce1">
            <text:p>BLOQUE(4)K878:Cons.Sub.de Prev. por Psic¢logo en Hombres 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79</text:p>
          </table:table-cell>
          <table:table-cell office:value-type="string" table:style-name="ce1">
            <text:p>BLOQUE(4)K879:Cons.Sub.de Prev.Act.Enfermer¡a en Adul. Hombres 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0</text:p>
          </table:table-cell>
          <table:table-cell office:value-type="string" table:style-name="ce1">
            <text:p>BLOQUE(4)K880:Cons.Sub. de Prev.M‚dico en Adul.de 50-64 a¤os(Homb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1</text:p>
          </table:table-cell>
          <table:table-cell office:value-type="string" table:style-name="ce1">
            <text:p>BLOQUE(4)K881:Cons.Sub.de Prev. por Psic¢logo en Hombres 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2</text:p>
          </table:table-cell>
          <table:table-cell office:value-type="string" table:style-name="ce1">
            <text:p>BLOQUE(4)K882:Cons.Sub.de Prev.Act.Enfermer¡a en Adul. Hombres 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3</text:p>
          </table:table-cell>
          <table:table-cell office:value-type="string" table:style-name="ce1">
            <text:p>BLOQUE(4)K883:Cons.Sub. de Prev.M‚dico en Adul.de 65 a¤os y m s(Hombr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4</text:p>
          </table:table-cell>
          <table:table-cell office:value-type="string" table:style-name="ce1">
            <text:p>BLOQUE(4)K884:Cons.Sub.de Prev. por Psic¢logo en Homb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5</text:p>
          </table:table-cell>
          <table:table-cell office:value-type="string" table:style-name="ce1">
            <text:p>BLOQUE(4)K885:Cons.Sub.de Prev.Act.Enfermer¡a en Adul.Hombres 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3a</text:p>
          </table:table-cell>
          <table:table-cell office:value-type="string" table:style-name="ce1">
            <text:p>BLOQUE(4)K883a:Cons.Sub.de Prev.M‚dico en Adul.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4a</text:p>
          </table:table-cell>
          <table:table-cell office:value-type="string" table:style-name="ce1">
            <text:p>BLOQUE(4)K884a:Cons.Sub.de Prev.Psic¢logo en Adul.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5a</text:p>
          </table:table-cell>
          <table:table-cell office:value-type="string" table:style-name="ce1">
            <text:p>BLOQUE(4)K885a:Cons.Sub.de Prev.Act.Enfermer¡a en Adul.Hombres de 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6</text:p>
          </table:table-cell>
          <table:table-cell office:value-type="string" table:style-name="ce1">
            <text:p>BLOQUE(4)K886:Cons.Sub. de Prev.M‚dico en Adoles.de 10-19 a¤os (Mujeres)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7</text:p>
          </table:table-cell>
          <table:table-cell office:value-type="string" table:style-name="ce1">
            <text:p>BLOQUE(4)K887:Cons.Prev.Sub.Obstetriz en Mujeres 10-19 a¤os (Mujeres)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8</text:p>
          </table:table-cell>
          <table:table-cell office:value-type="string" table:style-name="ce1">
            <text:p>BLOQUE(4)K888:Cons.Sub.de Prev.M‚dico en Mujeres 20-50 a¤os (Mujeres)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89</text:p>
          </table:table-cell>
          <table:table-cell office:value-type="string" table:style-name="ce1">
            <text:p>BLOQUE(4)K889:Cons.Prev.Sub.Obstetriz en Mujeres 20-50 a¤os (Mujeres) Pre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0</text:p>
          </table:table-cell>
          <table:table-cell office:value-type="string" table:style-name="ce1">
            <text:p>BLOQUE(4)K890:Total Cons.Prev.Sub. Medic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1</text:p>
          </table:table-cell>
          <table:table-cell office:value-type="string" table:style-name="ce1">
            <text:p>BLOQUE(4)K891:Total Cons.Prev.Sub. Obstetriz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2</text:p>
          </table:table-cell>
          <table:table-cell office:value-type="string" table:style-name="ce1">
            <text:p>BLOQUE(4)K892:Total Cons.Prev.Sub. Psic¢log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3</text:p>
          </table:table-cell>
          <table:table-cell office:value-type="string" table:style-name="ce1">
            <text:p>BLOQUE(4)K893:Total Cons.Prev.Sub. Act. Enfermer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4</text:p>
          </table:table-cell>
          <table:table-cell office:value-type="string" table:style-name="ce1">
            <text:p>BLOQUE(4)K894:Cons.Sub. de Prev.M‚dico (Mujeres 10-1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5</text:p>
          </table:table-cell>
          <table:table-cell office:value-type="string" table:style-name="ce1">
            <text:p>BLOQUE(4)K895:Cons.Sub. de Prev.M‚dico (Mujeres 20-4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6</text:p>
          </table:table-cell>
          <table:table-cell office:value-type="string" table:style-name="ce1">
            <text:p>BLOQUE(4)K896:Cons.Sub. de Prev. Planif.Familiar M‚dico (Mujeres 50 y m s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6aa</text:p>
          </table:table-cell>
          <table:table-cell office:value-type="string" table:style-name="ce1">
            <text:p>BLOQUE(4)K896aa:Cons.Sub. de Prev. Planif.Familiar M‚dico (Mujeres Edad no espec¡ficada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7a</text:p>
          </table:table-cell>
          <table:table-cell office:value-type="string" table:style-name="ce1">
            <text:p>BLOQUE(4)K897a:Cons.Sub. de Prev. Planif.Familiar M‚dico (Muje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8a</text:p>
          </table:table-cell>
          <table:table-cell office:value-type="string" table:style-name="ce1">
            <text:p>BLOQUE(4)K898a:Cons.Sub. de Prev. Planif.Familiar M‚dico (Muje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a</text:p>
          </table:table-cell>
          <table:table-cell office:value-type="string" table:style-name="ce1">
            <text:p>BLOQUE(4)K899a:Cons.Sub. de Prev. Planif.Familiar M‚dico (Muje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aa</text:p>
          </table:table-cell>
          <table:table-cell office:value-type="string" table:style-name="ce1">
            <text:p>BLOQUE(4)K899aa:Cons.Sub. de Prev. Planif.Familiar M‚dico (Muje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0a</text:p>
          </table:table-cell>
          <table:table-cell office:value-type="string" table:style-name="ce1">
            <text:p>BLOQUE(4)K900a:Cons.Sub. de Prev. Planif.Familiar M‚dico (Homb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1a</text:p>
          </table:table-cell>
          <table:table-cell office:value-type="string" table:style-name="ce1">
            <text:p>BLOQUE(4)K901a:Cons.Sub. de Prev. Planif.Familiar M‚dico (Homb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a</text:p>
          </table:table-cell>
          <table:table-cell office:value-type="string" table:style-name="ce1">
            <text:p>BLOQUE(4)K902a:Cons.Sub. de Prev. Planif.Familiar M‚dico (Homb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aa</text:p>
          </table:table-cell>
          <table:table-cell office:value-type="string" table:style-name="ce1">
            <text:p>BLOQUE(4)K902aa:Cons.Sub. de Prev. Planif.Familiar M‚dico (Homb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7b</text:p>
          </table:table-cell>
          <table:table-cell office:value-type="string" table:style-name="ce1">
            <text:p>BLOQUE(4)K897b:Cons.Sub. de Prev. Planif.Familiar M‚dico (Muje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8b</text:p>
          </table:table-cell>
          <table:table-cell office:value-type="string" table:style-name="ce1">
            <text:p>BLOQUE(4)K898b:Cons.Sub. de Prev. Planif.Familiar M‚dico (Muje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b</text:p>
          </table:table-cell>
          <table:table-cell office:value-type="string" table:style-name="ce1">
            <text:p>BLOQUE(4)K899b:Cons.Sub. de Prev. Planif.Familiar M‚dico (Muje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bb</text:p>
          </table:table-cell>
          <table:table-cell office:value-type="string" table:style-name="ce1">
            <text:p>BLOQUE(4)K899bb:Cons.Sub. de Prev. Planif.Familiar M‚dico (Muje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0b</text:p>
          </table:table-cell>
          <table:table-cell office:value-type="string" table:style-name="ce1">
            <text:p>BLOQUE(4)K900b:Cons.Sub. de Prev. Planif.Familiar M‚dico (Homb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1b</text:p>
          </table:table-cell>
          <table:table-cell office:value-type="string" table:style-name="ce1">
            <text:p>BLOQUE(4)K901b:Cons.Sub. de Prev. Planif.Familiar M‚dico (Homb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b</text:p>
          </table:table-cell>
          <table:table-cell office:value-type="string" table:style-name="ce1">
            <text:p>BLOQUE(4)K902b:Cons.Sub. de Prev. Planif.Familiar M‚dico (Homb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bb</text:p>
          </table:table-cell>
          <table:table-cell office:value-type="string" table:style-name="ce1">
            <text:p>BLOQUE(4)K902bb:Cons.Sub. de Prev. Planif.Familiar M‚dico (Homb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7c</text:p>
          </table:table-cell>
          <table:table-cell office:value-type="string" table:style-name="ce1">
            <text:p>BLOQUE(4)K897c:Cons.Sub. de Prev. Planif.Familiar M‚dico (Muje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8c</text:p>
          </table:table-cell>
          <table:table-cell office:value-type="string" table:style-name="ce1">
            <text:p>BLOQUE(4)K898c:Cons.Sub. de Prev. Planif.Familiar M‚dico (Muje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c</text:p>
          </table:table-cell>
          <table:table-cell office:value-type="string" table:style-name="ce1">
            <text:p>BLOQUE(4)K899c:Cons.Sub. de Prev. Planif.Familiar M‚dico (Muje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899cc</text:p>
          </table:table-cell>
          <table:table-cell office:value-type="string" table:style-name="ce1">
            <text:p>BLOQUE(4)K899cc:Cons.Sub. de Prev. Planif.Familiar M‚dico (Muje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0c</text:p>
          </table:table-cell>
          <table:table-cell office:value-type="string" table:style-name="ce1">
            <text:p>BLOQUE(4)K900c:Cons.Sub. de Prev. Planif.Familiar M‚dico (Homb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1c</text:p>
          </table:table-cell>
          <table:table-cell office:value-type="string" table:style-name="ce1">
            <text:p>BLOQUE(4)K901c:Cons.Sub. de Prev. Planif.Familiar M‚dico (Homb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c</text:p>
          </table:table-cell>
          <table:table-cell office:value-type="string" table:style-name="ce1">
            <text:p>BLOQUE(4)K902c:Cons.Sub. de Prev. Planif.Familiar M‚dico (Homb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2cc</text:p>
          </table:table-cell>
          <table:table-cell office:value-type="string" table:style-name="ce1">
            <text:p>BLOQUE(4)K902cc:Cons.Sub. de Prev. Planif.Familiar M‚dico (Homb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3</text:p>
          </table:table-cell>
          <table:table-cell office:value-type="string" table:style-name="ce1">
            <text:p>BLOQUE(4)K903:Cons.Sub. de Prev. Planif.Familiar M‚dico (Muje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4</text:p>
          </table:table-cell>
          <table:table-cell office:value-type="string" table:style-name="ce1">
            <text:p>BLOQUE(4)K904:Cons.Sub. de Prev. Planif.Familiar M‚dico (Muje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5</text:p>
          </table:table-cell>
          <table:table-cell office:value-type="string" table:style-name="ce1">
            <text:p>BLOQUE(4)K905:Cons.Sub. de Prev. Planif.Familiar M‚dico (Muje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5aa</text:p>
          </table:table-cell>
          <table:table-cell office:value-type="string" table:style-name="ce1">
            <text:p>BLOQUE(4)K905aa:Cons.Sub. de Prev. Planif.Familiar M‚dico (Muje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6</text:p>
          </table:table-cell>
          <table:table-cell office:value-type="string" table:style-name="ce1">
            <text:p>BLOQUE(4)K906:Cons.Sub. de Prev. Planif.Familiar M‚dico (Homb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7</text:p>
          </table:table-cell>
          <table:table-cell office:value-type="string" table:style-name="ce1">
            <text:p>BLOQUE(4)K907:Cons.Sub. de Prev. Planif.Familiar M‚dico (Homb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8</text:p>
          </table:table-cell>
          <table:table-cell office:value-type="string" table:style-name="ce1">
            <text:p>BLOQUE(4)K908:Cons.Sub. de Prev. Planif.Familiar M‚dico (Homb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8aa</text:p>
          </table:table-cell>
          <table:table-cell office:value-type="string" table:style-name="ce1">
            <text:p>BLOQUE(4)K908aa:Cons.Sub. de Prev. Planif.Familiar M‚dico (Homb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09</text:p>
          </table:table-cell>
          <table:table-cell office:value-type="string" table:style-name="ce1">
            <text:p>BLOQUE(4)K909:Cons.Sub. de Prev. Planif.Familiar M‚dico (Muje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0</text:p>
          </table:table-cell>
          <table:table-cell office:value-type="string" table:style-name="ce1">
            <text:p>BLOQUE(4)K910:Cons.Sub. de Prev. Planif.Familiar M‚dico (Muje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1</text:p>
          </table:table-cell>
          <table:table-cell office:value-type="string" table:style-name="ce1">
            <text:p>BLOQUE(4)K911:Cons.Sub. de Prev. Planif.Familiar M‚dico (Muje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1aa</text:p>
          </table:table-cell>
          <table:table-cell office:value-type="string" table:style-name="ce1">
            <text:p>BLOQUE(4)K911aa:Cons.Sub. de Prev. Planif.Familiar M‚dico (Muje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2</text:p>
          </table:table-cell>
          <table:table-cell office:value-type="string" table:style-name="ce1">
            <text:p>BLOQUE(4)K912:Cons.Sub. de Prev. Planif.Familiar M‚dico (Homb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3</text:p>
          </table:table-cell>
          <table:table-cell office:value-type="string" table:style-name="ce1">
            <text:p>BLOQUE(4)K913:Cons.Sub. de Prev. Planif.Familiar M‚dico (Homb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4</text:p>
          </table:table-cell>
          <table:table-cell office:value-type="string" table:style-name="ce1">
            <text:p>BLOQUE(4)K914:Cons.Sub. de Prev. Planif.Familiar M‚dico (Homb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4aa</text:p>
          </table:table-cell>
          <table:table-cell office:value-type="string" table:style-name="ce1">
            <text:p>BLOQUE(4)K914aa:Cons.Sub. de Prev. Planif.Familiar M‚dico (Homb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5</text:p>
          </table:table-cell>
          <table:table-cell office:value-type="string" table:style-name="ce1">
            <text:p>BLOQUE(4)K915:Cons.Sub. de Prev. Planif.Familiar M‚dico (Mujeres 10-1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6</text:p>
          </table:table-cell>
          <table:table-cell office:value-type="string" table:style-name="ce1">
            <text:p>BLOQUE(4)K916:Cons.Sub. de Prev. Planif.Familiar M‚dico (Mujeres 20-4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7</text:p>
          </table:table-cell>
          <table:table-cell office:value-type="string" table:style-name="ce1">
            <text:p>BLOQUE(4)K917:Cons.Sub. de Prev. Planif.Familiar M‚dico (Mujeres 50 y m s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7aa</text:p>
          </table:table-cell>
          <table:table-cell office:value-type="string" table:style-name="ce1">
            <text:p>BLOQUE(4)K917aa:Cons.Sub. de Prev. Planif.Familiar M‚dico (Mujeres Edad no espec¡ficada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3a</text:p>
          </table:table-cell>
          <table:table-cell office:value-type="string" table:style-name="ce1">
            <text:p>BLOQUE(4)K913a:Cons.Sub. de Prev. Planif.Familiar M‚dico (Hombres 20-49 a¤os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3b</text:p>
          </table:table-cell>
          <table:table-cell office:value-type="string" table:style-name="ce1">
            <text:p>BLOQUE(4)K913b:Cons.Sub. de Prev. Planif.Familiar M‚dico (Hombres 50 y mas a¤os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3c</text:p>
          </table:table-cell>
          <table:table-cell office:value-type="string" table:style-name="ce1">
            <text:p>BLOQUE(4)K913c:Cons.Sub. de Prev. Planif.Familiar M‚dico (Hombres Edad no espec¡ficada) Vas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6a</text:p>
          </table:table-cell>
          <table:table-cell office:value-type="string" table:style-name="ce1">
            <text:p>BLOQUE(4)K916a:Cons.Sub. de Prev. Planif.Familiar M‚dico (Mujeres 20-49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7a</text:p>
          </table:table-cell>
          <table:table-cell office:value-type="string" table:style-name="ce1">
            <text:p>BLOQUE(4)K917a:Cons.Sub. de Prev. Planif.Familiar M‚dico (Mujeres 50 y m s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7aaa</text:p>
          </table:table-cell>
          <table:table-cell office:value-type="string" table:style-name="ce1">
            <text:p>BLOQUE(4)K917aaa:Cons.Sub. de Prev. Planif.Familiar M‚dico (Mujeres Edad no espec¡ficada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8a</text:p>
          </table:table-cell>
          <table:table-cell office:value-type="string" table:style-name="ce1">
            <text:p>BLOQUE(4)K918a:Cons.Sub. de Prev. Planif.Familiar M‚dico (Mujeres 10-1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9a</text:p>
          </table:table-cell>
          <table:table-cell office:value-type="string" table:style-name="ce1">
            <text:p>BLOQUE(4)K919a:Cons.Sub. de Prev. Planif.Familiar M‚dico (Mujeres 20-4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a</text:p>
          </table:table-cell>
          <table:table-cell office:value-type="string" table:style-name="ce1">
            <text:p>BLOQUE(4)K920a:Cons.Sub. de Prev. Planif.Familiar M‚dico (Mujeres 50 y m s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aa</text:p>
          </table:table-cell>
          <table:table-cell office:value-type="string" table:style-name="ce1">
            <text:p>BLOQUE(4)K920aa:Cons.Sub. de Prev. Planif.Familiar M‚dico (Mujeres Edad no espec¡ficada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8b</text:p>
          </table:table-cell>
          <table:table-cell office:value-type="string" table:style-name="ce1">
            <text:p>BLOQUE(4)K918b:Cons.Sub. de Prev. Planif.Familiar M‚dico (Mujeres 10-1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9b</text:p>
          </table:table-cell>
          <table:table-cell office:value-type="string" table:style-name="ce1">
            <text:p>BLOQUE(4)K919b:Cons.Sub. de Prev. Planif.Familiar M‚dico (Mujeres 20-4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b</text:p>
          </table:table-cell>
          <table:table-cell office:value-type="string" table:style-name="ce1">
            <text:p>BLOQUE(4)K920b:Cons.Sub. de Prev. Planif.Familiar M‚dico (Mujeres 50 y m s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bb</text:p>
          </table:table-cell>
          <table:table-cell office:value-type="string" table:style-name="ce1">
            <text:p>BLOQUE(4)K920bb:Cons.Sub. de Prev. Planif.Familiar M‚dico (Mujeres Edad no espec¡ficada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8</text:p>
          </table:table-cell>
          <table:table-cell office:value-type="string" table:style-name="ce1">
            <text:p>BLOQUE(4)K918:Cons.Sub. de Prev. Planif.Familiar M‚dico (Muje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19</text:p>
          </table:table-cell>
          <table:table-cell office:value-type="string" table:style-name="ce1">
            <text:p>BLOQUE(4)K919:Cons.Sub. de Prev. Planif.Familiar M‚dico (Muje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</text:p>
          </table:table-cell>
          <table:table-cell office:value-type="string" table:style-name="ce1">
            <text:p>BLOQUE(4)K920:Cons.Sub. de Prev. Planif.Familiar M‚dico (Muje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0aaa</text:p>
          </table:table-cell>
          <table:table-cell office:value-type="string" table:style-name="ce1">
            <text:p>BLOQUE(4)K920aaa:Cons.Sub. de Prev. Planif.Familiar M‚dico (Muje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1</text:p>
          </table:table-cell>
          <table:table-cell office:value-type="string" table:style-name="ce1">
            <text:p>BLOQUE(4)K921:Cons.Sub. de Prev. Planif.Familiar M‚dico (Homb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2</text:p>
          </table:table-cell>
          <table:table-cell office:value-type="string" table:style-name="ce1">
            <text:p>BLOQUE(4)K922:Cons.Sub. de Prev. Planif.Familiar M‚dico (Homb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3</text:p>
          </table:table-cell>
          <table:table-cell office:value-type="string" table:style-name="ce1">
            <text:p>BLOQUE(4)K923:Cons.Sub. de Prev. Planif.Familiar M‚dico (Homb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3aa</text:p>
          </table:table-cell>
          <table:table-cell office:value-type="string" table:style-name="ce1">
            <text:p>BLOQUE(4)K923aa:Cons.Sub. de Prev. Planif.Familiar M‚dico (Homb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4</text:p>
          </table:table-cell>
          <table:table-cell office:value-type="string" table:style-name="ce1">
            <text:p>BLOQUE(4)K924:Cons.Sub. de Prev. Planif.Familiar M‚dico (Muje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5</text:p>
          </table:table-cell>
          <table:table-cell office:value-type="string" table:style-name="ce1">
            <text:p>BLOQUE(4)K925:Cons.Sub. de Prev. Planif.Familiar M‚dico (Muje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6</text:p>
          </table:table-cell>
          <table:table-cell office:value-type="string" table:style-name="ce1">
            <text:p>BLOQUE(4)K926:Cons.Sub. de Prev. Planif.Familiar M‚dico (Muje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6aa</text:p>
          </table:table-cell>
          <table:table-cell office:value-type="string" table:style-name="ce1">
            <text:p>BLOQUE(4)K926aa:Cons.Sub. de Prev. Planif.Familiar M‚dico (Muje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7</text:p>
          </table:table-cell>
          <table:table-cell office:value-type="string" table:style-name="ce1">
            <text:p>BLOQUE(4)K927:Cons.Sub. de Prev. Planif.Familiar M‚dico (Homb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8</text:p>
          </table:table-cell>
          <table:table-cell office:value-type="string" table:style-name="ce1">
            <text:p>BLOQUE(4)K928:Cons.Sub. de Prev. Planif.Familiar M‚dico (Homb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9</text:p>
          </table:table-cell>
          <table:table-cell office:value-type="string" table:style-name="ce1">
            <text:p>BLOQUE(4)K929:Cons.Sub. de Prev. Planif.Familiar M‚dico (Homb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9aa</text:p>
          </table:table-cell>
          <table:table-cell office:value-type="string" table:style-name="ce1">
            <text:p>BLOQUE(4)K929aa:Cons.Sub. de Prev. Planif.Familiar M‚dico (Homb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4t</text:p>
          </table:table-cell>
          <table:table-cell office:value-type="string" table:style-name="ce1">
            <text:p>BLOQUE(4)K924t:Cons.Sub. de Prev. Planif.Familiar M‚dico (Mujeres 10-1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5t</text:p>
          </table:table-cell>
          <table:table-cell office:value-type="string" table:style-name="ce1">
            <text:p>BLOQUE(4)K925t:Cons.Sub. de Prev. Planif.Familiar M‚dico (Mujeres 20-4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6t</text:p>
          </table:table-cell>
          <table:table-cell office:value-type="string" table:style-name="ce1">
            <text:p>BLOQUE(4)K926t:Cons.Sub. de Prev. Planif.Familiar M‚dico (Mujeres 50 y m s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6tt</text:p>
          </table:table-cell>
          <table:table-cell office:value-type="string" table:style-name="ce1">
            <text:p>BLOQUE(4)K926tt:Cons.Sub. de Prev. Planif.Familiar M‚dico (Mujeres Edad no espec¡ficada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7t</text:p>
          </table:table-cell>
          <table:table-cell office:value-type="string" table:style-name="ce1">
            <text:p>BLOQUE(4)K927t:Cons.Sub. de Prev. Planif.Familiar M‚dico (Hombres 10-1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8t</text:p>
          </table:table-cell>
          <table:table-cell office:value-type="string" table:style-name="ce1">
            <text:p>BLOQUE(4)K928t:Cons.Sub. de Prev. Planif.Familiar M‚dico (Hombres 20-4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9t</text:p>
          </table:table-cell>
          <table:table-cell office:value-type="string" table:style-name="ce1">
            <text:p>BLOQUE(4)K929t:Cons.Sub. de Prev. Planif.Familiar M‚dico (Hombres 50 y m s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29tt</text:p>
          </table:table-cell>
          <table:table-cell office:value-type="string" table:style-name="ce1">
            <text:p>BLOQUE(4)K929tt:Cons.Sub. de Prev. Planif.Familiar M‚dico (Hombres Edad no espec¡ficada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0</text:p>
          </table:table-cell>
          <table:table-cell office:value-type="string" table:style-name="ce1">
            <text:p>BLOQUE(4)K930:Cons.Sub. de Prev. Planif.Familiar Obstetriz (Mujeres 10-1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1</text:p>
          </table:table-cell>
          <table:table-cell office:value-type="string" table:style-name="ce1">
            <text:p>BLOQUE(4)K931:Cons.Sub. de Prev. Planif.Familiar Obstetriz (Mujeres 20-49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2</text:p>
          </table:table-cell>
          <table:table-cell office:value-type="string" table:style-name="ce1">
            <text:p>BLOQUE(4)K932:Cons.Sub. de Prev. Planif.Familiar Obstetriz (Mujeres 50 y m s a¤os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2aa</text:p>
          </table:table-cell>
          <table:table-cell office:value-type="string" table:style-name="ce1">
            <text:p>BLOQUE(4)K932aa:Cons.Sub. de Prev. Planif.Familiar Obstetriz (Mujeres Edad no espec¡ficada) Dispositivo Intrauterino (DI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3a</text:p>
          </table:table-cell>
          <table:table-cell office:value-type="string" table:style-name="ce1">
            <text:p>BLOQUE(4)K933a:Cons.Sub. de Prev. Planif.Familiar Obstetriz (Muje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4a</text:p>
          </table:table-cell>
          <table:table-cell office:value-type="string" table:style-name="ce1">
            <text:p>BLOQUE(4)K934a:Cons.Sub. de Prev. Planif.Familiar Obstetriz (Muje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a</text:p>
          </table:table-cell>
          <table:table-cell office:value-type="string" table:style-name="ce1">
            <text:p>BLOQUE(4)K935a:Cons.Sub. de Prev. Planif.Familiar Obstetriz (Muje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aa</text:p>
          </table:table-cell>
          <table:table-cell office:value-type="string" table:style-name="ce1">
            <text:p>BLOQUE(4)K935aa:Cons.Sub. de Prev. Planif.Familiar Obstetriz (Muje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6a</text:p>
          </table:table-cell>
          <table:table-cell office:value-type="string" table:style-name="ce1">
            <text:p>BLOQUE(4)K936a:Cons.Sub. de Prev. Planif.Familiar Obstetriz (Hombres 10-1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7a</text:p>
          </table:table-cell>
          <table:table-cell office:value-type="string" table:style-name="ce1">
            <text:p>BLOQUE(4)K937a:Cons.Sub. de Prev. Planif.Familiar Obstetriz (Hombres 20-49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a</text:p>
          </table:table-cell>
          <table:table-cell office:value-type="string" table:style-name="ce1">
            <text:p>BLOQUE(4)K938a:Cons.Sub. de Prev. Planif.Familiar Obstetriz (Hombres 50 y m s a¤os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aa</text:p>
          </table:table-cell>
          <table:table-cell office:value-type="string" table:style-name="ce1">
            <text:p>BLOQUE(4)K938aa:Cons.Sub. de Prev. Planif.Familiar Obstetriz (Hombres Edad no espec¡ficada) Anticonceptivos Orales Combin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3b</text:p>
          </table:table-cell>
          <table:table-cell office:value-type="string" table:style-name="ce1">
            <text:p>BLOQUE(4)K933b:Cons.Sub. de Prev. Planif.Familiar Obstetriz (Muje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4b</text:p>
          </table:table-cell>
          <table:table-cell office:value-type="string" table:style-name="ce1">
            <text:p>BLOQUE(4)K934b:Cons.Sub. de Prev. Planif.Familiar Obstetriz (Muje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b</text:p>
          </table:table-cell>
          <table:table-cell office:value-type="string" table:style-name="ce1">
            <text:p>BLOQUE(4)K935b:Cons.Sub. de Prev. Planif.Familiar Obstetriz (Muje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bb</text:p>
          </table:table-cell>
          <table:table-cell office:value-type="string" table:style-name="ce1">
            <text:p>BLOQUE(4)K935bb:Cons.Sub. de Prev. Planif.Familiar Obstetriz (Muje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6b</text:p>
          </table:table-cell>
          <table:table-cell office:value-type="string" table:style-name="ce1">
            <text:p>BLOQUE(4)K936b:Cons.Sub. de Prev. Planif.Familiar Obstetriz (Hombres 10-1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7b</text:p>
          </table:table-cell>
          <table:table-cell office:value-type="string" table:style-name="ce1">
            <text:p>BLOQUE(4)K937b:Cons.Sub. de Prev. Planif.Familiar Obstetriz (Hombres 20-49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b</text:p>
          </table:table-cell>
          <table:table-cell office:value-type="string" table:style-name="ce1">
            <text:p>BLOQUE(4)K938b:Cons.Sub. de Prev. Planif.Familiar Obstetriz (Hombres 50 y m s a¤os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bb</text:p>
          </table:table-cell>
          <table:table-cell office:value-type="string" table:style-name="ce1">
            <text:p>BLOQUE(4)K938bb:Cons.Sub. de Prev. Planif.Familiar Obstetriz (Hombres Edad no espec¡ficada) Anticonceptivos Orales s¢lo progester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3c</text:p>
          </table:table-cell>
          <table:table-cell office:value-type="string" table:style-name="ce1">
            <text:p>BLOQUE(4)K933c:Cons.Sub. de Prev. Planif.Familiar Obstetriz (Muje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4c</text:p>
          </table:table-cell>
          <table:table-cell office:value-type="string" table:style-name="ce1">
            <text:p>BLOQUE(4)K934c:Cons.Sub. de Prev. Planif.Familiar Obstetriz (Muje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c</text:p>
          </table:table-cell>
          <table:table-cell office:value-type="string" table:style-name="ce1">
            <text:p>BLOQUE(4)K935c:Cons.Sub. de Prev. Planif.Familiar Obstetriz (Muje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5cc</text:p>
          </table:table-cell>
          <table:table-cell office:value-type="string" table:style-name="ce1">
            <text:p>BLOQUE(4)K935cc:Cons.Sub. de Prev. Planif.Familiar Obstetriz (Muje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6c</text:p>
          </table:table-cell>
          <table:table-cell office:value-type="string" table:style-name="ce1">
            <text:p>BLOQUE(4)K936c:Cons.Sub. de Prev. Planif.Familiar Obstetriz (Hombres 10-1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7c</text:p>
          </table:table-cell>
          <table:table-cell office:value-type="string" table:style-name="ce1">
            <text:p>BLOQUE(4)K937c:Cons.Sub. de Prev. Planif.Familiar Obstetriz (Hombres 20-49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c</text:p>
          </table:table-cell>
          <table:table-cell office:value-type="string" table:style-name="ce1">
            <text:p>BLOQUE(4)K938c:Cons.Sub. de Prev. Planif.Familiar Obstetriz (Hombres 50 y m s a¤os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8cc</text:p>
          </table:table-cell>
          <table:table-cell office:value-type="string" table:style-name="ce1">
            <text:p>BLOQUE(4)K938cc:Cons.Sub. de Prev. Planif.Familiar Obstetriz (Hombres Edad no espec¡ficada) Anticonceptivo Oral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39</text:p>
          </table:table-cell>
          <table:table-cell office:value-type="string" table:style-name="ce1">
            <text:p>BLOQUE(4)K939:Cons.Sub. de Prev. Planif.Familiar Obstetriz (Muje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0</text:p>
          </table:table-cell>
          <table:table-cell office:value-type="string" table:style-name="ce1">
            <text:p>BLOQUE(4)K940:Cons.Sub. de Prev. Planif.Familiar Obstetriz (Muje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1</text:p>
          </table:table-cell>
          <table:table-cell office:value-type="string" table:style-name="ce1">
            <text:p>BLOQUE(4)K941:Cons.Sub. de Prev. Planif.Familiar Obstetriz (Muje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1aa</text:p>
          </table:table-cell>
          <table:table-cell office:value-type="string" table:style-name="ce1">
            <text:p>BLOQUE(4)K941aa:Cons.Sub. de Prev. Planif.Familiar Obstetriz (Muje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2</text:p>
          </table:table-cell>
          <table:table-cell office:value-type="string" table:style-name="ce1">
            <text:p>BLOQUE(4)K942:Cons.Sub. de Prev. Planif.Familiar Obstetriz (Hombres 10-1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3</text:p>
          </table:table-cell>
          <table:table-cell office:value-type="string" table:style-name="ce1">
            <text:p>BLOQUE(4)K943:Cons.Sub. de Prev. Planif.Familiar Obstetriz (Hombres 20-49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4</text:p>
          </table:table-cell>
          <table:table-cell office:value-type="string" table:style-name="ce1">
            <text:p>BLOQUE(4)K944:Cons.Sub. de Prev. Planif.Familiar Obstetriz (Hombres 50 y m s a¤os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4aa</text:p>
          </table:table-cell>
          <table:table-cell office:value-type="string" table:style-name="ce1">
            <text:p>BLOQUE(4)K944aa:Cons.Sub. de Prev. Planif.Familiar Obstetriz (Hombres Edad no espec¡ficada) Iny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5</text:p>
          </table:table-cell>
          <table:table-cell office:value-type="string" table:style-name="ce1">
            <text:p>BLOQUE(4)K945:Cons.Sub. de Prev. Planif.Familiar Obstetriz (Muje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6</text:p>
          </table:table-cell>
          <table:table-cell office:value-type="string" table:style-name="ce1">
            <text:p>BLOQUE(4)K946:Cons.Sub. de Prev. Planif.Familiar Obstetriz (Muje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7</text:p>
          </table:table-cell>
          <table:table-cell office:value-type="string" table:style-name="ce1">
            <text:p>BLOQUE(4)K947:Cons.Sub. de Prev. Planif.Familiar Obstetriz (Muje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7aa</text:p>
          </table:table-cell>
          <table:table-cell office:value-type="string" table:style-name="ce1">
            <text:p>BLOQUE(4)K947aa:Cons.Sub. de Prev. Planif.Familiar Obstetriz (Muje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8</text:p>
          </table:table-cell>
          <table:table-cell office:value-type="string" table:style-name="ce1">
            <text:p>BLOQUE(4)K948:Cons.Sub. de Prev. Planif.Familiar Obstetriz (Hombres 10-1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49</text:p>
          </table:table-cell>
          <table:table-cell office:value-type="string" table:style-name="ce1">
            <text:p>BLOQUE(4)K949:Cons.Sub. de Prev. Planif.Familiar Obstetriz (Hombres 20-49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0</text:p>
          </table:table-cell>
          <table:table-cell office:value-type="string" table:style-name="ce1">
            <text:p>BLOQUE(4)K950:Cons.Sub. de Prev. Planif.Familiar Obstetriz (Hombres 50 y m s a¤os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0aa</text:p>
          </table:table-cell>
          <table:table-cell office:value-type="string" table:style-name="ce1">
            <text:p>BLOQUE(4)K950aa:Cons.Sub. de Prev. Planif.Familiar Obstetriz (Hombres Edad no espec¡ficada) Preservat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1</text:p>
          </table:table-cell>
          <table:table-cell office:value-type="string" table:style-name="ce1">
            <text:p>BLOQUE(4)K951:Cons.Sub. de Prev. Planif.Familiar Obstetriz (Mujeres 10-1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2</text:p>
          </table:table-cell>
          <table:table-cell office:value-type="string" table:style-name="ce1">
            <text:p>BLOQUE(4)K952:Cons.Sub. de Prev. Planif.Familiar Obstetriz (Mujeres 20-49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3</text:p>
          </table:table-cell>
          <table:table-cell office:value-type="string" table:style-name="ce1">
            <text:p>BLOQUE(4)K953:Cons.Sub. de Prev. Planif.Familiar Obstetriz (Mujeres 50 y m s a¤os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3aa</text:p>
          </table:table-cell>
          <table:table-cell office:value-type="string" table:style-name="ce1">
            <text:p>BLOQUE(4)K953aa:Cons.Sub. de Prev. Planif.Familiar Obstetriz (Mujeres Edad no espec¡ficada) Imp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5a</text:p>
          </table:table-cell>
          <table:table-cell office:value-type="string" table:style-name="ce1">
            <text:p>BLOQUE(4)K955a:Cons.Sub. de Prev. Planif.Familiar Obstetriz (Mujeres 20-49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a</text:p>
          </table:table-cell>
          <table:table-cell office:value-type="string" table:style-name="ce1">
            <text:p>BLOQUE(4)K956a:Cons.Sub. de Prev. Planif.Familiar Obstetriz (Mujeres 50y m s a¤os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aa</text:p>
          </table:table-cell>
          <table:table-cell office:value-type="string" table:style-name="ce1">
            <text:p>BLOQUE(4)K956aa:Cons.Sub. de Prev. Planif.Familiar Obstetriz (Mujeres Edad no espec¡ficada) Salpingectom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4b</text:p>
          </table:table-cell>
          <table:table-cell office:value-type="string" table:style-name="ce1">
            <text:p>BLOQUE(4)K954b:Cons.Sub. de Prev. Planif.Familiar Obstetriz (Mujeres 10-1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5b</text:p>
          </table:table-cell>
          <table:table-cell office:value-type="string" table:style-name="ce1">
            <text:p>BLOQUE(4)K955b:Cons.Sub. de Prev. Planif.Familiar Obstetriz (Mujeres 20-49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b</text:p>
          </table:table-cell>
          <table:table-cell office:value-type="string" table:style-name="ce1">
            <text:p>BLOQUE(4)K956b:Cons.Sub. de Prev. Planif.Familiar Obstetriz (Mujeres 50 y m s a¤os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bb</text:p>
          </table:table-cell>
          <table:table-cell office:value-type="string" table:style-name="ce1">
            <text:p>BLOQUE(4)K956bb:Cons.Sub. de Prev. Planif.Familiar Obstetriz (Mujeres Edad no espec¡ficada) Anillo Va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4c</text:p>
          </table:table-cell>
          <table:table-cell office:value-type="string" table:style-name="ce1">
            <text:p>BLOQUE(4)K954c:Cons.Sub. de Prev. Planif.Familiar Obstetriz (Mujeres 10-1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5c</text:p>
          </table:table-cell>
          <table:table-cell office:value-type="string" table:style-name="ce1">
            <text:p>BLOQUE(4)K955c:Cons.Sub. de Prev. Planif.Familiar Obstetriz (Mujeres 20-49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c</text:p>
          </table:table-cell>
          <table:table-cell office:value-type="string" table:style-name="ce1">
            <text:p>BLOQUE(4)K956c:Cons.Sub. de Prev. Planif.Familiar Obstetriz (Mujeres 50 y m s a¤os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cc</text:p>
          </table:table-cell>
          <table:table-cell office:value-type="string" table:style-name="ce1">
            <text:p>BLOQUE(4)K956cc:Cons.Sub. de Prev. Planif.Familiar Obstetriz (Mujeres Edad no espec¡ficada) Parche Trand‚rm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4</text:p>
          </table:table-cell>
          <table:table-cell office:value-type="string" table:style-name="ce1">
            <text:p>BLOQUE(4)K954:Cons.Sub. de Prev. Planif.Familiar Obstetriz (Muje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5</text:p>
          </table:table-cell>
          <table:table-cell office:value-type="string" table:style-name="ce1">
            <text:p>BLOQUE(4)K955:Cons.Sub. de Prev. Planif.Familiar Obstetriz (Muje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</text:p>
          </table:table-cell>
          <table:table-cell office:value-type="string" table:style-name="ce1">
            <text:p>BLOQUE(4)K956:Cons.Sub. de Prev. Planif.Familiar Obstetriz (Muje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6aaa</text:p>
          </table:table-cell>
          <table:table-cell office:value-type="string" table:style-name="ce1">
            <text:p>BLOQUE(4)K956aaa:Cons.Sub. de Prev. Planif.Familiar Obstetriz (Muje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7</text:p>
          </table:table-cell>
          <table:table-cell office:value-type="string" table:style-name="ce1">
            <text:p>BLOQUE(4)K957:Cons.Sub. de Prev. Planif.Familiar Obstetriz (Hombres 10-1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8</text:p>
          </table:table-cell>
          <table:table-cell office:value-type="string" table:style-name="ce1">
            <text:p>BLOQUE(4)K958:Cons.Sub. de Prev. Planif.Familiar Obstetriz (Hombres 20-49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9</text:p>
          </table:table-cell>
          <table:table-cell office:value-type="string" table:style-name="ce1">
            <text:p>BLOQUE(4)K959:Cons.Sub. de Prev. Planif.Familiar Obstetriz (Hombres 50 y m s a¤os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59aa</text:p>
          </table:table-cell>
          <table:table-cell office:value-type="string" table:style-name="ce1">
            <text:p>BLOQUE(4)K959aa:Cons.Sub. de Prev. Planif.Familiar Obstetriz (Hombres Edad no espec¡ficada)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0</text:p>
          </table:table-cell>
          <table:table-cell office:value-type="string" table:style-name="ce1">
            <text:p>BLOQUE(4)K960:Cons.Sub. de Prev. Planif.Familiar Obstetriz (Muje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1</text:p>
          </table:table-cell>
          <table:table-cell office:value-type="string" table:style-name="ce1">
            <text:p>BLOQUE(4)K961:Cons.Sub. de Prev. Planif.Familiar Obstetriz (Muje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2</text:p>
          </table:table-cell>
          <table:table-cell office:value-type="string" table:style-name="ce1">
            <text:p>BLOQUE(4)K962:Cons.Sub. de Prev. Planif.Familiar Obstetriz (Muje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2aa</text:p>
          </table:table-cell>
          <table:table-cell office:value-type="string" table:style-name="ce1">
            <text:p>BLOQUE(4)K962aa:Cons.Sub. de Prev. Planif.Familiar Obstetriz (Muje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3</text:p>
          </table:table-cell>
          <table:table-cell office:value-type="string" table:style-name="ce1">
            <text:p>BLOQUE(4)K963:Cons.Sub. de Prev. Planif.Familiar Obstetriz (Hombres 10-1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4</text:p>
          </table:table-cell>
          <table:table-cell office:value-type="string" table:style-name="ce1">
            <text:p>BLOQUE(4)K964:Cons.Sub. de Prev. Planif.Familiar Obstetriz (Hombres 20-49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5</text:p>
          </table:table-cell>
          <table:table-cell office:value-type="string" table:style-name="ce1">
            <text:p>BLOQUE(4)K965:Cons.Sub. de Prev. Planif.Familiar Obstetriz (Hombres 50 y m s a¤os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5aa</text:p>
          </table:table-cell>
          <table:table-cell office:value-type="string" table:style-name="ce1">
            <text:p>BLOQUE(4)K965aa:Cons.Sub. de Prev. Planif.Familiar Obstetriz (Hombres Edad no espec¡ficada) Total: Si no dispone por metodos de planificaci¢n desglos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6t</text:p>
          </table:table-cell>
          <table:table-cell office:value-type="string" table:style-name="ce1">
            <text:p>BLOQUE(4)K966t:Cons.Sub. de Prev. Planif.Familiar Obstetriz (Mujeres 10-1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7t</text:p>
          </table:table-cell>
          <table:table-cell office:value-type="string" table:style-name="ce1">
            <text:p>BLOQUE(4)K967t:Cons.Sub. de Prev. Planif.Familiar Obstetriz (Mujeres 20-4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8t</text:p>
          </table:table-cell>
          <table:table-cell office:value-type="string" table:style-name="ce1">
            <text:p>BLOQUE(4)K968t:Cons.Sub. de Prev. Planif.Familiar Obstetriz (Mujeres 50 y m s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8tt</text:p>
          </table:table-cell>
          <table:table-cell office:value-type="string" table:style-name="ce1">
            <text:p>BLOQUE(4)K968tt:Cons.Sub. de Prev. Planif.Familiar Obstetriz (Mujeres Edad no espec¡ficada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9t</text:p>
          </table:table-cell>
          <table:table-cell office:value-type="string" table:style-name="ce1">
            <text:p>BLOQUE(4)K969t:Cons.Sub. de Prev. Planif.Familiar Obstetriz (Hombres 10-1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0t</text:p>
          </table:table-cell>
          <table:table-cell office:value-type="string" table:style-name="ce1">
            <text:p>BLOQUE(4)K970t:Cons.Sub. de Prev. Planif.Familiar Obstetriz (Hombres 20-49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1t</text:p>
          </table:table-cell>
          <table:table-cell office:value-type="string" table:style-name="ce1">
            <text:p>BLOQUE(4)K971t:Cons.Sub. de Prev. Planif.Familiar Obstetriz (Hombres 50 y m s a¤os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1tt</text:p>
          </table:table-cell>
          <table:table-cell office:value-type="string" table:style-name="ce1">
            <text:p>BLOQUE(4)K971tt:Cons.Sub. de Prev. Planif.Familiar Obstetriz (Hombres Edad no espec¡ficada) TOTAL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6</text:p>
          </table:table-cell>
          <table:table-cell office:value-type="string" table:style-name="ce1">
            <text:p>BLOQUE(4)K966:Total Cons.Sub. de Prev. Planif.Familiar (Mujeres 10-19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7</text:p>
          </table:table-cell>
          <table:table-cell office:value-type="string" table:style-name="ce1">
            <text:p>BLOQUE(4)K967:Total Cons.primeras. de Prev. Planif.Familiar (Mujeres 20-49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8</text:p>
          </table:table-cell>
          <table:table-cell office:value-type="string" table:style-name="ce1">
            <text:p>BLOQUE(4)K968:Total Cons.primeras. de Prev. Planif.Familiar (Mujeres 50 y m s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8aa</text:p>
          </table:table-cell>
          <table:table-cell office:value-type="string" table:style-name="ce1">
            <text:p>BLOQUE(4)K968aa:Total Cons.primeras. de Prev. Planif.Familiar (Mujeres Edad no espec¡ficada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69</text:p>
          </table:table-cell>
          <table:table-cell office:value-type="string" table:style-name="ce1">
            <text:p>BLOQUE(4)K969:Total Cons.primeras. de Prev. Planif.Familiar (Hombres 10-19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0</text:p>
          </table:table-cell>
          <table:table-cell office:value-type="string" table:style-name="ce1">
            <text:p>BLOQUE(4)K970:Total Cons.primeras. de Prev. Planif.Familiar (Hombres 20-49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1</text:p>
          </table:table-cell>
          <table:table-cell office:value-type="string" table:style-name="ce1">
            <text:p>BLOQUE(4)K971:Total Cons.primeras. de Prev. Planif.Familiar (Hombres 50 y m s a¤os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1aa</text:p>
          </table:table-cell>
          <table:table-cell office:value-type="string" table:style-name="ce1">
            <text:p>BLOQUE(4)K971aa:Total Cons.primeras. de Prev. Planif.Familiar (Hombres Edad no espec¡ficada) Uso Inec (Planificaci¢n Subsecuent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2</text:p>
          </table:table-cell>
          <table:table-cell office:value-type="string" table:style-name="ce1">
            <text:p>BLOQUE(5)K972:N£mero de Visitas Domiciliar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3</text:p>
          </table:table-cell>
          <table:table-cell office:value-type="string" table:style-name="ce1">
            <text:p>BLOQUE(5)K973:N£mero de Certificados Medicos Otorg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4</text:p>
          </table:table-cell>
          <table:table-cell office:value-type="string" table:style-name="ce1">
            <text:p>BLOQUE(5)K974:N£mero de Urge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5</text:p>
          </table:table-cell>
          <table:table-cell office:value-type="string" table:style-name="ce1">
            <text:p>BLOQUE(5)K975:Servicio de Emergencia N£mero de Atenciones (urgenc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6</text:p>
          </table:table-cell>
          <table:table-cell office:value-type="string" table:style-name="ce1">
            <text:p>BLOQUE(5)K976:Servicio de Emergencia N£mero de Ingresos / emergenci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977a</text:p>
          </table:table-cell>
          <table:table-cell office:value-type="string" table:style-name="ce2">
            <text:p>BLOQUE(5)K977a:Servicio de Emergencia N£mero de Intervenciones quir£rgicas derivadas</text:p>
            <text:p>al servicio de hospitalizaci¢n dentro del estableciment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K977b</text:p>
          </table:table-cell>
          <table:table-cell office:value-type="string" table:style-name="ce2">
            <text:p>BLOQUE(5)K977b:Servicio de Emergencia N£mero de Intervenciones quir£rgicas derivadas</text:p>
            <text:p>al servicio de hospitalizaci¢n derivada a otro establecimento para la cirug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7</text:p>
          </table:table-cell>
          <table:table-cell office:value-type="string" table:style-name="ce1">
            <text:p>BLOQUE(5)K977:Servicio de emergencia - Total de Atenciones e ingresos (uso ine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7c</text:p>
          </table:table-cell>
          <table:table-cell office:value-type="string" table:style-name="ce1">
            <text:p>BLOQUE(5)K977c:Servicio de Intervenci¢n quir£rgica N£mero de Intervenciones Quir£rgicas en el servicio de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8</text:p>
          </table:table-cell>
          <table:table-cell office:value-type="string" table:style-name="ce1">
            <text:p>BLOQUE(6)K978:Serv.esto.equipo computador completo pc/port t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79</text:p>
          </table:table-cell>
          <table:table-cell office:value-type="string" table:style-name="ce1">
            <text:p>BLOQUE(6)K979:Serv.esto.equipo odontol¢gico port t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0</text:p>
          </table:table-cell>
          <table:table-cell office:value-type="string" table:style-name="ce1">
            <text:p>BLOQUE(6)K980:Serv.esto.equipo compresor de odontolog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1</text:p>
          </table:table-cell>
          <table:table-cell office:value-type="string" table:style-name="ce1">
            <text:p>BLOQUE(6)K981:Serv.esto.equipo esterilizador y/o autocla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2</text:p>
          </table:table-cell>
          <table:table-cell office:value-type="string" table:style-name="ce1">
            <text:p>BLOQUE(6)K982:Serv.esto.equipo ultrasonido(cavitr¢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3</text:p>
          </table:table-cell>
          <table:table-cell office:value-type="string" table:style-name="ce1">
            <text:p>BLOQUE(6)K983:Serv.esto.equipo taburete giratorio 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4</text:p>
          </table:table-cell>
          <table:table-cell office:value-type="string" table:style-name="ce1">
            <text:p>BLOQUE(6)K984:Serv.esto.equipo instrum.operatoria 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5</text:p>
          </table:table-cell>
          <table:table-cell office:value-type="string" table:style-name="ce1">
            <text:p>BLOQUE(6)K985:Serv.esto.equipo negatoscop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6</text:p>
          </table:table-cell>
          <table:table-cell office:value-type="string" table:style-name="ce1">
            <text:p>BLOQUE(6)K986:Serv.esto.equipo instrum.cirug. 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7</text:p>
          </table:table-cell>
          <table:table-cell office:value-type="string" table:style-name="ce1">
            <text:p>BLOQUE(6)K987:Serv.esto.equipo instrum.diag.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8</text:p>
          </table:table-cell>
          <table:table-cell office:value-type="string" table:style-name="ce1">
            <text:p>BLOQUE(6)K988:Serv.esto.equipo instrum.profilax.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89</text:p>
          </table:table-cell>
          <table:table-cell office:value-type="string" table:style-name="ce1">
            <text:p>BLOQUE(6)K989:Serv.esto.equipo set de desech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0</text:p>
          </table:table-cell>
          <table:table-cell office:value-type="string" table:style-name="ce1">
            <text:p>BLOQUE(6)K990:Serv.esto.equipo fregadero mas escurri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1</text:p>
          </table:table-cell>
          <table:table-cell office:value-type="string" table:style-name="ce1">
            <text:p>BLOQUE(6)K991:Serv.esto.equipo Equipo de RX de odontolog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2a</text:p>
          </table:table-cell>
          <table:table-cell office:value-type="string" table:style-name="ce1">
            <text:p>BLOQUE(6)K992a:Serv.esto.equipo Micromo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2b</text:p>
          </table:table-cell>
          <table:table-cell office:value-type="string" table:style-name="ce1">
            <text:p>BLOQUE(6)K992b:Serv.esto.equipo Turb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2c</text:p>
          </table:table-cell>
          <table:table-cell office:value-type="string" table:style-name="ce1">
            <text:p>BLOQUE(6)K992c:Serv.esto.equipo Lampara hal¢g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2d</text:p>
          </table:table-cell>
          <table:table-cell office:value-type="string" table:style-name="ce1">
            <text:p>BLOQUE(6)K992d:Serv.esto.equipo Sill¢n d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2</text:p>
          </table:table-cell>
          <table:table-cell office:value-type="string" table:style-name="ce1">
            <text:p>BLOQUE(6)K992:Serv.esto.equipo otros(especifiqu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3</text:p>
          </table:table-cell>
          <table:table-cell office:value-type="string" table:style-name="ce1">
            <text:p>BLOQUE(6)K993:Total serv.esto.equip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4</text:p>
          </table:table-cell>
          <table:table-cell office:value-type="string" table:style-name="ce1">
            <text:p>BLOQUE(6)K994:Total serv.esto.personal odont¢logos gene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5</text:p>
          </table:table-cell>
          <table:table-cell office:value-type="string" table:style-name="ce1">
            <text:p>BLOQUE(6)K995:Serv.esto.personal odontol¢gos generale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6</text:p>
          </table:table-cell>
          <table:table-cell office:value-type="string" table:style-name="ce1">
            <text:p>BLOQUE(6)K996:Serv.esto.personal odontol¢gos generale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7</text:p>
          </table:table-cell>
          <table:table-cell office:value-type="string" table:style-name="ce1">
            <text:p>BLOQUE(6)K997:Serv.esto.personal odontol¢gos generale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8</text:p>
          </table:table-cell>
          <table:table-cell office:value-type="string" table:style-name="ce1">
            <text:p>BLOQUE(6)K998:Serv.esto.personal odontol¢gos generales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999</text:p>
          </table:table-cell>
          <table:table-cell office:value-type="string" table:style-name="ce1">
            <text:p>BLOQUE(6)K999:Total serv.esto.personal odont¢logos ru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0</text:p>
          </table:table-cell>
          <table:table-cell office:value-type="string" table:style-name="ce1">
            <text:p>BLOQUE(6)K1000:Serv.esto.personal odontol¢gos rurale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1</text:p>
          </table:table-cell>
          <table:table-cell office:value-type="string" table:style-name="ce1">
            <text:p>BLOQUE(6)K1001:Serv.esto.personal odontol¢gos rurale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2</text:p>
          </table:table-cell>
          <table:table-cell office:value-type="string" table:style-name="ce1">
            <text:p>BLOQUE(6)K1002:Serv.esto.personal odontol¢gos rurale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3</text:p>
          </table:table-cell>
          <table:table-cell office:value-type="string" table:style-name="ce1">
            <text:p>BLOQUE(6)K1003:Serv.esto.personal odontol¢gos rurale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4</text:p>
          </table:table-cell>
          <table:table-cell office:value-type="string" table:style-name="ce1">
            <text:p>BLOQUE(6)K1004:Total serv.esto.personal ciruj.maxilofaci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5</text:p>
          </table:table-cell>
          <table:table-cell office:value-type="string" table:style-name="ce1">
            <text:p>BLOQUE(6)K1005:Serv.esto.personal ciruj.maxilofaciale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6</text:p>
          </table:table-cell>
          <table:table-cell office:value-type="string" table:style-name="ce1">
            <text:p>BLOQUE(6)K1006:Serv.esto.personal ciruj.maxilofaciale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7</text:p>
          </table:table-cell>
          <table:table-cell office:value-type="string" table:style-name="ce1">
            <text:p>BLOQUE(6)K1007:Serv.esto.personal ciruj.maxilofaciale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8</text:p>
          </table:table-cell>
          <table:table-cell office:value-type="string" table:style-name="ce1">
            <text:p>BLOQUE(6)K1008:Serv.esto.personal ciruj.maxilofaciale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09</text:p>
          </table:table-cell>
          <table:table-cell office:value-type="string" table:style-name="ce1">
            <text:p>BLOQUE(6)K1009:Total serv.esto.personal implant¢log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0</text:p>
          </table:table-cell>
          <table:table-cell office:value-type="string" table:style-name="ce1">
            <text:p>BLOQUE(6)K1010:Serv.esto.personal implant¢logo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1</text:p>
          </table:table-cell>
          <table:table-cell office:value-type="string" table:style-name="ce1">
            <text:p>BLOQUE(6)K1011:Serv.esto.personal implant¢logo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2</text:p>
          </table:table-cell>
          <table:table-cell office:value-type="string" table:style-name="ce1">
            <text:p>BLOQUE(6)K1012:Serv.esto.personal implant¢logo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3</text:p>
          </table:table-cell>
          <table:table-cell office:value-type="string" table:style-name="ce1">
            <text:p>BLOQUE(6)K1013:Serv.esto.personal implant¢logo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4</text:p>
          </table:table-cell>
          <table:table-cell office:value-type="string" table:style-name="ce1">
            <text:p>BLOQUE(6)K1014:Total serv.esto.personal odontopedi t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5</text:p>
          </table:table-cell>
          <table:table-cell office:value-type="string" table:style-name="ce1">
            <text:p>BLOQUE(6)K1015:Serv.esto.personal odontopedi tra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6</text:p>
          </table:table-cell>
          <table:table-cell office:value-type="string" table:style-name="ce1">
            <text:p>BLOQUE(6)K1016:Serv.esto.personal odontopedi tra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7</text:p>
          </table:table-cell>
          <table:table-cell office:value-type="string" table:style-name="ce1">
            <text:p>BLOQUE(6)K1017:Serv.esto.personal odontopedi tra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8</text:p>
          </table:table-cell>
          <table:table-cell office:value-type="string" table:style-name="ce1">
            <text:p>BLOQUE(6)K1018:Serv.esto.personal odontopedi tra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19</text:p>
          </table:table-cell>
          <table:table-cell office:value-type="string" table:style-name="ce1">
            <text:p>BLOQUE(6)K1019:Total serv.esto.personal endodonc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0</text:p>
          </table:table-cell>
          <table:table-cell office:value-type="string" table:style-name="ce1">
            <text:p>BLOQUE(6)K1020:Serv.esto.personal endodoncista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1</text:p>
          </table:table-cell>
          <table:table-cell office:value-type="string" table:style-name="ce1">
            <text:p>BLOQUE(6)K1021:Serv.esto.personal endodoncista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2</text:p>
          </table:table-cell>
          <table:table-cell office:value-type="string" table:style-name="ce1">
            <text:p>BLOQUE(6)K1022:Serv.esto.personal endodoncista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3</text:p>
          </table:table-cell>
          <table:table-cell office:value-type="string" table:style-name="ce1">
            <text:p>BLOQUE(6)K1023:Serv.esto.personal endodoncista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4</text:p>
          </table:table-cell>
          <table:table-cell office:value-type="string" table:style-name="ce1">
            <text:p>BLOQUE(6)K1024:Total serv.Esto.personal periodonc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5</text:p>
          </table:table-cell>
          <table:table-cell office:value-type="string" table:style-name="ce1">
            <text:p>BLOQUE(6)K1025:Serv.esto.personal periodoncista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6</text:p>
          </table:table-cell>
          <table:table-cell office:value-type="string" table:style-name="ce1">
            <text:p>BLOQUE(6)K1026:Serv.esto.personal periodoncista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7</text:p>
          </table:table-cell>
          <table:table-cell office:value-type="string" table:style-name="ce1">
            <text:p>BLOQUE(6)K1027:Serv.esto.personal periodoncista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8</text:p>
          </table:table-cell>
          <table:table-cell office:value-type="string" table:style-name="ce1">
            <text:p>BLOQUE(6)K1028:Serv.esto.personal periodoncista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29</text:p>
          </table:table-cell>
          <table:table-cell office:value-type="string" table:style-name="ce1">
            <text:p>BLOQUE(6)K1029:Total serv.esto.personal ortodoncist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0</text:p>
          </table:table-cell>
          <table:table-cell office:value-type="string" table:style-name="ce1">
            <text:p>BLOQUE(6)K1030:Serv.esto.personal ortodoncista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1</text:p>
          </table:table-cell>
          <table:table-cell office:value-type="string" table:style-name="ce1">
            <text:p>BLOQUE(6)K1031:Serv.esto.personal ortodoncista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2</text:p>
          </table:table-cell>
          <table:table-cell office:value-type="string" table:style-name="ce1">
            <text:p>BLOQUE(6)K1032:Serv.esto.personal ortodoncista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3</text:p>
          </table:table-cell>
          <table:table-cell office:value-type="string" table:style-name="ce1">
            <text:p>BLOQUE(6)K1033:Serv.esto.personal ortodoncista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4</text:p>
          </table:table-cell>
          <table:table-cell office:value-type="string" table:style-name="ce1">
            <text:p>BLOQUE(6)K1034:Total serv.esto.personal rehabilit.or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5</text:p>
          </table:table-cell>
          <table:table-cell office:value-type="string" table:style-name="ce1">
            <text:p>BLOQUE(6)K1035:Serv.esto.personal rehabilit.orale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6</text:p>
          </table:table-cell>
          <table:table-cell office:value-type="string" table:style-name="ce1">
            <text:p>BLOQUE(6)K1036:Serv.esto.personal rehabilit.orale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7</text:p>
          </table:table-cell>
          <table:table-cell office:value-type="string" table:style-name="ce1">
            <text:p>BLOQUE(6)K1037:Serv.esto.personal rehabilit.orale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8</text:p>
          </table:table-cell>
          <table:table-cell office:value-type="string" table:style-name="ce1">
            <text:p>BLOQUE(6)K1038:Serv.esto.personal rehabilit.orale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39</text:p>
          </table:table-cell>
          <table:table-cell office:value-type="string" table:style-name="ce1">
            <text:p>BLOQUE(6)K1039:Total serv.esto.personal asist.dental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0</text:p>
          </table:table-cell>
          <table:table-cell office:value-type="string" table:style-name="ce1">
            <text:p>BLOQUE(6)K1040:Serv.esto.personal asist.dentales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1</text:p>
          </table:table-cell>
          <table:table-cell office:value-type="string" table:style-name="ce1">
            <text:p>BLOQUE(6)K1041:Serv.esto.personal asist.dentales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2</text:p>
          </table:table-cell>
          <table:table-cell office:value-type="string" table:style-name="ce1">
            <text:p>BLOQUE(6)K1042:Serv.esto.personal asist.dentales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3</text:p>
          </table:table-cell>
          <table:table-cell office:value-type="string" table:style-name="ce1">
            <text:p>BLOQUE(6)K1043:Serv.esto.personal asist.dentales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4</text:p>
          </table:table-cell>
          <table:table-cell office:value-type="string" table:style-name="ce1">
            <text:p>BLOQUE(6)K1044:Total serv.esto.personal aux. de odont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5</text:p>
          </table:table-cell>
          <table:table-cell office:value-type="string" table:style-name="ce1">
            <text:p>BLOQUE(6)K1045:Serv.esto.personal aux.odontolog¡a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6</text:p>
          </table:table-cell>
          <table:table-cell office:value-type="string" table:style-name="ce1">
            <text:p>BLOQUE(6)K1046:Serv.esto.personal aux.odontolog¡a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7</text:p>
          </table:table-cell>
          <table:table-cell office:value-type="string" table:style-name="ce1">
            <text:p>BLOQUE(6)K1047:Serv.esto.personal aux.odontolog¡a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8</text:p>
          </table:table-cell>
          <table:table-cell office:value-type="string" table:style-name="ce1">
            <text:p>BLOQUE(6)K1048:Serv.esto.personal aux.odontolog¡a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49</text:p>
          </table:table-cell>
          <table:table-cell office:value-type="string" table:style-name="ce1">
            <text:p>BLOQUE(6)K1049:Total serv.esto.personal mec nico dent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0</text:p>
          </table:table-cell>
          <table:table-cell office:value-type="string" table:style-name="ce1">
            <text:p>BLOQUE(6)K1050:Serv.esto.personal mec nico dental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1</text:p>
          </table:table-cell>
          <table:table-cell office:value-type="string" table:style-name="ce1">
            <text:p>BLOQUE(6)K1051:Serv.esto.personal mec nico dental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2</text:p>
          </table:table-cell>
          <table:table-cell office:value-type="string" table:style-name="ce1">
            <text:p>BLOQUE(6)K1052:Serv.esto.personal mec nico dental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3</text:p>
          </table:table-cell>
          <table:table-cell office:value-type="string" table:style-name="ce1">
            <text:p>BLOQUE(6)K1053:Serv.esto.personal mec nico dental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4</text:p>
          </table:table-cell>
          <table:table-cell office:value-type="string" table:style-name="ce1">
            <text:p>BLOQUE(6)K1054:Total serv.esto.personal exodoncist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5</text:p>
          </table:table-cell>
          <table:table-cell office:value-type="string" table:style-name="ce1">
            <text:p>BLOQUE(6)K1055:Serv.esto.personal exodoncista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6</text:p>
          </table:table-cell>
          <table:table-cell office:value-type="string" table:style-name="ce1">
            <text:p>BLOQUE(6)K1056:Serv.esto.personal exodoncista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7</text:p>
          </table:table-cell>
          <table:table-cell office:value-type="string" table:style-name="ce1">
            <text:p>BLOQUE(6)K1057:Serv.esto.personal exodoncista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8</text:p>
          </table:table-cell>
          <table:table-cell office:value-type="string" table:style-name="ce1">
            <text:p>BLOQUE(6)K1058:Serv.esto.personal exodoncista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59</text:p>
          </table:table-cell>
          <table:table-cell office:value-type="string" table:style-name="ce1">
            <text:p>BLOQUE(6)K1059:Total serv.esto.personal otros 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0</text:p>
          </table:table-cell>
          <table:table-cell office:value-type="string" table:style-name="ce1">
            <text:p>BLOQUE(6)K1060:Serv.esto.personal otros (especifique) (8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1</text:p>
          </table:table-cell>
          <table:table-cell office:value-type="string" table:style-name="ce1">
            <text:p>BLOQUE(6)K1061:Serv.esto.personal otros (especifique) (6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2</text:p>
          </table:table-cell>
          <table:table-cell office:value-type="string" table:style-name="ce1">
            <text:p>BLOQUE(6)K1062:Serv.esto.personal otros (especifique) (4 h.d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3</text:p>
          </table:table-cell>
          <table:table-cell office:value-type="string" table:style-name="ce1">
            <text:p>BLOQUE(6)K1063:Serv.esto.personal otros (especifique) (event.o llamada y menos de 4 horas diari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4</text:p>
          </table:table-cell>
          <table:table-cell office:value-type="string" table:style-name="ce1">
            <text:p>BLOQUE(6)K1064:Servicio de Estomatolog¡a Person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5</text:p>
          </table:table-cell>
          <table:table-cell office:value-type="string" table:style-name="ce1">
            <text:p>BLOQUE(6)K1065:Servicio de Estomatolog¡a (8 horas diari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6</text:p>
          </table:table-cell>
          <table:table-cell office:value-type="string" table:style-name="ce1">
            <text:p>BLOQUE(6)K1066:Servicio de Estomatolog¡a (6 horas diari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7</text:p>
          </table:table-cell>
          <table:table-cell office:value-type="string" table:style-name="ce1">
            <text:p>BLOQUE(6)K1067:Servicio de Estomatolog¡a (4 horas diari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8</text:p>
          </table:table-cell>
          <table:table-cell office:value-type="string" table:style-name="ce1">
            <text:p>BLOQUE(6)K1068:Servicio de Estomatolog¡a (event.o llamada y menos de 4 horas diari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69</text:p>
          </table:table-cell>
          <table:table-cell office:value-type="string" table:style-name="ce1">
            <text:p>BLOQUE(6)K1069:Consultas esto.morb.en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0</text:p>
          </table:table-cell>
          <table:table-cell office:value-type="string" table:style-name="ce1">
            <text:p>BLOQUE(6)K1070:Consultas esto.prim.prev.en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1</text:p>
          </table:table-cell>
          <table:table-cell office:value-type="string" table:style-name="ce1">
            <text:p>BLOQUE(6)K1071:Consultas esto.sub.prev.en menores de 1 a¤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2</text:p>
          </table:table-cell>
          <table:table-cell office:value-type="string" table:style-name="ce1">
            <text:p>BLOQUE(6)K1072:Consultas esto.morb.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3</text:p>
          </table:table-cell>
          <table:table-cell office:value-type="string" table:style-name="ce1">
            <text:p>BLOQUE(6)K1073:Consultas esto.prim.prev.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4</text:p>
          </table:table-cell>
          <table:table-cell office:value-type="string" table:style-name="ce1">
            <text:p>BLOQUE(6)K1074:Consultas Est.Sub.Prev.de 1-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5</text:p>
          </table:table-cell>
          <table:table-cell office:value-type="string" table:style-name="ce1">
            <text:p>BLOQUE(6)K1075:Consultas esto.morb.de 5-9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6</text:p>
          </table:table-cell>
          <table:table-cell office:value-type="string" table:style-name="ce1">
            <text:p>BLOQUE(6)K1076:Consultas esto.prim.prev.de 5-9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7</text:p>
          </table:table-cell>
          <table:table-cell office:value-type="string" table:style-name="ce1">
            <text:p>BLOQUE(6)K1077:Consultas Est.Sub.Prev.de 5-9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8</text:p>
          </table:table-cell>
          <table:table-cell office:value-type="string" table:style-name="ce1">
            <text:p>BLOQUE(6)K1078:Consultas esto.morb.de 10-14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79</text:p>
          </table:table-cell>
          <table:table-cell office:value-type="string" table:style-name="ce1">
            <text:p>BLOQUE(6)K1079:Consultas esto.prim.prev.de 10-14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0</text:p>
          </table:table-cell>
          <table:table-cell office:value-type="string" table:style-name="ce1">
            <text:p>BLOQUE(6)K1080:Consultas Est.Sub.Prev.de 10-14 a¤os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1</text:p>
          </table:table-cell>
          <table:table-cell office:value-type="string" table:style-name="ce1">
            <text:p>BLOQUE(6)K1081:Consultas esto.morb.de 5-14 a¤os no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2</text:p>
          </table:table-cell>
          <table:table-cell office:value-type="string" table:style-name="ce1">
            <text:p>BLOQUE(6)K1082:Consultas esto.prim.prev.de 5-14 a¤os no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3</text:p>
          </table:table-cell>
          <table:table-cell office:value-type="string" table:style-name="ce1">
            <text:p>BLOQUE(6)K1083:Consultas Est.Sub.Prev.de 5-14 a¤os no program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4</text:p>
          </table:table-cell>
          <table:table-cell office:value-type="string" table:style-name="ce1">
            <text:p>BLOQUE(6)K1084:Consultas esto.morb.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5</text:p>
          </table:table-cell>
          <table:table-cell office:value-type="string" table:style-name="ce1">
            <text:p>BLOQUE(6)K1085:Consultas esto.prim.prev.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6</text:p>
          </table:table-cell>
          <table:table-cell office:value-type="string" table:style-name="ce1">
            <text:p>BLOQUE(6)K1086:Consultas Est.Sub.Prev.de 15-1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7</text:p>
          </table:table-cell>
          <table:table-cell office:value-type="string" table:style-name="ce1">
            <text:p>BLOQUE(6)K1087:Consultas esto.morb.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8</text:p>
          </table:table-cell>
          <table:table-cell office:value-type="string" table:style-name="ce1">
            <text:p>BLOQUE(6)K1088:Consultas esto.prim.prev.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89</text:p>
          </table:table-cell>
          <table:table-cell office:value-type="string" table:style-name="ce1">
            <text:p>BLOQUE(6)K1089:Consultas est.sub.prev.de 20-35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0</text:p>
          </table:table-cell>
          <table:table-cell office:value-type="string" table:style-name="ce1">
            <text:p>BLOQUE(6)K1090:Consultas esto.morb.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1</text:p>
          </table:table-cell>
          <table:table-cell office:value-type="string" table:style-name="ce1">
            <text:p>BLOQUE(6)K1091:Consultas esto.prim.prev.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2</text:p>
          </table:table-cell>
          <table:table-cell office:value-type="string" table:style-name="ce1">
            <text:p>BLOQUE(6)K1092:Consultas esto.sub.prev.de 36-49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3</text:p>
          </table:table-cell>
          <table:table-cell office:value-type="string" table:style-name="ce1">
            <text:p>BLOQUE(6)K1093:Consultas esto.morb.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4</text:p>
          </table:table-cell>
          <table:table-cell office:value-type="string" table:style-name="ce1">
            <text:p>BLOQUE(6)K1094:Consultas esto.prim.prev.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5</text:p>
          </table:table-cell>
          <table:table-cell office:value-type="string" table:style-name="ce1">
            <text:p>BLOQUE(6)K1095:Consultas esto.sub.prev.de 50-64 a¤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6</text:p>
          </table:table-cell>
          <table:table-cell office:value-type="string" table:style-name="ce1">
            <text:p>BLOQUE(6)K1096:Consultas esto.morb.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7</text:p>
          </table:table-cell>
          <table:table-cell office:value-type="string" table:style-name="ce1">
            <text:p>BLOQUE(6)K1097:Consultas esto.prim.prev.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8</text:p>
          </table:table-cell>
          <table:table-cell office:value-type="string" table:style-name="ce1">
            <text:p>BLOQUE(6)K1098:Consultas esto.sub.prev.de 65 a¤os y m 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099</text:p>
          </table:table-cell>
          <table:table-cell office:value-type="string" table:style-name="ce1">
            <text:p>BLOQUE(6)K1099:Consultas esto.morb.embaraz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0</text:p>
          </table:table-cell>
          <table:table-cell office:value-type="string" table:style-name="ce1">
            <text:p>BLOQUE(6)K1100:Consultas esto.prim.prev.embaraz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1</text:p>
          </table:table-cell>
          <table:table-cell office:value-type="string" table:style-name="ce1">
            <text:p>BLOQUE(6)K1101:Consultas esto.sub.prev.embaraz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2a</text:p>
          </table:table-cell>
          <table:table-cell office:value-type="string" table:style-name="ce1">
            <text:p>BLOQUE(6)K1102a:Consultas esto.morb.prev.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3a</text:p>
          </table:table-cell>
          <table:table-cell office:value-type="string" table:style-name="ce1">
            <text:p>BLOQUE(6)K1103a:Consultas esto.prim.prev.Edad no espec¡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4a</text:p>
          </table:table-cell>
          <table:table-cell office:value-type="string" table:style-name="ce1">
            <text:p>BLOQUE(6)K1104a:Consultas esto.sub.prev.Edad no espec¡ficada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1102</text:p>
          </table:table-cell>
          <table:table-cell office:value-type="string" table:style-name="ce2">
            <text:p>BLOQUE(6)K1102:Consultas Est.Morbilidad.Total (si no dispone por grupos program ticos</text:p>
            <text:p><text:s/>desglosad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3</text:p>
          </table:table-cell>
          <table:table-cell office:value-type="string" table:style-name="ce1">
            <text:p>BLOQUE(6)K1103:Consultas Est.Primeras.Prev.Total (si no dispone por grupos program ticos desglosad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4</text:p>
          </table:table-cell>
          <table:table-cell office:value-type="string" table:style-name="ce1">
            <text:p>BLOQUE(6)K1104:Consultas Est.Subsecuentes.Prev.Total (si no dispone por grupos program ticos desglosad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5</text:p>
          </table:table-cell>
          <table:table-cell office:value-type="string" table:style-name="ce1">
            <text:p>BLOQUE(6)K1105:Consultas esto.morbilidad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6</text:p>
          </table:table-cell>
          <table:table-cell office:value-type="string" table:style-name="ce1">
            <text:p>BLOQUE(6)K1106:Consultas esto.prev.primer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7</text:p>
          </table:table-cell>
          <table:table-cell office:value-type="string" table:style-name="ce1">
            <text:p>BLOQUE(6)K1107:Consultas esto.prev.subsecuent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8</text:p>
          </table:table-cell>
          <table:table-cell office:value-type="string" table:style-name="ce1">
            <text:p>BLOQUE(6)K1108:Actividades esto.morb.obtur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09</text:p>
          </table:table-cell>
          <table:table-cell office:value-type="string" table:style-name="ce1">
            <text:p>BLOQUE(6)K1109:Actividades esto.morb.restaur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0</text:p>
          </table:table-cell>
          <table:table-cell office:value-type="string" table:style-name="ce1">
            <text:p>BLOQUE(6)K1110:Actividades esto.morb.endodo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1</text:p>
          </table:table-cell>
          <table:table-cell office:value-type="string" table:style-name="ce1">
            <text:p>BLOQUE(6)K1111:Actividades esto.morb.exodo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2</text:p>
          </table:table-cell>
          <table:table-cell office:value-type="string" table:style-name="ce1">
            <text:p>BLOQUE(6)K1112:Actividades esto.morb.periodo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3</text:p>
          </table:table-cell>
          <table:table-cell office:value-type="string" table:style-name="ce1">
            <text:p>BLOQUE(6)K1113:Actividades esto.morb.cirugia men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4</text:p>
          </table:table-cell>
          <table:table-cell office:value-type="string" table:style-name="ce1">
            <text:p>BLOQUE(6)K1114:Actividades esto.morb.ortodoncia/ortope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4a</text:p>
          </table:table-cell>
          <table:table-cell office:value-type="string" table:style-name="ce1">
            <text:p>BLOQUE(6)K1114a:Actividades esto.morb.Total: Si no dispone de las actividades desagreg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5</text:p>
          </table:table-cell>
          <table:table-cell office:value-type="string" table:style-name="ce1">
            <text:p>BLOQUE(6)K1115:Actividades esto.morb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6</text:p>
          </table:table-cell>
          <table:table-cell office:value-type="string" table:style-name="ce1">
            <text:p>BLOQUE(6)K1116:Actividades esto.prev.profilax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7</text:p>
          </table:table-cell>
          <table:table-cell office:value-type="string" table:style-name="ce1">
            <text:p>BLOQUE(6)K1117:Actividades esto.prev.aplicaci¢n de flu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8</text:p>
          </table:table-cell>
          <table:table-cell office:value-type="string" table:style-name="ce1">
            <text:p>BLOQUE(6)K1118:Actividades esto.prev.sell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8a</text:p>
          </table:table-cell>
          <table:table-cell office:value-type="string" table:style-name="ce1">
            <text:p>BLOQUE(6)K1118a:Actividades esto.prev.Total:Si no dispone de las actividades desagreg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19</text:p>
          </table:table-cell>
          <table:table-cell office:value-type="string" table:style-name="ce1">
            <text:p>BLOQUE(6)K1119:Actividades esto.prev.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0</text:p>
          </table:table-cell>
          <table:table-cell office:value-type="string" table:style-name="ce1">
            <text:p>BLOQUE(6)K1120:N£mero de radiograf¡as dent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1</text:p>
          </table:table-cell>
          <table:table-cell office:value-type="string" table:style-name="ce1">
            <text:p>BLOQUE(6)K1121: N£mero de certificados odontol¢gi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1a</text:p>
          </table:table-cell>
          <table:table-cell office:value-type="string" table:style-name="ce1">
            <text:p>BLOQUE(6)K1121a: N£mero de radiograf¡as y certificados USO INEC (Radiograf¡as y certificad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cl</text:p>
          </table:table-cell>
          <table:table-cell office:value-type="string" table:style-name="ce1">
            <text:p>BLOQUE(7):Laboratorio Cl¡n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s</text:p>
          </table:table-cell>
          <table:table-cell office:value-type="string" table:style-name="ce1">
            <text:p>BLOQUE(7):Laboratorio Histopatol¢g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l</text:p>
          </table:table-cell>
          <table:table-cell office:value-type="string" table:style-name="ce1">
            <text:p>BLOQUE(7):Otros Laboratori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2</text:p>
          </table:table-cell>
          <table:table-cell office:value-type="string" table:style-name="ce1">
            <text:p>BLOQUE(7):K1122:Lab.No.determinaciones flebotom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3</text:p>
          </table:table-cell>
          <table:table-cell office:value-type="string" table:style-name="ce1">
            <text:p>BLOQUE(7):K1123:Lab.No.determinaciones flebotom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4</text:p>
          </table:table-cell>
          <table:table-cell office:value-type="string" table:style-name="ce1">
            <text:p>BLOQUE(7):K1124:Lab.No.determinaciones flebotom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5</text:p>
          </table:table-cell>
          <table:table-cell office:value-type="string" table:style-name="ce1">
            <text:p>BLOQUE(7):K1125:Lab.No.determinaciones flebotom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6</text:p>
          </table:table-cell>
          <table:table-cell office:value-type="string" table:style-name="ce1">
            <text:p>BLOQUE(7):K1126:Lab.No.determinaciones hemat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7</text:p>
          </table:table-cell>
          <table:table-cell office:value-type="string" table:style-name="ce1">
            <text:p>BLOQUE(7):K1127:Lab.No.determinaciones hematolog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8</text:p>
          </table:table-cell>
          <table:table-cell office:value-type="string" table:style-name="ce1">
            <text:p>BLOQUE(7):K1128:Lab.No.determinaciones hematolog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29</text:p>
          </table:table-cell>
          <table:table-cell office:value-type="string" table:style-name="ce1">
            <text:p>BLOQUE(7):K1129:Lab.No.determinaciones hematolog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0</text:p>
          </table:table-cell>
          <table:table-cell office:value-type="string" table:style-name="ce1">
            <text:p>BLOQUE(7):K1130:Lab.No.determinaciones quimica sanguine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1</text:p>
          </table:table-cell>
          <table:table-cell office:value-type="string" table:style-name="ce1">
            <text:p>BLOQUE(7):K1131:Lab.No.determinaciones quimica sanguine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2</text:p>
          </table:table-cell>
          <table:table-cell office:value-type="string" table:style-name="ce1">
            <text:p>BLOQUE(7):K1132:Lab.No.determinaciones quimica sanguine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3</text:p>
          </table:table-cell>
          <table:table-cell office:value-type="string" table:style-name="ce1">
            <text:p>BLOQUE(7):K1133:Lab.No.determinaciones quimica sanguine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4</text:p>
          </table:table-cell>
          <table:table-cell office:value-type="string" table:style-name="ce1">
            <text:p>BLOQUE(7):K1134:Lab.No.determinaciones inmun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5</text:p>
          </table:table-cell>
          <table:table-cell office:value-type="string" table:style-name="ce1">
            <text:p>BLOQUE(7):K1135:Lab.No.determinaciones inmunolog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6</text:p>
          </table:table-cell>
          <table:table-cell office:value-type="string" table:style-name="ce1">
            <text:p>BLOQUE(7):K1136:Lab.No.determinaciones inmunolog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7</text:p>
          </table:table-cell>
          <table:table-cell office:value-type="string" table:style-name="ce1">
            <text:p>BLOQUE(7):K1137:Lab.No.determinaciones inmunolog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8</text:p>
          </table:table-cell>
          <table:table-cell office:value-type="string" table:style-name="ce1">
            <text:p>BLOQUE(7):K1138:Lab.No.determinaciones uroan lisi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39</text:p>
          </table:table-cell>
          <table:table-cell office:value-type="string" table:style-name="ce1">
            <text:p>BLOQUE(7):K1139:Lab.No.determinaciones uroan lisi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0</text:p>
          </table:table-cell>
          <table:table-cell office:value-type="string" table:style-name="ce1">
            <text:p>BLOQUE(7):K1140:Lab.No.determinaciones uroan lisi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1</text:p>
          </table:table-cell>
          <table:table-cell office:value-type="string" table:style-name="ce1">
            <text:p>BLOQUE(7):K1141:Lab.No.determinaciones uroan lisi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2</text:p>
          </table:table-cell>
          <table:table-cell office:value-type="string" table:style-name="ce1">
            <text:p>BLOQUE(7):K1142:Lab.No.determinaciones coproan lisi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3</text:p>
          </table:table-cell>
          <table:table-cell office:value-type="string" table:style-name="ce1">
            <text:p>BLOQUE(7):K1143:Lab.No.determinaciones coproan lisi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4</text:p>
          </table:table-cell>
          <table:table-cell office:value-type="string" table:style-name="ce1">
            <text:p>BLOQUE(7):K1144:Lab.No.determinaciones coproan lisi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5</text:p>
          </table:table-cell>
          <table:table-cell office:value-type="string" table:style-name="ce1">
            <text:p>BLOQUE(7):K1145:Lab.No.determinaciones coproan lisi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6</text:p>
          </table:table-cell>
          <table:table-cell office:value-type="string" table:style-name="ce1">
            <text:p>BLOQUE(7):K1146:Lab.No.determinaciones microbi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7</text:p>
          </table:table-cell>
          <table:table-cell office:value-type="string" table:style-name="ce1">
            <text:p>BLOQUE(7):K1147:Lab.No.determinaciones microbiolog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8</text:p>
          </table:table-cell>
          <table:table-cell office:value-type="string" table:style-name="ce1">
            <text:p>BLOQUE(7):K1148:Lab.No.determinaciones microbiolog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49</text:p>
          </table:table-cell>
          <table:table-cell office:value-type="string" table:style-name="ce1">
            <text:p>BLOQUE(7):K1149:Lab.No.determinaciones microbiolog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0</text:p>
          </table:table-cell>
          <table:table-cell office:value-type="string" table:style-name="ce1">
            <text:p>BLOQUE(7):K1150:Lab.No.determinaciones ser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1</text:p>
          </table:table-cell>
          <table:table-cell office:value-type="string" table:style-name="ce1">
            <text:p>BLOQUE(7):K1151:Lab.No.determinaciones serolog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2</text:p>
          </table:table-cell>
          <table:table-cell office:value-type="string" table:style-name="ce1">
            <text:p>BLOQUE(7):K1152:Lab.No.determinaciones serolog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3</text:p>
          </table:table-cell>
          <table:table-cell office:value-type="string" table:style-name="ce1">
            <text:p>BLOQUE(7):K1153:Lab.No.determinaciones serolog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4</text:p>
          </table:table-cell>
          <table:table-cell office:value-type="string" table:style-name="ce1">
            <text:p>BLOQUE(7):K1154:Lab.No.determinaciones hormon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5</text:p>
          </table:table-cell>
          <table:table-cell office:value-type="string" table:style-name="ce1">
            <text:p>BLOQUE(7):K1155:Lab.No.determinaciones hormon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6</text:p>
          </table:table-cell>
          <table:table-cell office:value-type="string" table:style-name="ce1">
            <text:p>BLOQUE(7):K1156:Lab.No.determinaciones hormon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7</text:p>
          </table:table-cell>
          <table:table-cell office:value-type="string" table:style-name="ce1">
            <text:p>BLOQUE(7):K1157:Lab.No.determinaciones hormon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8</text:p>
          </table:table-cell>
          <table:table-cell office:value-type="string" table:style-name="ce1">
            <text:p>BLOQUE(7):K1158:Lab.No.determinaciones tuberculosi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59</text:p>
          </table:table-cell>
          <table:table-cell office:value-type="string" table:style-name="ce1">
            <text:p>BLOQUE(7):K1159:Lab.No.determinaciones tuberculosi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0</text:p>
          </table:table-cell>
          <table:table-cell office:value-type="string" table:style-name="ce1">
            <text:p>BLOQUE(7):K1160:Lab.No.determinaciones tuberculosi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1</text:p>
          </table:table-cell>
          <table:table-cell office:value-type="string" table:style-name="ce1">
            <text:p>BLOQUE(7):K1161:Lab.No.determinaciones tuberculosi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2</text:p>
          </table:table-cell>
          <table:table-cell office:value-type="string" table:style-name="ce1">
            <text:p>BLOQUE(7):K1162:Lab.No.determinaciones biolog¡a molecular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3</text:p>
          </table:table-cell>
          <table:table-cell office:value-type="string" table:style-name="ce1">
            <text:p>BLOQUE(7):K1163:Lab.No.determinaciones biolog¡a molecular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4</text:p>
          </table:table-cell>
          <table:table-cell office:value-type="string" table:style-name="ce1">
            <text:p>BLOQUE(7):K1164:Lab.No.determinaciones biolog¡a molecular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5</text:p>
          </table:table-cell>
          <table:table-cell office:value-type="string" table:style-name="ce1">
            <text:p>BLOQUE(7):K1165:Lab.No.determinaciones biolog¡a molecular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6</text:p>
          </table:table-cell>
          <table:table-cell office:value-type="string" table:style-name="ce1">
            <text:p>BLOQUE(7):K1166:Lab.No.determinaciones toxicolog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7</text:p>
          </table:table-cell>
          <table:table-cell office:value-type="string" table:style-name="ce1">
            <text:p>BLOQUE(7):K1167:Lab.No.determinaciones toxicolog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8</text:p>
          </table:table-cell>
          <table:table-cell office:value-type="string" table:style-name="ce1">
            <text:p>BLOQUE(7):K1168:Lab.No.determinaciones toxicolog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69</text:p>
          </table:table-cell>
          <table:table-cell office:value-type="string" table:style-name="ce1">
            <text:p>BLOQUE(7):K1169:Lab.No.determinaciones toxicolog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0</text:p>
          </table:table-cell>
          <table:table-cell office:value-type="string" table:style-name="ce1">
            <text:p>BLOQUE(7):K1170:Lab.No.determinaciones gen‚tic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1</text:p>
          </table:table-cell>
          <table:table-cell office:value-type="string" table:style-name="ce1">
            <text:p>BLOQUE(7):K1171:Lab.No.determinaciones gen‚tic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2</text:p>
          </table:table-cell>
          <table:table-cell office:value-type="string" table:style-name="ce1">
            <text:p>BLOQUE(7):K1172:Lab.No.determinaciones gen‚tic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3</text:p>
          </table:table-cell>
          <table:table-cell office:value-type="string" table:style-name="ce1">
            <text:p>BLOQUE(7):K1173:Lab.No.determinaciones gen‚tic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4a</text:p>
          </table:table-cell>
          <table:table-cell office:value-type="string" table:style-name="ce1">
            <text:p>BLOQUE(7):K1174a:Lab.No.determinaciones Pruebas de VIH (Positiv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5a</text:p>
          </table:table-cell>
          <table:table-cell office:value-type="string" table:style-name="ce1">
            <text:p>BLOQUE(7):K1175a:Lab.No.determinaciones Pruebas de VIH (Positivas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6a</text:p>
          </table:table-cell>
          <table:table-cell office:value-type="string" table:style-name="ce1">
            <text:p>BLOQUE(7):K1176a:Lab.No.determinaciones Pruebas de VIH (Positivas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7a</text:p>
          </table:table-cell>
          <table:table-cell office:value-type="string" table:style-name="ce1">
            <text:p>BLOQUE(7):K1177a:Lab.No.determinaciones Pruebas de VIH (Positivas)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4b</text:p>
          </table:table-cell>
          <table:table-cell office:value-type="string" table:style-name="ce1">
            <text:p>BLOQUE(7):K1174b:Lab.No.determinaciones Pruebas de VIH (Negativas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5b</text:p>
          </table:table-cell>
          <table:table-cell office:value-type="string" table:style-name="ce1">
            <text:p>BLOQUE(7):K1175b:Lab.No.determinaciones Pruebas de VIH (Negativas)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6b</text:p>
          </table:table-cell>
          <table:table-cell office:value-type="string" table:style-name="ce1">
            <text:p>BLOQUE(7):K1176b:Lab.No.determinaciones Pruebas de VIH (Negativas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7b</text:p>
          </table:table-cell>
          <table:table-cell office:value-type="string" table:style-name="ce1">
            <text:p>BLOQUE(7):K1177b:Lab.No.determinaciones Pruebas de VIH (Negativas)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4</text:p>
          </table:table-cell>
          <table:table-cell office:value-type="string" table:style-name="ce1">
            <text:p>BLOQUE(7):K1174:Lab.No.determinaciones 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5</text:p>
          </table:table-cell>
          <table:table-cell office:value-type="string" table:style-name="ce1">
            <text:p>BLOQUE(7):K1175:Lab.No.determinaciones otros(especifique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6</text:p>
          </table:table-cell>
          <table:table-cell office:value-type="string" table:style-name="ce1">
            <text:p>BLOQUE(7):K1176:Lab.No.determinaciones otros(especifique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7</text:p>
          </table:table-cell>
          <table:table-cell office:value-type="string" table:style-name="ce1">
            <text:p>BLOQUE(7):K1177:Lab.No.determinaciones otros(especifique)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8</text:p>
          </table:table-cell>
          <table:table-cell office:value-type="string" table:style-name="ce1">
            <text:p>BLOQUE(7):K1178:Lab.No.Determinaciones <text:s/>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79</text:p>
          </table:table-cell>
          <table:table-cell office:value-type="string" table:style-name="ce1">
            <text:p>BLOQUE(7)K1179:Lab.No.Determinaciones Consulta Exter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0</text:p>
          </table:table-cell>
          <table:table-cell office:value-type="string" table:style-name="ce1">
            <text:p>BLOQUE(7)K1180:Lab.No.Determinaciones Hospita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1</text:p>
          </table:table-cell>
          <table:table-cell office:value-type="string" table:style-name="ce1">
            <text:p>BLOQUE(7)K1181:Lab.No.Determinaciones Emergen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2</text:p>
          </table:table-cell>
          <table:table-cell office:value-type="string" table:style-name="ce1">
            <text:p>BLOQUE(7)K1182:Lab.No.anatom¡a patol¢gica ex .histopatol¢g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3</text:p>
          </table:table-cell>
          <table:table-cell office:value-type="string" table:style-name="ce1">
            <text:p>BLOQUE(7)K1183:Lab.No.anatom¡a patol¢gica ex .histopatol¢gico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4</text:p>
          </table:table-cell>
          <table:table-cell office:value-type="string" table:style-name="ce1">
            <text:p>BLOQUE(7)K1184:Lab.No.anatom¡a patol¢gica ex .histopatol¢gico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5</text:p>
          </table:table-cell>
          <table:table-cell office:value-type="string" table:style-name="ce1">
            <text:p>BLOQUE(7)K1185:Lab.No.anatom¡a patol¢gica citol¢g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6</text:p>
          </table:table-cell>
          <table:table-cell office:value-type="string" table:style-name="ce1">
            <text:p>BLOQUE(7)K1186:Lab.No.anatom¡a patol¢gica citol¢gico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7</text:p>
          </table:table-cell>
          <table:table-cell office:value-type="string" table:style-name="ce1">
            <text:p>BLOQUE(7)K1187:Lab.No.anatom¡a patol¢gica citol¢gico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8</text:p>
          </table:table-cell>
          <table:table-cell office:value-type="string" table:style-name="ce1">
            <text:p>BLOQUE(7)K1188:Lab.No.anatom¡a patol¢gica autops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89</text:p>
          </table:table-cell>
          <table:table-cell office:value-type="string" table:style-name="ce1">
            <text:p>BLOQUE(7)K1189:Lab.No.anatom¡a patol¢gica autopsi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0</text:p>
          </table:table-cell>
          <table:table-cell office:value-type="string" table:style-name="ce1">
            <text:p>BLOQUE(7)K1190:Lab.No.anatom¡a patol¢gica 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1</text:p>
          </table:table-cell>
          <table:table-cell office:value-type="string" table:style-name="ce1">
            <text:p>BLOQUE(7)K1191:Lab.No.anatom¡a patol¢gica otros(especifique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2</text:p>
          </table:table-cell>
          <table:table-cell office:value-type="string" table:style-name="ce1">
            <text:p>BLOQUE(7)K1192:Lab.No.anatom¡a patol¢gica otros(especifique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3</text:p>
          </table:table-cell>
          <table:table-cell office:value-type="string" table:style-name="ce1">
            <text:p>BLOQUE(7)K1193:Lab.No.Anatom¡a Patol¢gic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4</text:p>
          </table:table-cell>
          <table:table-cell office:value-type="string" table:style-name="ce1">
            <text:p>BLOQUE(7)K1194:Lab.No.Anatom¡a Patol¢gica Consulta Exter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5</text:p>
          </table:table-cell>
          <table:table-cell office:value-type="string" table:style-name="ce1">
            <text:p>BLOQUE(7)K1195:Lab.No.Anatom¡a Patol¢gica Hospita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r</text:p>
          </table:table-cell>
          <table:table-cell office:value-type="string" table:style-name="ce1">
            <text:p>BLOQUE(8):Farma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q</text:p>
          </table:table-cell>
          <table:table-cell office:value-type="string" table:style-name="ce1">
            <text:p>BLOQUE(8):Botiqu¡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osan</text:p>
          </table:table-cell>
          <table:table-cell office:value-type="string" table:style-name="ce1">
            <text:p>BLOQUE(8):Banco de Sang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olec</text:p>
          </table:table-cell>
          <table:table-cell office:value-type="string" table:style-name="ce1">
            <text:p>BLOQUE(8):Banco de leche Ma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6</text:p>
          </table:table-cell>
          <table:table-cell office:value-type="string" table:style-name="ce1">
            <text:p>BLOQUE(8)K1196:N£mero de recetas despachad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7</text:p>
          </table:table-cell>
          <table:table-cell office:value-type="string" table:style-name="ce1">
            <text:p>BLOQUE(8)K1197:N£mero de recetas despachad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8</text:p>
          </table:table-cell>
          <table:table-cell office:value-type="string" table:style-name="ce1">
            <text:p>BLOQUE(8)K1198:N£mero de recetas despachad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199</text:p>
          </table:table-cell>
          <table:table-cell office:value-type="string" table:style-name="ce1">
            <text:p>BLOQUE(8)K1199:N£mero de Recetas Despachad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0</text:p>
          </table:table-cell>
          <table:table-cell office:value-type="string" table:style-name="ce1">
            <text:p>BLOQUE(9)K1200:Total Serv.Imag.N£mero de Equipos Rayos X (Fij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1</text:p>
          </table:table-cell>
          <table:table-cell office:value-type="string" table:style-name="ce1">
            <text:p>BLOQUE(9)K1201:Total Serv.Imag.N£mero de Equipos Rayos X (Port ti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1aa</text:p>
          </table:table-cell>
          <table:table-cell office:value-type="string" table:style-name="ce1">
            <text:p>BLOQUE(9)K1201aa:Serv.Imag.N£mero de Equipos Arco en C (Fijo o Port til) prop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2</text:p>
          </table:table-cell>
          <table:table-cell office:value-type="string" table:style-name="ce1">
            <text:p>BLOQUE(9)K1202:Total Serv.Imag.N£mero de Equipos Tom¢graf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3</text:p>
          </table:table-cell>
          <table:table-cell office:value-type="string" table:style-name="ce1">
            <text:p>BLOQUE(9)K1203:Total Serv.Imag.N£mero de Equipos Ec¢grafos (convencional o port ti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4</text:p>
          </table:table-cell>
          <table:table-cell office:value-type="string" table:style-name="ce1">
            <text:p>BLOQUE(9)K1204:Total Serv.Imag.N£mero de Equipos Fluoroscopi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5</text:p>
          </table:table-cell>
          <table:table-cell office:value-type="string" table:style-name="ce1">
            <text:p>BLOQUE(9)K1205:Total Serv.Imag.N£mero de Equipos Mam¢graf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6</text:p>
          </table:table-cell>
          <table:table-cell office:value-type="string" table:style-name="ce1">
            <text:p>BLOQUE(9)K1206:Total Serv.Imag.N£mero de Equipos Resonancia Magn‚t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6b</text:p>
          </table:table-cell>
          <table:table-cell office:value-type="string" table:style-name="ce1">
            <text:p>BLOQUE(9)K1206b:Serv.Imag.N£mero de Equipos Desint¢metro (ACTUALIZADA EN EL 201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7</text:p>
          </table:table-cell>
          <table:table-cell office:value-type="string" table:style-name="ce1">
            <text:p>BLOQUE(9)K1207:Total Serv.Imag.N£mero de Equipos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8</text:p>
          </table:table-cell>
          <table:table-cell office:value-type="string" table:style-name="ce1">
            <text:p>BLOQUE(9)K1208:Total Serv.Imag.N£mero de Equip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09</text:p>
          </table:table-cell>
          <table:table-cell office:value-type="string" table:style-name="ce1">
            <text:p>BLOQUE(9)K1209:Serv.imag.n£m.ex .rayos x para diag.m‚d. fijo y portati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0</text:p>
          </table:table-cell>
          <table:table-cell office:value-type="string" table:style-name="ce1">
            <text:p>BLOQUE(9)K1210:Serv.imag.n£m.ex .rayos x para diag.m‚d. fijo y portatil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1</text:p>
          </table:table-cell>
          <table:table-cell office:value-type="string" table:style-name="ce1">
            <text:p>BLOQUE(9)K1211:Serv.imag.n£m.ex .rayos x para diag.m‚d. fijo y portatil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2</text:p>
          </table:table-cell>
          <table:table-cell office:value-type="string" table:style-name="ce1">
            <text:p>BLOQUE(9)K1212:Serv.imag.n£m.ex .rayos x para diag.m‚d. fijo y portatil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3</text:p>
          </table:table-cell>
          <table:table-cell office:value-type="string" table:style-name="ce1">
            <text:p>BLOQUE(9)K1213:Serv.imag.n£m.ex .ecograf¡as conv.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4</text:p>
          </table:table-cell>
          <table:table-cell office:value-type="string" table:style-name="ce1">
            <text:p>BLOQUE(9)K1214:Serv.imag.n£m.ex .ecograf¡as conv.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5</text:p>
          </table:table-cell>
          <table:table-cell office:value-type="string" table:style-name="ce1">
            <text:p>BLOQUE(9)K1215:Serv.imag.n£m.ex .ecograf¡as conv.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6</text:p>
          </table:table-cell>
          <table:table-cell office:value-type="string" table:style-name="ce1">
            <text:p>BLOQUE(9)K1216:Serv.imag.n£m.ex .ecograf¡as conv.emerge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7</text:p>
          </table:table-cell>
          <table:table-cell office:value-type="string" table:style-name="ce1">
            <text:p>BLOQUE(9)K1217:Serv.imag.n£m.Fluoroscop¡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8</text:p>
          </table:table-cell>
          <table:table-cell office:value-type="string" table:style-name="ce1">
            <text:p>BLOQUE(9)K1218:Serv.imag.n£m.Fluoroscop¡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19</text:p>
          </table:table-cell>
          <table:table-cell office:value-type="string" table:style-name="ce1">
            <text:p>BLOQUE(9)K1219:Serv.imag.n£m.Fluoroscop¡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0</text:p>
          </table:table-cell>
          <table:table-cell office:value-type="string" table:style-name="ce1">
            <text:p>BLOQUE(9)K1220:Serv.imag.n£m.Fluoroscop¡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1</text:p>
          </table:table-cell>
          <table:table-cell office:value-type="string" table:style-name="ce1">
            <text:p>BLOQUE(9)K1221:Serv.imag.n£m.ex .tomograf¡a axial comp.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2</text:p>
          </table:table-cell>
          <table:table-cell office:value-type="string" table:style-name="ce1">
            <text:p>BLOQUE(9)K1222:Serv.imag.n£m.ex .tomograf¡a axial comp.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3</text:p>
          </table:table-cell>
          <table:table-cell office:value-type="string" table:style-name="ce1">
            <text:p>BLOQUE(9)K1223:Serv.imag.n£m.ex .tomograf¡a axial comp.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4</text:p>
          </table:table-cell>
          <table:table-cell office:value-type="string" table:style-name="ce1">
            <text:p>BLOQUE(9)K1224:Serv.imag.n£m.ex .tomograf¡a axial comp.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5</text:p>
          </table:table-cell>
          <table:table-cell office:value-type="string" table:style-name="ce1">
            <text:p>BLOQUE(9)K1225:Serv.imag.n£m.ex .mamograf¡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6</text:p>
          </table:table-cell>
          <table:table-cell office:value-type="string" table:style-name="ce1">
            <text:p>BLOQUE(9)K1226:Serv.imag.n£m.ex .mamograf¡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7</text:p>
          </table:table-cell>
          <table:table-cell office:value-type="string" table:style-name="ce1">
            <text:p>BLOQUE(9)K1227:Serv.imag.n£m.ex .mamograf¡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8</text:p>
          </table:table-cell>
          <table:table-cell office:value-type="string" table:style-name="ce1">
            <text:p>BLOQUE(9)K1228:Serv.imag.n£m.ex .mamograf¡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29</text:p>
          </table:table-cell>
          <table:table-cell office:value-type="string" table:style-name="ce1">
            <text:p>BLOQUE(9)K1229:Serv.imag.n£m.ex .radiolog¡a esp.inten.image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0</text:p>
          </table:table-cell>
          <table:table-cell office:value-type="string" table:style-name="ce1">
            <text:p>BLOQUE(9)K1230:Serv.imag.n£m.ex .radiolog¡a esp.inten.imagen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1</text:p>
          </table:table-cell>
          <table:table-cell office:value-type="string" table:style-name="ce1">
            <text:p>BLOQUE(9)K1231:Serv.imag.n£m.ex .radiolog¡a esp.inten.imagen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2</text:p>
          </table:table-cell>
          <table:table-cell office:value-type="string" table:style-name="ce1">
            <text:p>BLOQUE(9)K1232:Serv.imag.n£m.ex .radiolog¡a esp.inten.imagen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3</text:p>
          </table:table-cell>
          <table:table-cell office:value-type="string" table:style-name="ce1">
            <text:p>BLOQUE(9)K1233:Serv.imag.n£m.ex .dosimentr¡a ose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4</text:p>
          </table:table-cell>
          <table:table-cell office:value-type="string" table:style-name="ce1">
            <text:p>BLOQUE(9)K1234:Serv.imag.n£m.ex .dosimentr¡a ose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5</text:p>
          </table:table-cell>
          <table:table-cell office:value-type="string" table:style-name="ce1">
            <text:p>BLOQUE(9)K1235:Serv.imag.n£m.ex .dosimentr¡a ose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6</text:p>
          </table:table-cell>
          <table:table-cell office:value-type="string" table:style-name="ce1">
            <text:p>BLOQUE(9)K1236:Serv.imag.n£m.ex .dosimentr¡a ose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7</text:p>
          </table:table-cell>
          <table:table-cell office:value-type="string" table:style-name="ce1">
            <text:p>BLOQUE(9)K1237:Serv.imag.n£m.ex .resonancia mag.nucleare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8</text:p>
          </table:table-cell>
          <table:table-cell office:value-type="string" table:style-name="ce1">
            <text:p>BLOQUE(9)K1238:Serv.imag.n£m.ex .resonancia mag.nucleare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39</text:p>
          </table:table-cell>
          <table:table-cell office:value-type="string" table:style-name="ce1">
            <text:p>BLOQUE(9)K1239:Serv.imag.n£m.ex .resonancia mag.nucleare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0</text:p>
          </table:table-cell>
          <table:table-cell office:value-type="string" table:style-name="ce1">
            <text:p>BLOQUE(9)K1240:Serv.imag.n£m.ex .resonancia mag.nuclear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1</text:p>
          </table:table-cell>
          <table:table-cell office:value-type="string" table:style-name="ce1">
            <text:p>BLOQUE(9)K1241:Serv.imag.n£m.ex .radiolog¡a comp.digital fijo-portati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2</text:p>
          </table:table-cell>
          <table:table-cell office:value-type="string" table:style-name="ce1">
            <text:p>BLOQUE(9)K1242:Serv.imag.n£m.ex .radiolog¡a comp.digital fijo-portatil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3</text:p>
          </table:table-cell>
          <table:table-cell office:value-type="string" table:style-name="ce1">
            <text:p>BLOQUE(9)K1243:Serv.imag.n£m.ex .radiolog¡a comp.digital fijo-portatil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4</text:p>
          </table:table-cell>
          <table:table-cell office:value-type="string" table:style-name="ce1">
            <text:p>BLOQUE(9)K1244:Serv.imag.n£m.ex .radiolog¡a comp.digital fijo-portatil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5</text:p>
          </table:table-cell>
          <table:table-cell office:value-type="string" table:style-name="ce1">
            <text:p>BLOQUE(9)K1245:Serv.imag.n£m.ex .tomograf¡a multicorte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6</text:p>
          </table:table-cell>
          <table:table-cell office:value-type="string" table:style-name="ce1">
            <text:p>BLOQUE(9)K1246:Serv.imag.n£m.ex .tomograf¡a multicorte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7</text:p>
          </table:table-cell>
          <table:table-cell office:value-type="string" table:style-name="ce1">
            <text:p>BLOQUE(9)K1247:Serv.imag.n£m.ex .tomograf¡a multicorte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8</text:p>
          </table:table-cell>
          <table:table-cell office:value-type="string" table:style-name="ce1">
            <text:p>BLOQUE(9)K1248:Serv.imag.n£m.ex .tomograf¡a multicort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49</text:p>
          </table:table-cell>
          <table:table-cell office:value-type="string" table:style-name="ce1">
            <text:p>BLOQUE(9)K1249:Serv.imag.n£m.ex .mamograf¡a digitalizad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0</text:p>
          </table:table-cell>
          <table:table-cell office:value-type="string" table:style-name="ce1">
            <text:p>BLOQUE(9)K1250:Serv.imag.n£m.ex .mamograf¡a digitalizad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1</text:p>
          </table:table-cell>
          <table:table-cell office:value-type="string" table:style-name="ce1">
            <text:p>BLOQUE(9)K1251:Serv.imag.n£m.ex .mamograf¡a digitalizada hospitaliz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2</text:p>
          </table:table-cell>
          <table:table-cell office:value-type="string" table:style-name="ce1">
            <text:p>BLOQUE(9)K1252:Serv.imag.n£m.ex .mamograf¡a digitalizad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3</text:p>
          </table:table-cell>
          <table:table-cell office:value-type="string" table:style-name="ce1">
            <text:p>BLOQUE(9)K1253:Serv.imag.n£m.ex .ecograf¡a especializad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4</text:p>
          </table:table-cell>
          <table:table-cell office:value-type="string" table:style-name="ce1">
            <text:p>BLOQUE(9)K1254:Serv.imag.n£m.ex .ecograf¡a especializad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5</text:p>
          </table:table-cell>
          <table:table-cell office:value-type="string" table:style-name="ce1">
            <text:p>BLOQUE(9)K1255:Serv.imag.n£m.ex .ecograf¡a especializad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6</text:p>
          </table:table-cell>
          <table:table-cell office:value-type="string" table:style-name="ce1">
            <text:p>BLOQUE(9)K1256:Serv.imag.n£m.ex .ecograf¡a especializada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7</text:p>
          </table:table-cell>
          <table:table-cell office:value-type="string" table:style-name="ce1">
            <text:p>BLOQUE(9)K1257:Serv.imag.n£m.ex .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8</text:p>
          </table:table-cell>
          <table:table-cell office:value-type="string" table:style-name="ce1">
            <text:p>BLOQUE(9)K1258:Serv.imag.n£m.ex .otros(especifique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59</text:p>
          </table:table-cell>
          <table:table-cell office:value-type="string" table:style-name="ce1">
            <text:p>BLOQUE(9)K1259:Serv.imag.n£m.ex .otros(especifique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0</text:p>
          </table:table-cell>
          <table:table-cell office:value-type="string" table:style-name="ce1">
            <text:p>BLOQUE(9)K1260:Serv.imag.n£m.ex .otros(especifique)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1</text:p>
          </table:table-cell>
          <table:table-cell office:value-type="string" table:style-name="ce1">
            <text:p>BLOQUE(9)K1261:Serv.imag.n£mero de ex mene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2</text:p>
          </table:table-cell>
          <table:table-cell office:value-type="string" table:style-name="ce1">
            <text:p>BLOQUE(9)K1262:Serv.imag.n£mero de ex menes consulta exter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3</text:p>
          </table:table-cell>
          <table:table-cell office:value-type="string" table:style-name="ce1">
            <text:p>BLOQUE(9)K1263:Serv.imag.n£mero de ex menes hospita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4</text:p>
          </table:table-cell>
          <table:table-cell office:value-type="string" table:style-name="ce1">
            <text:p>BLOQUE(9)K1264:Serv.imag.n£mero de ex menes emergen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5</text:p>
          </table:table-cell>
          <table:table-cell office:value-type="string" table:style-name="ce1">
            <text:p>BLOQUE(10)K1265:Total Equipo de Diagn¢stico No. Electroencefal¢graf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6</text:p>
          </table:table-cell>
          <table:table-cell office:value-type="string" table:style-name="ce1">
            <text:p>BLOQUE(10)K1266:TotalEquipo de Diagn¢stico No. Electro Cardi¢graf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7</text:p>
          </table:table-cell>
          <table:table-cell office:value-type="string" table:style-name="ce1">
            <text:p>BLOQUE(10)K1267:Total Equipo de Diagn¢stico No. Ecocardi¢graf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8</text:p>
          </table:table-cell>
          <table:table-cell office:value-type="string" table:style-name="ce1">
            <text:p>BLOQUE(10)K1268:Total Equipo de Diagn¢stico No. Angi¢graf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69</text:p>
          </table:table-cell>
          <table:table-cell office:value-type="string" table:style-name="ce1">
            <text:p>BLOQUE(10)K1269:Total Equipo de Diagn¢stico No. Espir¢met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0</text:p>
          </table:table-cell>
          <table:table-cell office:value-type="string" table:style-name="ce1">
            <text:p>BLOQUE(10)K1270:Total Equipo de Diagn¢stico No. Ergon¢met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1</text:p>
          </table:table-cell>
          <table:table-cell office:value-type="string" table:style-name="ce1">
            <text:p>BLOQUE(10)K1271:Total Equipo de Diagn¢stico No. Endoscop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2</text:p>
          </table:table-cell>
          <table:table-cell office:value-type="string" table:style-name="ce1">
            <text:p>BLOQUE(10)K1272:Total Equipo de Diagn¢stico No. Colonoscop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3</text:p>
          </table:table-cell>
          <table:table-cell office:value-type="string" table:style-name="ce1">
            <text:p>BLOQUE(9)K1273:Serv.Imag.N£mero de Equipos Ec¢grafo dopper co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4</text:p>
          </table:table-cell>
          <table:table-cell office:value-type="string" table:style-name="ce1">
            <text:p>BLOQUE(10)K1274:Total Equipo de Diagn¢stico No. Audi¢me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5</text:p>
          </table:table-cell>
          <table:table-cell office:value-type="string" table:style-name="ce1">
            <text:p>BLOQUE(10)K1275:Total Equipo de Diagn¢stico No. Electromi¢graf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6</text:p>
          </table:table-cell>
          <table:table-cell office:value-type="string" table:style-name="ce1">
            <text:p>BLOQUE(10)K1276:Total Equipo de Diagn¢stico No. Gamma-C m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7</text:p>
          </table:table-cell>
          <table:table-cell office:value-type="string" table:style-name="ce1">
            <text:p>BLOQUE(10)K1277:Total Equipo de Diagn¢stico No. Ot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8</text:p>
          </table:table-cell>
          <table:table-cell office:value-type="string" table:style-name="ce1">
            <text:p>BLOQUE(10)K1278:Total Equipo de Diagn¢stico No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79</text:p>
          </table:table-cell>
          <table:table-cell office:value-type="string" table:style-name="ce1">
            <text:p>BLOQUE(10)K1279:No.pruebas diag.el‚ctroencefalogram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0</text:p>
          </table:table-cell>
          <table:table-cell office:value-type="string" table:style-name="ce1">
            <text:p>BLOQUE(10)K1280:No.pruebas diag.el‚ctroencefalogram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1</text:p>
          </table:table-cell>
          <table:table-cell office:value-type="string" table:style-name="ce1">
            <text:p>BLOQUE(10)K1281:No.pruebas diag.el‚ctroencefalogram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2</text:p>
          </table:table-cell>
          <table:table-cell office:value-type="string" table:style-name="ce1">
            <text:p>BLOQUE(10)K1282:No.pruebas diag.el‚ctroencefalogram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3</text:p>
          </table:table-cell>
          <table:table-cell office:value-type="string" table:style-name="ce1">
            <text:p>BLOQUE(10)K1283:No.pruebas diag.el‚ctrocardiogram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4</text:p>
          </table:table-cell>
          <table:table-cell office:value-type="string" table:style-name="ce1">
            <text:p>BLOQUE(10)K1284:No.pruebas diag.el‚ctrocardiogram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5</text:p>
          </table:table-cell>
          <table:table-cell office:value-type="string" table:style-name="ce1">
            <text:p>BLOQUE(10)K1285:No.pruebas diag.el‚ctrocardiogram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6</text:p>
          </table:table-cell>
          <table:table-cell office:value-type="string" table:style-name="ce1">
            <text:p>BLOQUE(10)K1286:No.pruebas diag.el‚ctrocardiogram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7</text:p>
          </table:table-cell>
          <table:table-cell office:value-type="string" table:style-name="ce1">
            <text:p>BLOQUE(10)K1287:No.pruebas diag.ecocardiogram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8</text:p>
          </table:table-cell>
          <table:table-cell office:value-type="string" table:style-name="ce1">
            <text:p>BLOQUE(10)K1288:No.pruebas diag.ecocardiogram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89</text:p>
          </table:table-cell>
          <table:table-cell office:value-type="string" table:style-name="ce1">
            <text:p>BLOQUE(10)K1289:No.pruebas diag.ecocardiogram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0</text:p>
          </table:table-cell>
          <table:table-cell office:value-type="string" table:style-name="ce1">
            <text:p>BLOQUE(10)K1290:No.pruebas diag.ecocardiogram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1</text:p>
          </table:table-cell>
          <table:table-cell office:value-type="string" table:style-name="ce1">
            <text:p>BLOQUE(10)K1291:No.pruebas diag.angiograf¡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2</text:p>
          </table:table-cell>
          <table:table-cell office:value-type="string" table:style-name="ce1">
            <text:p>BLOQUE(10)K1292:No.pruebas diag.angiograf¡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3</text:p>
          </table:table-cell>
          <table:table-cell office:value-type="string" table:style-name="ce1">
            <text:p>BLOQUE(10)K1293:No.pruebas diag.angiograf¡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4</text:p>
          </table:table-cell>
          <table:table-cell office:value-type="string" table:style-name="ce1">
            <text:p>BLOQUE(10)K1294:No.pruebas diag.angiograf¡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5</text:p>
          </table:table-cell>
          <table:table-cell office:value-type="string" table:style-name="ce1">
            <text:p>BLOQUE(10)K1295:No.pruebas diag.espirometr¡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6</text:p>
          </table:table-cell>
          <table:table-cell office:value-type="string" table:style-name="ce1">
            <text:p>BLOQUE(10)K1296:No.pruebas diag.espirometr¡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7</text:p>
          </table:table-cell>
          <table:table-cell office:value-type="string" table:style-name="ce1">
            <text:p>BLOQUE(10)K1297:No.pruebas diag.espirometr¡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8</text:p>
          </table:table-cell>
          <table:table-cell office:value-type="string" table:style-name="ce1">
            <text:p>BLOQUE(10)K1298:No.pruebas diag.espirometr¡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299</text:p>
          </table:table-cell>
          <table:table-cell office:value-type="string" table:style-name="ce1">
            <text:p>BLOQUE(10)K1299:No.pruebas diag.ergonometr¡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0</text:p>
          </table:table-cell>
          <table:table-cell office:value-type="string" table:style-name="ce1">
            <text:p>BLOQUE(10)K1300:No.pruebas diag.ergonometr¡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1</text:p>
          </table:table-cell>
          <table:table-cell office:value-type="string" table:style-name="ce1">
            <text:p>BLOQUE(10)K1301:No.pruebas diag.ergonometr¡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2</text:p>
          </table:table-cell>
          <table:table-cell office:value-type="string" table:style-name="ce1">
            <text:p>BLOQUE(10)K1302:No.pruebas diag.ergonometr¡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3</text:p>
          </table:table-cell>
          <table:table-cell office:value-type="string" table:style-name="ce1">
            <text:p>BLOQUE(10)K1303:No.pruebas diag.endoscop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4</text:p>
          </table:table-cell>
          <table:table-cell office:value-type="string" table:style-name="ce1">
            <text:p>BLOQUE(10)K1304:No.pruebas diag.endoscopi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5</text:p>
          </table:table-cell>
          <table:table-cell office:value-type="string" table:style-name="ce1">
            <text:p>BLOQUE(10)K1305:No.pruebas diag.endoscopi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6</text:p>
          </table:table-cell>
          <table:table-cell office:value-type="string" table:style-name="ce1">
            <text:p>BLOQUE(10)K1306:No.pruebas diag.endoscopi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7</text:p>
          </table:table-cell>
          <table:table-cell office:value-type="string" table:style-name="ce1">
            <text:p>BLOQUE(10)K1307:No.pruebas diag.colonoscop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8</text:p>
          </table:table-cell>
          <table:table-cell office:value-type="string" table:style-name="ce1">
            <text:p>BLOQUE(10)K1308:No.pruebas diag.colonoscopi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09</text:p>
          </table:table-cell>
          <table:table-cell office:value-type="string" table:style-name="ce1">
            <text:p>BLOQUE(10)K1309:No.pruebas diag.colonoscopi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0</text:p>
          </table:table-cell>
          <table:table-cell office:value-type="string" table:style-name="ce1">
            <text:p>BLOQUE(10)K1310:No.pruebas diag.colonoscopi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5</text:p>
          </table:table-cell>
          <table:table-cell office:value-type="string" table:style-name="ce1">
            <text:p>BLOQUE(10)K1315:No.pruebas diag.audiometr¡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6</text:p>
          </table:table-cell>
          <table:table-cell office:value-type="string" table:style-name="ce1">
            <text:p>BLOQUE(10)K1316:No.pruebas diag.audiometr¡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7</text:p>
          </table:table-cell>
          <table:table-cell office:value-type="string" table:style-name="ce1">
            <text:p>BLOQUE(10)K1317:No.pruebas diag.audiometr¡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8</text:p>
          </table:table-cell>
          <table:table-cell office:value-type="string" table:style-name="ce1">
            <text:p>BLOQUE(10)K1318:No.pruebas diag.audiometr¡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19</text:p>
          </table:table-cell>
          <table:table-cell office:value-type="string" table:style-name="ce1">
            <text:p>BLOQUE(10)K1319:No.pruebas diag.electromiogram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0</text:p>
          </table:table-cell>
          <table:table-cell office:value-type="string" table:style-name="ce1">
            <text:p>BLOQUE(10)K1320:No.pruebas diag.electromiogram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1</text:p>
          </table:table-cell>
          <table:table-cell office:value-type="string" table:style-name="ce1">
            <text:p>BLOQUE(10)K1321:No.pruebas diag.electromiogram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2</text:p>
          </table:table-cell>
          <table:table-cell office:value-type="string" table:style-name="ce1">
            <text:p>BLOQUE(10)K1322:No.pruebas diag.electromiogramas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3</text:p>
          </table:table-cell>
          <table:table-cell office:value-type="string" table:style-name="ce1">
            <text:p>BLOQUE(10)K1323:No.prueb.diag.radiois.gammagraf¡a tiroide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4</text:p>
          </table:table-cell>
          <table:table-cell office:value-type="string" table:style-name="ce1">
            <text:p>BLOQUE(10)K1324:No.prueb.diag.radiois.gammagraf¡a tiroide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5</text:p>
          </table:table-cell>
          <table:table-cell office:value-type="string" table:style-name="ce1">
            <text:p>BLOQUE(10)K1325:No.prueb.diag.radiois.gammagraf¡a tiroide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6</text:p>
          </table:table-cell>
          <table:table-cell office:value-type="string" table:style-name="ce1">
            <text:p>BLOQUE(10)K1326:No.prueb.diag.radiois.gammagraf¡a ¢se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7</text:p>
          </table:table-cell>
          <table:table-cell office:value-type="string" table:style-name="ce1">
            <text:p>BLOQUE(10)K1327:No.prueb.diag.radiois.gammagraf¡a ¢se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8</text:p>
          </table:table-cell>
          <table:table-cell office:value-type="string" table:style-name="ce1">
            <text:p>BLOQUE(10)K1328:No.prueb.diag.radiois.gammagraf¡a ¢se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29</text:p>
          </table:table-cell>
          <table:table-cell office:value-type="string" table:style-name="ce1">
            <text:p>BLOQUE(10)K1329:No.prueb.diag.radiois.gammagraf¡a renal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0</text:p>
          </table:table-cell>
          <table:table-cell office:value-type="string" table:style-name="ce1">
            <text:p>BLOQUE(10)K1330:No.prueb.diag.radiois.gammagraf¡a renal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1</text:p>
          </table:table-cell>
          <table:table-cell office:value-type="string" table:style-name="ce1">
            <text:p>BLOQUE(10)K1331:No.prueb.diag.radiois.gammagraf¡a renal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2</text:p>
          </table:table-cell>
          <table:table-cell office:value-type="string" table:style-name="ce1">
            <text:p>BLOQUE(10)K1332:No.prueb.diag.radiois.gammagraf¡a otros ¢rgan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3</text:p>
          </table:table-cell>
          <table:table-cell office:value-type="string" table:style-name="ce1">
            <text:p>BLOQUE(10)K1333:No.prueb.diag.radiois.gammagraf¡a otros ¢rgano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4</text:p>
          </table:table-cell>
          <table:table-cell office:value-type="string" table:style-name="ce1">
            <text:p>BLOQUE(10)K1334:No.prueb.diag.radiois.gammagraf¡a otros ¢rgano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5</text:p>
          </table:table-cell>
          <table:table-cell office:value-type="string" table:style-name="ce1">
            <text:p>BLOQUE(10)K1335:No.pruebas diag.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6</text:p>
          </table:table-cell>
          <table:table-cell office:value-type="string" table:style-name="ce1">
            <text:p>BLOQUE(10)K1336:No.pruebas diag.otros(especifique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7</text:p>
          </table:table-cell>
          <table:table-cell office:value-type="string" table:style-name="ce1">
            <text:p>BLOQUE(10)K1337:No.pruebas diag.otros(especifique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8</text:p>
          </table:table-cell>
          <table:table-cell office:value-type="string" table:style-name="ce1">
            <text:p>BLOQUE(10)K1338:No.pruebas diag.otros(especifique)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39</text:p>
          </table:table-cell>
          <table:table-cell office:value-type="string" table:style-name="ce1">
            <text:p>BLOQUE(10)K1339:No.Pruebas Diag.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0</text:p>
          </table:table-cell>
          <table:table-cell office:value-type="string" table:style-name="ce1">
            <text:p>BLOQUE(10)K1340:No.Pruebas Diag. Consulta Exter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1</text:p>
          </table:table-cell>
          <table:table-cell office:value-type="string" table:style-name="ce1">
            <text:p>BLOQUE(10)K1341:No.Pruebas Diag. Hospita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2</text:p>
          </table:table-cell>
          <table:table-cell office:value-type="string" table:style-name="ce1">
            <text:p>BLOQUE(10)K1342:No.Pruebas Diag. Emergen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3</text:p>
          </table:table-cell>
          <table:table-cell office:value-type="string" table:style-name="ce1">
            <text:p>BLOQUE(11)K1343:Equipos de Tratamiento equipo de Fisi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4</text:p>
          </table:table-cell>
          <table:table-cell office:value-type="string" table:style-name="ce1">
            <text:p>BLOQUE(11)K1344:Equipos de tratamiento equipo de electroshock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4c</text:p>
          </table:table-cell>
          <table:table-cell office:value-type="string" table:style-name="ce1">
            <text:p>BLOQUE(11)K1344c:Equipos de tratamiento equipo de electro 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5</text:p>
          </table:table-cell>
          <table:table-cell office:value-type="string" table:style-name="ce1">
            <text:p>BLOQUE(11)K1345:Equipos de Tratamiento Equipo de Di lisi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6</text:p>
          </table:table-cell>
          <table:table-cell office:value-type="string" table:style-name="ce1">
            <text:p>BLOQUE(11)K1346:Equipos de tratamiento equipo de litotritor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6d</text:p>
          </table:table-cell>
          <table:table-cell office:value-type="string" table:style-name="ce1">
            <text:p>BLOQUE(11)K1346d:Equipos de tratamiento equipo de quimi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7</text:p>
          </table:table-cell>
          <table:table-cell office:value-type="string" table:style-name="ce1">
            <text:p>BLOQUE(11)K1347:Equipos de Tratamient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8</text:p>
          </table:table-cell>
          <table:table-cell office:value-type="string" table:style-name="ce1">
            <text:p>BLOQUE(11)K1348:No.tratam.fisioterapia electr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49</text:p>
          </table:table-cell>
          <table:table-cell office:value-type="string" table:style-name="ce1">
            <text:p>BLOQUE(11)K1349:No.tratam.fisioterapia electroterapi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0</text:p>
          </table:table-cell>
          <table:table-cell office:value-type="string" table:style-name="ce1">
            <text:p>BLOQUE(11)K1350:No.tratam.fisioterapia electroterapi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1</text:p>
          </table:table-cell>
          <table:table-cell office:value-type="string" table:style-name="ce1">
            <text:p>BLOQUE(11)K1351:No.tratam.fisioterapia hidr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2</text:p>
          </table:table-cell>
          <table:table-cell office:value-type="string" table:style-name="ce1">
            <text:p>BLOQUE(11)K1352:No.tratam.fisioterapia hidroterapi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3</text:p>
          </table:table-cell>
          <table:table-cell office:value-type="string" table:style-name="ce1">
            <text:p>BLOQUE(11)K1353:No.tratam.fisioterapia hidroterapi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4</text:p>
          </table:table-cell>
          <table:table-cell office:value-type="string" table:style-name="ce1">
            <text:p>BLOQUE(11)K1354:No.tratam.fisioterapia ejer.terape£t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5</text:p>
          </table:table-cell>
          <table:table-cell office:value-type="string" table:style-name="ce1">
            <text:p>BLOQUE(11)K1355:No.tratam.fisioterapia ejer.terape£tico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6</text:p>
          </table:table-cell>
          <table:table-cell office:value-type="string" table:style-name="ce1">
            <text:p>BLOQUE(11)K1356:No.tratam.fisioterapia ejer.terape£tico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7</text:p>
          </table:table-cell>
          <table:table-cell office:value-type="string" table:style-name="ce1">
            <text:p>BLOQUE(11)K1357:No.tratam.fisioterapia parafi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8</text:p>
          </table:table-cell>
          <table:table-cell office:value-type="string" table:style-name="ce1">
            <text:p>BLOQUE(11)K1358:No.tratam.fisioterapia parafin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59</text:p>
          </table:table-cell>
          <table:table-cell office:value-type="string" table:style-name="ce1">
            <text:p>BLOQUE(11)K1359:No.tratam.fisioterapia parafin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0</text:p>
          </table:table-cell>
          <table:table-cell office:value-type="string" table:style-name="ce1">
            <text:p>BLOQUE(11)K1360:No.tratam.fisioterapia compresas qu¡m.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1</text:p>
          </table:table-cell>
          <table:table-cell office:value-type="string" table:style-name="ce1">
            <text:p>BLOQUE(11)K1361:No.tratam.fisioterapia compresas qu¡m.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2</text:p>
          </table:table-cell>
          <table:table-cell office:value-type="string" table:style-name="ce1">
            <text:p>BLOQUE(11)K1362:No.tratam.fisioterapia compresas qu¡m.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3</text:p>
          </table:table-cell>
          <table:table-cell office:value-type="string" table:style-name="ce1">
            <text:p>BLOQUE(11)K1363:No.tratam.fisioterapia term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4</text:p>
          </table:table-cell>
          <table:table-cell office:value-type="string" table:style-name="ce1">
            <text:p>BLOQUE(11)K1364:No.tratam.fisioterapia termoterapi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5</text:p>
          </table:table-cell>
          <table:table-cell office:value-type="string" table:style-name="ce1">
            <text:p>BLOQUE(11)K1365:No.tratam.fisioterapia termoterapi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6</text:p>
          </table:table-cell>
          <table:table-cell office:value-type="string" table:style-name="ce1">
            <text:p>BLOQUE(11)K1366:No.tratam.fisioterapia otros(especifique)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7</text:p>
          </table:table-cell>
          <table:table-cell office:value-type="string" table:style-name="ce1">
            <text:p>BLOQUE(11)K1367:No.tratam.fisioterapia otros(especifique)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8</text:p>
          </table:table-cell>
          <table:table-cell office:value-type="string" table:style-name="ce1">
            <text:p>BLOQUE(11)K1368:No.tratam.fisioterapia otros(especifique)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69</text:p>
          </table:table-cell>
          <table:table-cell office:value-type="string" table:style-name="ce1">
            <text:p>BLOQUE(11)K1369:No.Tratam.Fisioterap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0</text:p>
          </table:table-cell>
          <table:table-cell office:value-type="string" table:style-name="ce1">
            <text:p>BLOQUE(11)K1370:No.Tratam.Fisioterapia Consulta Extern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1</text:p>
          </table:table-cell>
          <table:table-cell office:value-type="string" table:style-name="ce1">
            <text:p>BLOQUE(11)K1371:No.Tratam.Fisioterapia Hospita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2</text:p>
          </table:table-cell>
          <table:table-cell office:value-type="string" table:style-name="ce1">
            <text:p>BLOQUE(11)K1372:No.Otros Tratam.Terapia del Lenguaj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3</text:p>
          </table:table-cell>
          <table:table-cell office:value-type="string" table:style-name="ce1">
            <text:p>BLOQUE(11)K1373:No.Otros Tratam.Terapia Respirato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4</text:p>
          </table:table-cell>
          <table:table-cell office:value-type="string" table:style-name="ce1">
            <text:p>BLOQUE(11)K1374:No.Otros Tratam.Terapia Ocupacio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5</text:p>
          </table:table-cell>
          <table:table-cell office:value-type="string" table:style-name="ce1">
            <text:p>BLOQUE(11)K1375:No.Otros Tratam.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6a</text:p>
          </table:table-cell>
          <table:table-cell office:value-type="string" table:style-name="ce1">
            <text:p>BLOQUE(11)K1376a:No.tratamientos de di lisis y hemodialisis uso inec (ACTUALIZADA 201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7a</text:p>
          </table:table-cell>
          <table:table-cell office:value-type="string" table:style-name="ce1">
            <text:p>BLOQUE(11)K1377a:No.tratamientos de di lisis y hemodialisis cons.externa (ACTUALIZADA 201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8a</text:p>
          </table:table-cell>
          <table:table-cell office:value-type="string" table:style-name="ce1">
            <text:p>BLOQUE(11)K1378a:No.tratamientos de di lisis y hemodialisis hospitalizaci¢n (ACTUALIZADA 201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6b</text:p>
          </table:table-cell>
          <table:table-cell office:value-type="string" table:style-name="ce1">
            <text:p>BLOQUE(11)K1376b:No.tratamientos de quimioterapia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7b</text:p>
          </table:table-cell>
          <table:table-cell office:value-type="string" table:style-name="ce1">
            <text:p>BLOQUE(11)K1377b:No.tratamientos de quimioterapia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8b</text:p>
          </table:table-cell>
          <table:table-cell office:value-type="string" table:style-name="ce1">
            <text:p>BLOQUE(11)K1378b:No.tratamientos de quimioterapia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6c</text:p>
          </table:table-cell>
          <table:table-cell office:value-type="string" table:style-name="ce1">
            <text:p>BLOQUE(11)K1376c:No.tratamientos de radioterapia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7c</text:p>
          </table:table-cell>
          <table:table-cell office:value-type="string" table:style-name="ce1">
            <text:p>BLOQUE(11)K1377c:No.tratamientos de radioterapia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8c</text:p>
          </table:table-cell>
          <table:table-cell office:value-type="string" table:style-name="ce1">
            <text:p>BLOQUE(11)K1378c:No.tratamientos de radioterapia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6d</text:p>
          </table:table-cell>
          <table:table-cell office:value-type="string" table:style-name="ce1">
            <text:p>BLOQUE(11)K1376d:No.tratamientos de Otr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7d</text:p>
          </table:table-cell>
          <table:table-cell office:value-type="string" table:style-name="ce1">
            <text:p>BLOQUE(11)K1377d:No.tratamientos de Otros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8d</text:p>
          </table:table-cell>
          <table:table-cell office:value-type="string" table:style-name="ce1">
            <text:p>BLOQUE(11)K1378d:No.tratamientos de Otros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6</text:p>
          </table:table-cell>
          <table:table-cell office:value-type="string" table:style-name="ce1">
            <text:p>BLOQUE(11)K1376:Total de tratamientos di lisis y quimio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7</text:p>
          </table:table-cell>
          <table:table-cell office:value-type="string" table:style-name="ce1">
            <text:p>BLOQUE(11)K1377:Total de tratamientos di lisis y quimio cons.exter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8</text:p>
          </table:table-cell>
          <table:table-cell office:value-type="string" table:style-name="ce1">
            <text:p>BLOQUE(11)K1378:Total de tratamientos di lisis y quimio hospitaliz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79</text:p>
          </table:table-cell>
          <table:table-cell office:value-type="string" table:style-name="ce1">
            <text:p>BLOQUE(12)K1379:N£mero Ambientes Fisicos Salas de Operaciones (Quir¢fanos generales y de emergencia)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0</text:p>
          </table:table-cell>
          <table:table-cell office:value-type="string" table:style-name="ce1">
            <text:p>BLOQUE(12)K1380:N£mero Ambientes Fisicos Salas de Cuidados Intensiv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1</text:p>
          </table:table-cell>
          <table:table-cell office:value-type="string" table:style-name="ce1">
            <text:p>BLOQUE(12)K1381:N£mero Ambientes Fisicos Salas de Cuidados Intermedi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2</text:p>
          </table:table-cell>
          <table:table-cell office:value-type="string" table:style-name="ce1">
            <text:p>BLOQUE(12)K1382:N£mero Ambientes Fisicos Salas de Par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3</text:p>
          </table:table-cell>
          <table:table-cell office:value-type="string" table:style-name="ce1">
            <text:p>BLOQUE(12)K1383:N£mero Ambientes Fisic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4</text:p>
          </table:table-cell>
          <table:table-cell office:value-type="string" table:style-name="ce1">
            <text:p>BLOQUE(12)K1384:N£mero de Equipos Mesas de Operacio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5</text:p>
          </table:table-cell>
          <table:table-cell office:value-type="string" table:style-name="ce1">
            <text:p>BLOQUE(12)K1385:N£mero de equipos equipos de anest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6</text:p>
          </table:table-cell>
          <table:table-cell office:value-type="string" table:style-name="ce1">
            <text:p>BLOQUE(12)K1386:N£mero de equipos monito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7</text:p>
          </table:table-cell>
          <table:table-cell office:value-type="string" table:style-name="ce1">
            <text:p>BLOQUE(12)K1387:N£mero de equipos electrobistur¡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8</text:p>
          </table:table-cell>
          <table:table-cell office:value-type="string" table:style-name="ce1">
            <text:p>BLOQUE(12)K1388:N£mero de equipos electrocaute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89</text:p>
          </table:table-cell>
          <table:table-cell office:value-type="string" table:style-name="ce1">
            <text:p>BLOQUE(12)K1389:N£mero de equipos l mpara ciel¡t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0</text:p>
          </table:table-cell>
          <table:table-cell office:value-type="string" table:style-name="ce1">
            <text:p>BLOQUE(12)K1390:N£mero de equipos coche de pa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1</text:p>
          </table:table-cell>
          <table:table-cell office:value-type="string" table:style-name="ce1">
            <text:p>BLOQUE(12)K1391:N£mero de equipos coche de cardioreanim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2</text:p>
          </table:table-cell>
          <table:table-cell office:value-type="string" table:style-name="ce1">
            <text:p>BLOQUE(12)K1392:N£mero de equipos equipo de fibril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3</text:p>
          </table:table-cell>
          <table:table-cell office:value-type="string" table:style-name="ce1">
            <text:p>BLOQUE(12)K1393:N£mero de equipos torre de laparoscop¡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4</text:p>
          </table:table-cell>
          <table:table-cell office:value-type="string" table:style-name="ce1">
            <text:p>BLOQUE(12)K1394:N£mero de equipos equipo de la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5</text:p>
          </table:table-cell>
          <table:table-cell office:value-type="string" table:style-name="ce1">
            <text:p>BLOQUE(12)K1395:N£mero de equipos respir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6</text:p>
          </table:table-cell>
          <table:table-cell office:value-type="string" table:style-name="ce1">
            <text:p>BLOQUE(12)K1396:N£mero de equipos succion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7</text:p>
          </table:table-cell>
          <table:table-cell office:value-type="string" table:style-name="ce1">
            <text:p>BLOQUE(12)K1397:N£mero de equipos mesas ginecol¢gic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8</text:p>
          </table:table-cell>
          <table:table-cell office:value-type="string" table:style-name="ce1">
            <text:p>BLOQUE(12)K1398:N£mero de Equipos Cunas de Calor Radia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399</text:p>
          </table:table-cell>
          <table:table-cell office:value-type="string" table:style-name="ce1">
            <text:p>BLOQUE(12)K1399:N£mero de Equipos Termocu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0</text:p>
          </table:table-cell>
          <table:table-cell office:value-type="string" table:style-name="ce1">
            <text:p>BLOQUE(12)K1400:N£mero de Equipos Incubadoras Norm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1</text:p>
          </table:table-cell>
          <table:table-cell office:value-type="string" table:style-name="ce1">
            <text:p>BLOQUE(12)K1401:N£mero de Equipos Incubadoras de Transp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2</text:p>
          </table:table-cell>
          <table:table-cell office:value-type="string" table:style-name="ce1">
            <text:p>BLOQUE(12)K1402:N£mero de equipos otros(especifiqu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3</text:p>
          </table:table-cell>
          <table:table-cell office:value-type="string" table:style-name="ce1">
            <text:p>BLOQUE(12)K1403:N£mero de Equipos Cirug¡a y Obstetric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4</text:p>
          </table:table-cell>
          <table:table-cell office:value-type="string" table:style-name="ce1">
            <text:p>BLOQUE(12)K1404:N£mero de equipos de esterilizaci¢n esterilizador en se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5</text:p>
          </table:table-cell>
          <table:table-cell office:value-type="string" table:style-name="ce1">
            <text:p>BLOQUE(12)K1405:N£mero de equipos de esterilizaci¢n autocla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6</text:p>
          </table:table-cell>
          <table:table-cell office:value-type="string" table:style-name="ce1">
            <text:p>BLOQUE(12)K1406:N£mero de equipos de esterilizaci¢n otros(especifiqu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7</text:p>
          </table:table-cell>
          <table:table-cell office:value-type="string" table:style-name="ce1">
            <text:p>BLOQUE(12)K1407:N£mero de equipos de esterilizaci¢n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8</text:p>
          </table:table-cell>
          <table:table-cell office:value-type="string" table:style-name="ce1">
            <text:p>BLOQUE(12)K1408:Otros Equipos Ambula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09</text:p>
          </table:table-cell>
          <table:table-cell office:value-type="string" table:style-name="ce1">
            <text:p>BLOQUE(12)K1409:Otros Equipos Veh¡culos de Transp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d</text:p>
          </table:table-cell>
          <table:table-cell office:value-type="string" table:style-name="ce1">
            <text:p>BLOQUE(12)K1410d:Otros Equipos Camas de recuperaci¢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e</text:p>
          </table:table-cell>
          <table:table-cell office:value-type="string" table:style-name="ce1">
            <text:p>BLOQUE(12)K1410e:Otros Equipos <text:s/>Camas de emerg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f</text:p>
          </table:table-cell>
          <table:table-cell office:value-type="string" table:style-name="ce1">
            <text:p>BLOQUE(12)K1410f:Otros Equipos <text:s/>Sillones (Quimioterapias, di lisis y otr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g</text:p>
          </table:table-cell>
          <table:table-cell office:value-type="string" table:style-name="ce1">
            <text:p>BLOQUE(12)K1410g:Otros Equipos Camill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h</text:p>
          </table:table-cell>
          <table:table-cell office:value-type="string" table:style-name="ce1">
            <text:p>BLOQUE(12)K1410h:Otros Equipos Sillas para nebulizacio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i</text:p>
          </table:table-cell>
          <table:table-cell office:value-type="string" table:style-name="ce1">
            <text:p>BLOQUE(12)K1410i:Otros Equipos Balanzas de recien naci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j</text:p>
          </table:table-cell>
          <table:table-cell office:value-type="string" table:style-name="ce1">
            <text:p>BLOQUE(12)K1410j:Otros Equipos Balanzas de pedes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k</text:p>
          </table:table-cell>
          <table:table-cell office:value-type="string" table:style-name="ce1">
            <text:p>BLOQUE(12)K1410k:Otros Equipos Tensiometros de pedes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l</text:p>
          </table:table-cell>
          <table:table-cell office:value-type="string" table:style-name="ce1">
            <text:p>BLOQUE(12)K1410l:Otros Equipos Tensiometros de par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m</text:p>
          </table:table-cell>
          <table:table-cell office:value-type="string" table:style-name="ce1">
            <text:p>BLOQUE(12)K1410m:Otros Equipos Fonendoscop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n</text:p>
          </table:table-cell>
          <table:table-cell office:value-type="string" table:style-name="ce1">
            <text:p>BLOQUE(12)K1410n:Otros Equipos Refrigeradoras (uso de medicament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o</text:p>
          </table:table-cell>
          <table:table-cell office:value-type="string" table:style-name="ce1">
            <text:p>BLOQUE(12)K1410o:Vaporizador (uso de medicament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p</text:p>
          </table:table-cell>
          <table:table-cell office:value-type="string" table:style-name="ce1">
            <text:p>BLOQUE(12)K1410p:Tensiometro digital (uso de medicament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q</text:p>
          </table:table-cell>
          <table:table-cell office:value-type="string" table:style-name="ce1">
            <text:p>BLOQUE(12)K1410q:Shailon (uso de medicament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0</text:p>
          </table:table-cell>
          <table:table-cell office:value-type="string" table:style-name="ce1">
            <text:p>BLOQUE(12)K1410:Otros Equipos Otros (especifiqu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1</text:p>
          </table:table-cell>
          <table:table-cell office:value-type="string" table:style-name="ce1">
            <text:p>BLOQUE(12)K1411:Otros Equipos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2</text:p>
          </table:table-cell>
          <table:table-cell office:value-type="string" table:style-name="ce1">
            <text:p>BLOQUE(13)K1412:Act.vig.sanitaria vivien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3</text:p>
          </table:table-cell>
          <table:table-cell office:value-type="string" table:style-name="ce1">
            <text:p>BLOQUE(13)K1413:Act.vig.sanitaria establec.educacion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4</text:p>
          </table:table-cell>
          <table:table-cell office:value-type="string" table:style-name="ce1">
            <text:p>BLOQUE(13)K1414:Act.vig.sanitaria establec.p£blicos en gene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5</text:p>
          </table:table-cell>
          <table:table-cell office:value-type="string" table:style-name="ce1">
            <text:p>BLOQUE(13)K1415:Act.vig.sanitaria establec.expendio de alimen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6</text:p>
          </table:table-cell>
          <table:table-cell office:value-type="string" table:style-name="ce1">
            <text:p>BLOQUE(13)K1416:Act.vig.sanitaria otros(especifiqu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7</text:p>
          </table:table-cell>
          <table:table-cell office:value-type="string" table:style-name="ce1">
            <text:p>BLOQUE(13)K1417:Act.Vig.Sanitaria Uso In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8</text:p>
          </table:table-cell>
          <table:table-cell office:value-type="string" table:style-name="ce1">
            <text:p>BLOQUE(14)K1418:Act.trabajo social entrevist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19</text:p>
          </table:table-cell>
          <table:table-cell office:value-type="string" table:style-name="ce1">
            <text:p>BLOQUE(14)K1419:Act.trabajo social visitas domiciliarias efecti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0</text:p>
          </table:table-cell>
          <table:table-cell office:value-type="string" table:style-name="ce1">
            <text:p>BLOQUE(14)K1420:Act.trabajo social visitas domiciliarias inefecti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1</text:p>
          </table:table-cell>
          <table:table-cell office:value-type="string" table:style-name="ce1">
            <text:p>BLOQUE(14)K1421:Act.trabajo social gestiones intra institucion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2</text:p>
          </table:table-cell>
          <table:table-cell office:value-type="string" table:style-name="ce1">
            <text:p>BLOQUE(14)K1422:Act.trabajo social gestiones extra institucion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3</text:p>
          </table:table-cell>
          <table:table-cell office:value-type="string" table:style-name="ce1">
            <text:p>BLOQUE(14)K1423:Act.trabajo social servicio social a la comunid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1424</text:p>
          </table:table-cell>
          <table:table-cell office:value-type="string" table:style-name="ce1">
            <text:p>BLOQUE(14)K1424:Act.Trabajo Social Uso Inec</text:p>
          </table:table-cell>
          <table:table-cell table:number-columns-repeated="16382"/>
        </table:table-row>
        <table:table-row table:number-rows-repeated="10466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EC Diego Benavides</meta:initial-creator>
    <dc:creator>INEC Gabriela Lugmaña</dc:creator>
    <meta:creation-date>2022-04-27T14:52:39Z</meta:creation-date>
    <dc:date>2022-06-14T19:55:37Z</dc:date>
  </office:meta>
</office:document-meta>
</file>